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Dialogs/Standard/FormExibirPesquisa.xml"/>
  <manifest:file-entry manifest:media-type="text/xml" manifest:full-path="Dialogs/Standard/FormSobre.xml"/>
  <manifest:file-entry manifest:media-type="text/xml" manifest:full-path="Dialogs/Standard/dialog-lb.xml"/>
  <manifest:file-entry manifest:media-type="text/xml" manifest:full-path="Dialogs/Standard/FormListarRG.xml"/>
  <manifest:file-entry manifest:media-type="text/xml" manifest:full-path="Dialogs/Standard/FormMostrarNome.xml"/>
  <manifest:file-entry manifest:media-type="text/xml" manifest:full-path="Dialogs/dialog-lc.xml"/>
  <manifest:file-entry manifest:media-type="text/xml" manifest:full-path="settings.xml"/>
  <manifest:file-entry manifest:media-type="text/xml" manifest:full-path="Basic/Standard/Interface.xml"/>
  <manifest:file-entry manifest:media-type="text/xml" manifest:full-path="Basic/Standard/AcessaSp.xml"/>
  <manifest:file-entry manifest:media-type="text/xml" manifest:full-path="Basic/Standard/script-lb.xml"/>
  <manifest:file-entry manifest:media-type="text/xml" manifest:full-path="Basic/Standard/Funcoes.xml"/>
  <manifest:file-entry manifest:media-type="text/xml" manifest:full-path="Basic/script-lc.xml"/>
  <manifest:file-entry manifest:media-type="text/xml" manifest:full-path="content.xml"/>
  <manifest:file-entry manifest:media-type="image/png" manifest:full-path="Thumbnails/thumbnail.png"/>
  <manifest:file-entry manifest:media-type="" manifest:full-path="Configurations2/toolbar/custom_toolbar_1.xml"/>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Bitstream Vera Sans1" svg:font-family="'Bitstream Vera Sans'"/>
    <style:font-face style:name="Bitstream Vera Serif" svg:font-family="'Bitstream Vera Serif'"/>
    <style:font-face style:name="Bitstream Vera Sans3" svg:font-family="'Bitstream Vera Sans'" style:font-family-generic="decorative"/>
    <style:font-face style:name="Courier New" svg:font-family="'Courier New'" style:font-family-generic="modern" style:font-pitch="fixed"/>
    <style:font-face style:name="Bitstream Vera Sans Mono" svg:font-family="'Bitstream Vera Sans Mono'" style:font-family-generic="swiss" style:font-pitch="fixed"/>
    <style:font-face style:name="Bitstream Vera Sans2" svg:font-family="'Bitstream Vera Sans'" style:font-pitch="variable"/>
    <style:font-face style:name="Lucidasans" svg:font-family="Lucidasan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4" style:family="table-column">
      <style:table-column-properties fo:break-before="auto" style:column-width="2.963cm"/>
    </style:style>
    <style:style style:name="co15" style:family="table-column">
      <style:table-column-properties fo:break-before="auto" style:column-width="3.671cm"/>
    </style:style>
    <style:style style:name="co16" style:family="table-column">
      <style:table-column-properties fo:break-before="auto" style:column-width="9.49cm"/>
    </style:style>
    <style:style style:name="co17" style:family="table-column">
      <style:table-column-properties fo:break-before="auto" style:column-width="3.161cm"/>
    </style:style>
    <style:style style:name="co18" style:family="table-column">
      <style:table-column-properties fo:break-before="auto" style:column-width="2.854cm"/>
    </style:style>
    <style:style style:name="co13" style:family="table-column">
      <style:table-column-properties fo:break-before="auto" style:column-width="2.267cm"/>
    </style:style>
    <style:style style:name="co19" style:family="table-column">
      <style:table-column-properties fo:break-before="auto" style:column-width="6.807cm"/>
    </style:style>
    <style:style style:name="co20" style:family="table-column">
      <style:table-column-properties fo:break-before="auto" style:column-width="2.718cm"/>
    </style:style>
    <style:style style:name="co9" style:family="table-column">
      <style:table-column-properties fo:break-before="auto" style:column-width="8.16cm"/>
    </style:style>
    <style:style style:name="co10" style:family="table-column">
      <style:table-column-properties fo:break-before="auto" style:column-width="2.223cm"/>
    </style:style>
    <style:style style:name="co11" style:family="table-column">
      <style:table-column-properties fo:break-before="auto" style:column-width="1.914cm"/>
    </style:style>
    <style:style style:name="co12" style:family="table-column">
      <style:table-column-properties fo:break-before="auto" style:column-width="4.688cm"/>
    </style:style>
    <style:style style:name="co21" style:family="table-column">
      <style:table-column-properties fo:break-before="auto" style:column-width="3.219cm"/>
    </style:style>
    <style:style style:name="co22" style:family="table-column">
      <style:table-column-properties fo:break-before="auto" style:column-width="1.977cm"/>
    </style:style>
    <style:style style:name="co23" style:family="table-column">
      <style:table-column-properties fo:break-before="auto" style:column-width="1.998cm"/>
    </style:style>
    <style:style style:name="co24" style:family="table-column">
      <style:table-column-properties fo:break-before="auto" style:column-width="3.842cm"/>
    </style:style>
    <style:style style:name="co25" style:family="table-column">
      <style:table-column-properties fo:break-before="auto" style:column-width="0.931cm"/>
    </style:style>
    <style:style style:name="co26" style:family="table-column">
      <style:table-column-properties fo:break-before="auto" style:column-width="6.043cm"/>
    </style:style>
    <style:style style:name="co27" style:family="table-column">
      <style:table-column-properties fo:break-before="auto" style:column-width="2.118cm"/>
    </style:style>
    <style:style style:name="co28" style:family="table-column">
      <style:table-column-properties fo:break-before="auto" style:column-width="2.378cm"/>
    </style:style>
    <style:style style:name="co29" style:family="table-column">
      <style:table-column-properties fo:break-before="auto" style:column-width="2.258cm"/>
    </style:style>
    <style:style style:name="ro6" style:family="table-row">
      <style:table-row-properties style:row-height="0.512cm" fo:break-before="auto" style:use-optimal-row-height="true"/>
    </style:style>
    <style:style style:name="ro5" style:family="table-row">
      <style:table-row-properties style:row-height="0.427cm" fo:break-before="auto" style:use-optimal-row-height="false"/>
    </style:style>
    <style:style style:name="ro1" style:family="table-row">
      <style:table-row-properties style:row-height="0.427cm" fo:break-before="auto" style:use-optimal-row-height="true"/>
    </style:style>
    <style:style style:name="ro4" style:family="table-row">
      <style:table-row-properties style:row-height="0.452cm" fo:break-before="auto" style:use-optimal-row-height="true"/>
    </style:style>
    <style:style style:name="ro7" style:family="table-row">
      <style:table-row-properties style:row-height="0.43cm" fo:break-before="auto" style:use-optimal-row-height="false"/>
    </style:style>
    <style:style style:name="ro8" style:family="table-row">
      <style:table-row-properties style:row-height="0.841cm" fo:break-before="auto" style:use-optimal-row-height="true"/>
    </style:style>
    <style:style style:name="ro9" style:family="table-row">
      <style:table-row-properties style:row-height="0.536cm" fo:break-before="auto" style:use-optimal-row-height="true"/>
    </style:style>
    <style:style style:name="ta2" style:family="table" style:master-page-name="TAB_5f_CADASTROS">
      <style:table-properties table:display="true" style:writing-mode="lr-tb"/>
    </style:style>
    <style:style style:name="ta3" style:family="table" style:master-page-name="TAB_5f_ACESSOS">
      <style:table-properties table:display="true" style:writing-mode="lr-tb"/>
    </style:style>
    <number:number-style style:name="N1">
      <number:number number:decimal-places="0" number:min-integer-digits="1"/>
    </number:number-style>
    <number:date-style style:name="N30" number:automatic-order="true" number:format-source="language">
      <number:day/>
      <number:text>/</number:text>
      <number:month/>
      <number:text>/</number:text>
      <number:year/>
    </number:date-style>
    <number:date-style style:name="N36" number:automatic-order="true">
      <number:day number:style="long"/>
      <number:text>/</number:text>
      <number:month number:style="long"/>
      <number:text>/</number:text>
      <number:year number:style="long"/>
    </number:date-style>
    <number:date-style style:name="N37" number:automatic-order="true">
      <number:day number:style="long"/>
      <number:text>/</number:text>
      <number:month number:style="long"/>
      <number:text>/</number:text>
      <number:year/>
    </number:date-style>
    <number:time-style style:name="N41">
      <number:hours number:style="long"/>
      <number:text>:</number:text>
      <number:minutes number:style="long"/>
      <number:text>:</number:text>
      <number:seconds number:style="long"/>
    </number:time-style>
    <number:text-style style:name="N100">
      <number:text-content/>
    </number:text-style>
    <style:style style:name="ce44" style:family="table-cell" style:parent-style-name="Default" style:data-style-name="N36">
      <style:table-cell-properties style:glyph-orientation-vertical="0" fo:background-color="#666666" style:text-align-source="fix" style:repeat-content="false" fo:wrap-option="no-wrap" fo:border="none" style:direction="ltr" style:rotation-angle="0" style:rotation-align="none" style:vertical-align="automatic"/>
      <style:paragraph-properties fo:text-align="center" fo:margin-left="0cm" style:writing-mode="page"/>
      <style:text-properties fo:color="#000000" style:text-outline="true" style:text-line-through-style="none" style:text-position="" style:font-name="Courier New" fo:font-size="12pt" fo:font-style="normal" fo:text-shadow="1pt 1pt" style:text-underline-style="none" fo:font-weight="bold" style:font-size-asian="12pt" style:font-style-asian="normal" style:font-weight-asian="bold" style:font-size-complex="12pt" style:font-style-complex="normal" style:font-weight-complex="bold"/>
    </style:style>
    <style:style style:name="ce45" style:family="table-cell" style:parent-style-name="Default" style:data-style-name="N36">
      <style:table-cell-properties fo:background-color="#e6e6e6" fo:border="non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6" style:family="table-cell" style:parent-style-name="Default">
      <style:table-cell-properties fo:background-color="#e6e6e6"/>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7" style:family="table-cell" style:parent-style-name="Default" style:data-style-name="N37">
      <style:table-cell-properties fo:background-color="#e6e6e6"/>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ext-properties style:text-position="" style:font-name="Bitstream Vera Sans"/>
    </style:style>
    <style:style style:name="ce49" style:family="table-cell" style:parent-style-name="Default" style:data-style-name="N36">
      <style:table-cell-properties style:glyph-orientation-vertical="0" fo:background-color="#666666"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true" style:text-line-through-style="none" style:text-position="" style:font-name="Courier New" fo:font-size="12pt" fo:font-style="normal" fo:text-shadow="1pt 1pt" style:text-underline-style="none" fo:font-weight="bold" style:font-size-asian="12pt" style:font-style-asian="normal" style:font-weight-asian="bold" style:font-size-complex="12pt" style:font-style-complex="normal" style:font-weight-complex="bold"/>
    </style:style>
    <style:style style:name="ce50" style:family="table-cell" style:parent-style-name="Default" style:data-style-name="N36">
      <style:table-cell-properties fo:background-color="#cccccc"/>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1" style:family="table-cell" style:parent-style-name="Default" style:data-style-name="N36">
      <style:table-cell-properties style:glyph-orientation-vertical="0" fo:background-color="#cccccc" style:text-align-source="value-type" style:repeat-content="false" fo:wrap-option="wrap" style:direction="ltr" style:rotation-angle="0" style:rotation-align="none" style:vertical-align="automatic"/>
      <style:paragraph-properties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data-style-name="N30">
      <style:table-cell-properties style:glyph-orientation-vertical="0" fo:background-color="#cccccc" style:text-align-source="value-type" style:repeat-content="false" fo:wrap-option="wrap" style:direction="ltr" style:rotation-angle="0" style:rotation-align="none" style:vertical-align="automatic"/>
      <style:paragraph-properties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data-style-name="N0">
      <style:table-cell-properties fo:background-color="#cccccc"/>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4" style:family="table-cell" style:parent-style-name="Default" style:data-style-name="N36">
      <style:table-cell-properties fo:background-color="#c0c0c0"/>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5" style:family="table-cell" style:parent-style-name="Default">
      <style:table-cell-properties fo:background-color="#cccccc"/>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data-style-name="N100">
      <style:table-cell-properties style:glyph-orientation-vertical="0" fo:background-color="#666666"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true" style:text-line-through-style="none" style:text-position="" style:font-name="Courier New" fo:font-size="12pt" fo:font-style="normal" fo:text-shadow="1pt 1pt" style:text-underline-style="none" fo:font-weight="bold" style:font-size-asian="12pt" style:font-style-asian="normal" style:font-weight-asian="bold" style:font-size-complex="12pt" style:font-style-complex="normal" style:font-weight-complex="bold"/>
    </style:style>
    <style:style style:name="ce57" style:family="table-cell" style:parent-style-name="Default" style:data-style-name="N100">
      <style:table-cell-properties style:glyph-orientation-vertical="0" fo:background-color="#e6e6e6"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data-style-name="N0">
      <style:table-cell-properties style:glyph-orientation-vertical="0" fo:background-color="#e6e6e6"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data-style-name="N100">
      <style:table-cell-properties style:glyph-orientation-vertical="0" fo:background-color="#e6e6e6" style:text-align-source="value-type" style:repeat-content="false" fo:wrap-option="wrap" style:direction="ltr" style:rotation-angle="0" style:rotation-align="none" style:vertical-align="automatic"/>
      <style:paragraph-properties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0" style:family="table-cell" style:parent-style-name="Default" style:data-style-name="N1">
      <style:table-cell-properties style:glyph-orientation-vertical="0" fo:background-color="#e6e6e6"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1" style:family="table-cell" style:parent-style-name="Default">
      <style:table-cell-properties style:glyph-orientation-vertical="0" fo:background-color="#e6e6e6" style:text-align-source="value-type" style:repeat-content="false" fo:wrap-option="wrap" style:direction="ltr" style:rotation-angle="0" style:rotation-align="none" style:vertical-align="automatic"/>
      <style:paragraph-properties fo:margin-left="0cm" style:writing-mode="page"/>
      <style:text-properties fo:color="#000000" style:text-outline="false" style:text-line-through-style="none" style:text-position=""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2" style:family="table-cell" style:parent-style-name="Default">
      <style:table-cell-properties fo:background-color="#e6e6e6"/>
      <style:text-properties fo:color="#000000" style:text-outline="false" style:text-line-through-style="none" style:text-position="" style:font-name="Bitstream Vera Sans" fo:font-size="10pt" fo:font-style="normal" fo:text-shadow="none" style:text-underline-style="none" fo:font-weight="normal" style:font-name-asian="Bitstream Vera Sans2" style:font-size-asian="10pt" style:font-style-asian="normal" style:font-weight-asian="normal" style:font-name-complex="Lucidasans" style:font-size-complex="10pt" style:font-style-complex="normal" style:font-weight-complex="normal"/>
    </style:style>
    <style:style style:name="ce63" style:family="table-cell" style:parent-style-name="Default" style:data-style-name="N1">
      <style:table-cell-properties style:glyph-orientation-vertical="0" fo:background-color="#666666"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true" style:text-line-through-style="none" style:text-position="" style:font-name="Courier New" fo:font-size="12pt" fo:font-style="normal" fo:text-shadow="1pt 1pt"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5" style:family="table-cell" style:parent-style-name="Default" style:data-style-name="N1">
      <style:table-cell-properties style:glyph-orientation-vertical="0" fo:background-color="#cccccc" style:text-align-source="fix" style:repeat-content="false" fo:wrap-option="no-wrap" style:direction="ltr" style:rotation-angle="0" style:rotation-align="none" style:vertical-align="top"/>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6" style:family="table-cell" style:parent-style-name="Default" style:data-style-name="N1">
      <style:table-cell-properties style:glyph-orientation-vertical="0" fo:background-color="#cccccc" style:text-align-source="fix" style:repeat-content="false" fo:wrap-option="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glyph-orientation-vertical="0" fo:background-color="#cccccc" style:text-align-source="fix" style:repeat-content="false" fo:wrap-option="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8" style:family="table-cell" style:parent-style-name="Default" style:data-style-name="N1">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normal" style:font-name-asian="Bitstream Vera Sans2" style:font-size-asian="10pt" style:font-style-asian="normal" style:font-weight-asian="normal" style:font-name-complex="Lucidasans" style:font-size-complex="10pt" style:font-style-complex="normal" style:font-weight-complex="normal"/>
    </style:style>
    <style:style style:name="ce69" style:family="table-cell" style:parent-style-name="Default" style:data-style-name="N100">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data-style-name="N0">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1" style:family="table-cell" style:parent-style-name="Default">
      <style:table-cell-properties style:glyph-orientation-vertical="0" fo:background-color="#cccccc"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2" style:family="table-cell" style:parent-style-name="Default" style:data-style-name="N100">
      <style:table-cell-properties fo:background-color="#cccccc" style:text-align-source="fix" style:repeat-content="false"/>
      <style:paragraph-properties fo:text-align="start" fo:margin-left="0cm"/>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3" style:family="table-cell" style:parent-style-name="Default">
      <style:table-cell-properties fo:background-color="#cccccc" style:text-align-source="fix" style:repeat-content="false"/>
      <style:paragraph-properties fo:text-align="start" fo:margin-left="0cm"/>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cccccc"/>
      <style:text-properties fo:color="#000000" style:text-outline="false" style:text-line-through-style="none" style:text-position="" style:font-name="Bitstream Vera Sans Mono"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fo:background-color="#cccccc"/>
      <style:text-properties fo:color="#000000" style:text-outline="false" style:text-line-through-style="none" style:text-position="" style:font-name="Bitstream Vera Sans Mono" fo:font-size="10pt" fo:font-style="normal" fo:text-shadow="none" style:text-underline-style="none" fo:font-weight="normal" style:font-name-asian="Bitstream Vera Sans2" style:font-size-asian="10pt" style:font-style-asian="normal" style:font-weight-asian="normal" style:font-name-complex="Lucidasans" style:font-size-complex="10pt" style:font-style-complex="normal" style:font-weight-complex="normal"/>
    </style:style>
    <style:style style:name="ce76" style:family="table-cell" style:parent-style-name="Default">
      <style:text-properties style:text-position="" style:font-name="Bitstream Vera Sans Mono"/>
    </style:style>
    <style:style style:name="ce77" style:family="table-cell" style:parent-style-name="Default" style:data-style-name="N36">
      <style:table-cell-properties style:glyph-orientation-vertical="0" fo:background-color="#e6e6e6"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false" style:text-line-through-style="none" style:text-position="" style:font-name="Bitstream Vera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data-style-name="N36">
      <style:table-cell-properties fo:background-color="#e6e6e6"/>
      <style:text-properties fo:color="#000000" style:text-outline="false" style:text-line-through-style="none" style:text-position="" style:font-name="Bitstream Vera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9" style:family="table-cell" style:parent-style-name="Default" style:data-style-name="N36">
      <style:table-cell-properties style:glyph-orientation-vertical="0" fo:background-color="#e6e6e6"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text-position="" style:font-name="Bitstream Vera Sans Mono"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data-style-name="N100">
      <style:table-cell-properties style:glyph-orientation-vertical="0" fo:background-color="#000000" style:text-align-source="fix" style:repeat-content="false" fo:wrap-option="no-wrap" style:direction="ltr" style:rotation-angle="0" style:rotation-align="none" style:vertical-align="automatic"/>
      <style:paragraph-properties fo:text-align="center" fo:margin-left="0cm" style:writing-mode="page"/>
      <style:text-properties fo:color="#e6e6e6"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data-style-name="N100">
      <style:table-cell-properties fo:background-color="#ffffff" fo:wrap-option="wrap"/>
      <style:text-properties fo:color="#000000"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text-overline-style="none" style:text-overline-color="font-color"/>
    </style:style>
    <style:style style:name="ce39" style:family="table-cell" style:parent-style-name="Default" style:data-style-name="N100">
      <style:table-cell-properties style:glyph-orientation-vertical="0" fo:background-color="#ffffff" style:text-align-source="value-type" style:repeat-content="false" fo:wrap-option="no-wrap" style:direction="ltr" style:rotation-angle="0" style:rotation-align="none" style:vertical-align="automatic"/>
      <style:paragraph-properties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style:glyph-orientation-vertical="0" fo:background-color="#ffffff"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0">
      <style:table-cell-properties fo:background-color="#ffffff"/>
      <style:text-properties fo:color="#000000" fo:font-weight="normal" style:font-weight-asian="normal" style:font-weight-complex="normal"/>
    </style:style>
    <style:style style:name="ce42" style:family="table-cell" style:parent-style-name="Default" style:data-style-name="N100">
      <style:table-cell-properties fo:background-color="#ffffff" fo:wrap-option="wrap"/>
      <style:text-properties fo:color="#000000"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43" style:family="table-cell" style:parent-style-name="Default" style:data-style-name="N100">
      <style:table-cell-properties style:glyph-orientation-vertical="0" fo:background-color="#ffffff" style:text-align-source="fix" style:repeat-content="false" fo:wrap-option="no-wrap" style:direction="ltr" style:rotation-angle="0" style:rotation-align="none" style:vertical-align="automatic"/>
      <style:paragraph-properties fo:text-align="start" fo:margin-left="0cm" style:writing-mode="page"/>
      <style:text-properties fo:color="#000000" style:text-outline="false" style:text-line-through-style="none" style:font-name="Bitstream Vera Sans"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80" style:family="table-cell" style:parent-style-name="Default" style:data-style-name="N100">
      <style:table-cell-properties fo:background-color="#ffffff" style:text-align-source="fix" style:repeat-content="false"/>
      <style:paragraph-properties fo:text-align="start" fo:margin-left="0cm"/>
      <style:text-properties fo:color="#000000" fo:font-weight="normal" style:font-weight-asian="normal" style:font-weight-complex="normal"/>
    </style:style>
    <style:style style:name="ce81" style:family="table-cell" style:parent-style-name="Default" style:data-style-name="N100">
      <style:table-cell-properties fo:background-color="#ffffff"/>
      <style:text-properties fo:color="#000000" style:text-outline="false" style:text-line-through-style="none" style:font-name="Bitstream Vera Sans3"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data-style-name="N100">
      <style:table-cell-properties fo:background-color="#ffffff"/>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3" style:family="table-cell" style:parent-style-name="Default" style:data-style-name="N100">
      <style:table-cell-properties fo:background-color="#ffffff" style:text-align-source="fix" style:repeat-content="false"/>
      <style:paragraph-properties fo:text-align="justify" fo:margin-left="0cm"/>
      <style:text-properties fo:color="#000000" fo:font-weight="normal" style:font-weight-asian="normal" style:font-weight-complex="normal"/>
    </style:style>
    <style:style style:name="ce84" style:family="table-cell" style:parent-style-name="Default" style:data-style-name="N100">
      <style:table-cell-properties fo:background-color="#ffffff"/>
      <style:text-properties fo:color="#000000" style:text-outline="false" style:text-line-through-style="none" fo:font-size="12pt" fo:font-style="normal" fo:text-shadow="none" style:text-underline-style="none" fo:font-weight="normal" style:text-underline-mode="continuous" style:text-overline-mode="continuous" style:text-line-through-mode="continuous" style:font-name-asian="Bitstream Vera Sans2" style:font-size-asian="12pt" style:font-style-asian="normal" style:font-weight-asian="normal" style:font-name-complex="Lucidasans" style:font-size-complex="12pt" style:font-style-complex="normal" style:font-weight-complex="normal" style:text-emphasize="none" style:font-relief="none"/>
    </style:style>
    <style:style style:name="ce85" style:family="table-cell" style:parent-style-name="Default" style:data-style-name="N100">
      <style:table-cell-properties fo:background-color="#ffffff"/>
      <style:text-properties fo:color="#000000" style:text-outline="false" style:text-line-through-style="none" fo:font-size="12pt" fo:font-style="normal" fo:text-shadow="none" style:text-underline-style="solid" style:text-underline-width="auto" style:text-underline-color="font-color" fo:font-weight="normal" style:text-underline-mode="continuous" style:text-overline-mode="continuous" style:text-line-through-mode="continuous" style:font-name-asian="Bitstream Vera Sans2" style:font-size-asian="12pt" style:font-style-asian="normal" style:font-weight-asian="normal" style:font-name-complex="Lucidasans" style:font-size-complex="12pt" style:font-style-complex="normal" style:font-weight-complex="normal" style:text-emphasize="none" style:font-relief="none"/>
    </style:style>
    <style:style style:name="ce86" style:family="table-cell" style:parent-style-name="Default" style:data-style-name="N100">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7" style:family="table-cell" style:parent-style-name="Default" style:data-style-name="N41">
      <style:table-cell-properties style:glyph-orientation-vertical="0" fo:background-color="#000000" style:text-align-source="fix" style:repeat-content="false" fo:wrap-option="no-wrap" style:direction="ltr" style:rotation-angle="0" style:rotation-align="none" style:vertical-align="automatic"/>
      <style:paragraph-properties fo:text-align="center" fo:margin-left="0cm" style:writing-mode="page"/>
      <style:text-properties fo:color="#e6e6e6"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8" style:family="table-cell" style:parent-style-name="Default" style:data-style-name="N41">
      <style:table-cell-properties fo:background-color="#ffffff"/>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9" style:family="table-cell" style:parent-style-name="Default" style:data-style-name="N41">
      <style:table-cell-properties fo:background-color="#ffffff" fo:wrap-option="wrap"/>
      <style:text-properties fo:color="#000000"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text-overline-style="none" style:text-overline-color="font-color"/>
    </style:style>
    <style:style style:name="ce90" style:family="table-cell" style:parent-style-name="Default" style:data-style-name="N41">
      <style:table-cell-properties fo:background-color="#ffffff"/>
      <style:text-properties fo:color="#000000" fo:font-weight="normal" style:font-weight-asian="normal" style:font-weight-complex="normal"/>
    </style:style>
    <style:style style:name="ce91" style:family="table-cell" style:parent-style-name="Default" style:data-style-name="N41">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style:glyph-orientation-vertical="0" fo:background-color="#000000" style:text-align-source="fix" style:repeat-content="false" fo:wrap-option="no-wrap" style:direction="ltr" style:rotation-angle="0" style:rotation-align="none" style:vertical-align="automatic"/>
      <style:paragraph-properties fo:text-align="center" fo:margin-left="0cm" style:writing-mode="page"/>
      <style:text-properties fo:color="#e6e6e6"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data-style-name="N100">
      <style:table-cell-properties fo:background-color="#ffffff"/>
      <style:text-properties fo:color="#ff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4" style:family="table-cell" style:parent-style-name="Default" style:data-style-name="N100">
      <style:table-cell-properties style:glyph-orientation-vertical="0" fo:background-color="#ffffff" style:text-align-source="value-type" style:repeat-content="false" fo:wrap-option="wrap" style:direction="ltr" style:rotation-angle="0" style:rotation-align="none" style:vertical-align="automatic"/>
      <style:paragraph-properties fo:margin-left="0cm" style:writing-mode="page"/>
      <style:text-properties fo:color="#ff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data-style-name="N100">
      <style:table-cell-properties fo:background-color="#ffffff" fo:wrap-option="wrap"/>
      <style:text-properties fo:color="#ff0000" style:text-outline="false" style:text-line-through-style="none" fo:font-size="10pt" fo:font-style="normal" fo:text-shadow="none" style:text-underline-style="none" fo:font-weight="bold" style:text-underline-mode="continuous" style:text-overline-mode="continuous" style:text-line-through-mode="continuous" style:font-name-asian="Bitstream Vera Sans2" style:font-size-asian="10pt" style:font-style-asian="normal" style:font-weight-asian="bold" style:font-name-complex="Lucidasans" style:font-size-complex="10pt" style:font-style-complex="normal" style:font-weight-complex="bold" style:text-emphasize="none" style:font-relief="none"/>
    </style:style>
    <style:style style:name="ce96" style:family="table-cell" style:parent-style-name="Default" style:data-style-name="N100">
      <style:table-cell-properties fo:background-color="#ffffff"/>
      <style:text-properties fo:color="#ff0000" fo:font-weight="bold" style:font-weight-asian="bold" style:font-weight-complex="bold"/>
    </style:style>
    <style:style style:name="ce97" style:family="table-cell" style:parent-style-name="Default" style:data-style-name="N100">
      <style:table-cell-properties fo:background-color="#ffffff" fo:wrap-option="wrap"/>
      <style:text-properties fo:color="#ff0000" style:text-outline="false" style:text-line-through-style="none" fo:font-size="10pt" fo:language="pt" fo:country="BR" fo:font-style="normal" fo:text-shadow="none" style:text-underline-style="none" fo:font-weight="bold" style:text-underline-mode="continuous" style:text-overline-mode="continuous" style:text-line-through-mode="continuous" style:font-name-asian="Bitstream Vera Sans2" style:font-size-asian="10pt" style:language-asian="zxx" style:country-asian="none" style:font-style-asian="normal" style:font-weight-asian="bold" style:font-name-complex="Lucidasans" style:font-size-complex="10pt" style:language-complex="zxx" style:country-complex="none" style:font-style-complex="normal" style:font-weight-complex="bold" style:text-emphasize="none" style:font-relief="none" style:text-overline-style="none" style:text-overline-color="font-color"/>
    </style:style>
    <style:style style:name="ce98" style:family="table-cell" style:parent-style-name="Default" style:data-style-name="N100">
      <style:table-cell-properties style:glyph-orientation-vertical="0" fo:background-color="#ffffff" style:text-align-source="fix" style:repeat-content="false" fo:wrap-option="no-wrap" style:direction="ltr" style:rotation-angle="0" style:rotation-align="none" style:vertical-align="automatic"/>
      <style:paragraph-properties fo:text-align="start" fo:margin-left="0cm" style:writing-mode="page"/>
      <style:text-properties fo:color="#ff0000" style:text-outline="false" style:text-line-through-style="none" style:font-name="Bitstream Vera Sans"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9" style:family="table-cell" style:parent-style-name="Default">
      <style:text-properties fo:color="#ff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data-style-name="N100">
      <style:table-cell-properties fo:background-color="#ffffff"/>
      <style:text-properties fo:color="#000000" style:text-outline="false" style:text-line-through-style="none" fo:font-size="10pt" fo:language="pt" fo:country="BR" fo:font-style="normal" fo:text-shadow="none" style:text-underline-style="none" fo:font-weight="normal" style:text-underline-mode="continuous" style:text-overline-mode="continuous" style:text-line-through-mode="continuous" style:font-name-asian="Courier New" style:font-size-asian="6.80000019073486pt" style:language-asian="zxx" style:country-asian="none" style:font-style-asian="normal" style:font-weight-asian="normal" style:font-name-complex="Courier New" style:font-size-complex="5.65000009536743pt" style:language-complex="en" style:country-complex="US" style:font-style-complex="normal" style:font-weight-complex="normal" style:text-emphasize="none" style:font-relief="none"/>
    </style:style>
    <style:style style:name="ce101" style:family="table-cell" style:parent-style-name="Default" style:data-style-name="N100">
      <style:table-cell-properties fo:background-color="#ffffff" fo:wrap-option="wrap"/>
      <style:text-properties fo:color="#000000" style:text-outline="false" style:text-line-through-style="none" fo:font-size="12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style>
    <style:style style:name="ce102" style:family="table-cell" style:parent-style-name="Default">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3" style:family="table-cell" style:parent-style-name="Default">
      <style:table-cell-properties style:glyph-orientation-vertical="0" fo:background-color="#000080" style:text-align-source="fix" style:repeat-content="false" fo:wrap-option="no-wrap" fo:border="0.99pt solid #0000ff" style:direction="ltr" style:rotation-angle="0" style:rotation-align="none" style:vertical-align="automatic"/>
      <style:paragraph-properties fo:text-align="end" fo:margin-left="0cm" style:writing-mode="page"/>
      <style:text-properties style:use-window-font-color="true"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4" style:family="table-cell" style:parent-style-name="Default" style:data-style-name="N100">
      <style:table-cell-properties style:glyph-orientation-vertical="0" fo:background-color="#ffffff" style:text-align-source="value-type" style:repeat-content="false" fo:wrap-option="wrap" fo:border="none" style:direction="ltr" style:rotation-angle="0" style:rotation-align="none" style:vertical-align="automatic"/>
      <style:paragraph-properties fo:margin-left="0cm" style:writing-mode="page"/>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5" style:family="table-cell" style:parent-style-name="Default" style:data-style-name="N100">
      <style:table-cell-properties fo:background-color="#ffffff" fo:border="none"/>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6" style:family="table-cell" style:parent-style-name="Default" style:data-style-name="N100">
      <style:table-cell-properties fo:background-color="#ffffff" fo:border="none"/>
      <style:text-properties fo:color="#000000" fo:font-weight="normal" style:font-weight-asian="normal" style:font-weight-complex="normal"/>
    </style:style>
    <style:style style:name="ce107" style:family="table-cell" style:parent-style-name="Default">
      <style:table-cell-properties style:glyph-orientation-vertical="0" fo:background-color="#00b8ff" style:text-align-source="fix" style:repeat-content="false" fo:wrap-option="no-wrap" fo:border="0.99pt solid #0000ff"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8" style:family="table-cell" style:parent-style-name="Default">
      <style:table-cell-properties fo:background-color="#000000"/>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ext-properties fo:color="#000000"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0" style:family="table-cell" style:parent-style-name="Default">
      <style:table-cell-properties fo:background-color="transparent" fo:border="none"/>
      <style:text-properties style:use-window-font-color="true" style:text-outline="false" style:text-line-through-style="none" style:font-name="Bitstream Vera Sans2"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1" style:family="table-cell" style:parent-style-name="Default" style:data-style-name="N100">
      <style:table-cell-properties style:glyph-orientation-vertical="0" fo:background-color="#000080" style:text-align-source="fix" style:repeat-content="false" fo:wrap-option="no-wrap" fo:border="0.99pt solid #0000ff" style:direction="ltr" style:rotation-angle="0" style:rotation-align="none" style:vertical-align="automatic"/>
      <style:paragraph-properties fo:text-align="end" fo:margin-left="0cm" style:writing-mode="page"/>
      <style:text-properties fo:color="#ffffff"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2" style:family="table-cell" style:parent-style-name="Default" style:data-style-name="N0">
      <style:table-cell-properties style:glyph-orientation-vertical="0" fo:background-color="#00b8ff" style:text-align-source="fix" style:repeat-content="false" fo:wrap-option="no-wrap" fo:border="0.99pt solid #0000ff"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3" style:family="table-cell" style:parent-style-name="Default">
      <style:table-cell-properties style:glyph-orientation-vertical="0" style:text-align-source="fix" style:repeat-content="false" fo:background-color="transparent" fo:wrap-option="no-wrap" style:direction="ltr" style:rotation-angle="0" style:rotation-align="none" style:vertical-align="automatic"/>
      <style:paragraph-properties fo:text-align="center" fo:margin-left="0cm" style:writing-mode="page"/>
      <style:text-properties style:use-window-font-color="true"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4" style:family="table-cell" style:parent-style-name="Default">
      <style:table-cell-properties style:glyph-orientation-vertical="0" fo:background-color="#ffffff" style:text-align-source="fix" style:repeat-content="false" fo:wrap-option="no-wrap" style:direction="ltr" style:rotation-angle="0" style:rotation-align="none" style:vertical-align="automatic"/>
      <style:paragraph-properties fo:text-align="center" fo:margin-left="0cm" style:writing-mode="page"/>
      <style:text-properties fo:color="#00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15" style:family="table-cell" style:parent-style-name="Default">
      <style:table-cell-properties fo:background-color="#ffffff"/>
      <style:text-properties fo:color="#000000" style:text-outline="false" style:text-line-through-style="none" style:font-name="Bitstream Vera Sans2"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gr1" style:family="graphic">
      <style:graphic-properties draw:marker-start="Terminações_20_de_20_linha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gr2" style:family="graphic">
      <style:graphic-properties draw:marker-start="Terminações_20_de_20_linha_20_1" draw:marker-start-width="0.2cm" draw:marker-start-center="false" draw:fill="solid" draw:fill-color="#ffffc0" draw:auto-grow-height="true" draw:auto-grow-width="false" fo:min-height="2.056cm" fo:padding-top="0.1cm" fo:padding-bottom="0.1cm" fo:padding-left="0.1cm" fo:padding-right="0.1cm" draw:shadow="hidden" draw:shadow-offset-x="0.1cm" draw:shadow-offset-y="0.1cm" draw:caption-escape-direction="auto"/>
    </style:style>
    <style:style style:name="gr3" style:family="graphic">
      <style:graphic-properties draw:marker-start="Terminações_20_de_20_linha_20_1" draw:marker-start-width="0.2cm" draw:marker-start-center="false" draw:fill="solid" draw:fill-color="#ffffc0" draw:auto-grow-height="true" draw:auto-grow-width="false" fo:min-height="4.111cm" fo:padding-top="0.1cm" fo:padding-bottom="0.1cm" fo:padding-left="0.1cm" fo:padding-right="0.1cm" draw:shadow="hidden" draw:shadow-offset-x="0.1cm" draw:shadow-offset-y="0.1cm" draw:caption-escape-direction="auto"/>
    </style:style>
    <style:style style:name="gr4" style:family="graphic">
      <style:graphic-properties draw:marker-start="Terminações_20_de_20_linha_20_1" draw:marker-start-width="0.2cm" draw:marker-start-center="false" draw:fill="solid" draw:fill-color="#ffffc0" draw:auto-grow-height="true" draw:auto-grow-width="false" fo:min-height="2.878cm" fo:padding-top="0.1cm" fo:padding-bottom="0.1cm" fo:padding-left="0.1cm" fo:padding-right="0.1cm" draw:shadow="hidden" draw:shadow-offset-x="0.1cm" draw:shadow-offset-y="0.1cm" draw:caption-escape-direction="auto"/>
    </style:style>
    <style:style style:name="P1" style:family="paragraph">
      <style:paragraph-properties style:text-autospace="none" style:line-break="normal" style:writing-mode="page"/>
      <style:text-properties style:text-outline="false" style:text-line-through-style="none" style:font-name="Bitstream Vera Sans1"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Bitstream Vera Sans1" fo:font-size="10pt" fo:language="pt" fo:country="BR" fo:font-style="normal" fo:text-shadow="none" style:text-underline-style="none" fo:font-weight="normal" style:text-underline-mode="continuous" style:text-overline-mode="continuous" style:text-line-through-mode="continuous" style:font-name-asian="Bitstream Vera Sans2" style:font-size-asian="10pt" style:language-asian="zxx" style:country-asian="none" style:font-style-asian="normal" style:font-weight-asian="normal" style:font-name-complex="Lucidasans" style:font-size-complex="10pt" style:language-complex="zxx" style:country-complex="none" style:font-style-complex="normal" style:font-weight-complex="normal" style:text-emphasize="none" style:font-relief="none" style:text-overline-style="none" style:text-overline-color="font-color"/>
    </style:style>
  </office:automatic-styles>
  <office:body>
    <office:spreadsheet>
      <table:calculation-settings table:case-sensitive="false" table:use-regular-expressions="false"/>
      <table:table table:name="ACESSOS" table:style-name="ta3" table:print="false">
        <office:forms form:automatic-focus="false" form:apply-design-mode="false">
          <form:form form:name="Standard" form:command="ACESSOS" form:datasource="AcessaSpDataBase" form:apply-filter="true" form:command-type="table" form:control-implementation="ooo:com.sun.star.form.component.Form" office:target-frame="" xlink:href="" xlink:type="simple">
            <form:properties>
              <form:property form:property-name="PropertyChangeNotificationEnabled" office:value-type="boolean" office:boolean-value="true"/>
              <form:property form:property-name="URL" office:value-type="string" office:string-value=""/>
            </form:properties>
          </form:form>
        </office:forms>
        <table:table-column table:style-name="co9" table:default-cell-style-name="ce86"/>
        <table:table-column table:style-name="co10" table:default-cell-style-name="ce91"/>
        <table:table-column table:style-name="co11" table:default-cell-style-name="ce88"/>
        <table:table-column table:style-name="co12" table:default-cell-style-name="ce99"/>
        <table:table-column table:style-name="co21" table:default-cell-style-name="ce102"/>
        <table:table-column table:style-name="co22" table:default-cell-style-name="ce102"/>
        <table:table-column table:style-name="co23" table:default-cell-style-name="ce102"/>
        <table:table-column table:style-name="co24" table:default-cell-style-name="ce102"/>
        <table:table-column table:style-name="co25" table:default-cell-style-name="ce102"/>
        <table:table-column table:style-name="co26" table:default-cell-style-name="ce102"/>
        <table:table-column table:style-name="co27" table:default-cell-style-name="ce102"/>
        <table:table-column table:style-name="co28" table:default-cell-style-name="ce102"/>
        <table:table-column table:style-name="co13" table:number-columns-repeated="3" table:default-cell-style-name="ce102"/>
        <table:table-column table:style-name="co28" table:number-columns-repeated="241" table:default-cell-style-name="ce102"/>
        <table:table-row table:style-name="ro4">
          <table:table-cell table:style-name="ce37" office:value-type="string">
            <office:annotation draw:style-name="gr1" draw:text-style-name="P1" svg:width="2.759cm" svg:height="4.311cm" svg:x="7.606cm" svg:y="0cm" draw:caption-point-x="0.543cm" draw:caption-point-y="0.01cm">
              <dc:date>2009-02-20T00:00:00</dc:date>
              <text:p text:style-name="P1"><text:span text:style-name="T1">COLUNA DE NOME DE USUÁRIOS.</text:span></text:p>
              <text:p text:style-name="P1"><text:span text:style-name="T1">Aqui vai o nomes dos usuários que vão acessar, que já acessaram, etc.</text:span></text:p>
            </office:annotation>
            <text:p>NOME</text:p>
          </table:table-cell>
          <table:table-cell table:style-name="ce87" office:value-type="string">
            <office:annotation draw:style-name="gr1" draw:text-style-name="P1" svg:width="2.759cm" svg:height="2.256cm" svg:x="9.406cm" svg:y="0cm" draw:caption-point-x="0.966cm" draw:caption-point-y="0.01cm">
              <dc:date>2008-09-09T00:00:00</dc:date>
              <text:p text:style-name="P1"><text:span text:style-name="T1">COLUNA DO HORÁRIO ONDE O USUÁRIO SAIU (OU VAI SAIR)</text:span></text:p>
            </office:annotation>
            <text:p>ENTRA</text:p>
          </table:table-cell>
          <table:table-cell table:style-name="ce87" office:value-type="string">
            <office:annotation draw:style-name="gr1" draw:text-style-name="P1" svg:width="2.759cm" svg:height="2.256cm" svg:x="9.406cm" svg:y="0cm" draw:caption-point-x="2.88cm" draw:caption-point-y="0.01cm">
              <dc:date>2008-09-09T00:00:00</dc:date>
              <text:p text:style-name="P1"><text:span text:style-name="T1">COLUNA DO HORÁRIO ONDE O USUÁRIO SAIU (OU VAI SAIR)</text:span></text:p>
            </office:annotation>
            <text:p>SAI</text:p>
          </table:table-cell>
          <table:table-cell table:style-name="ce92" office:value-type="string">
            <office:annotation draw:style-name="gr2" draw:text-style-name="P1" svg:width="5.659cm" svg:height="2.256cm" svg:x="15.988cm" svg:y="0cm" draw:caption-point-x="0.986cm" draw:caption-point-y="0.01cm">
              <dc:date>2009-06-08T00:00:00</dc:date>
              <text:p text:style-name="P1"><text:span text:style-name="T1">OBSERVAÇÕES, ANOTAÇÕES E COISAS DO TIPO. Essa coluna é usada pelo sistema para gravar informações desse tipo.</text:span></text:p>
            </office:annotation>
            <text:p>OBSERVAÇÃO</text:p>
          </table:table-cell>
          <table:table-cell table:style-name="Default"/>
          <table:table-cell table:style-name="ce103" office:value-type="string">
            <text:p>TOTAL-&gt;</text:p>
          </table:table-cell>
          <table:table-cell table:style-name="ce107" table:formula="of:=SUM([.AA2:.AA256])" office:value-type="float" office:value="0">
            <office:annotation draw:style-name="gr2" draw:text-style-name="P1" svg:width="5.659cm" svg:height="2.256cm" svg:x="23.159cm" svg:y="0cm" draw:caption-point-x="1.01cm" draw:caption-point-y="0.01cm">
              <dc:date>2008-09-09T00:00:00</dc:date>
              <text:p text:style-name="P1"><text:span text:style-name="T1">NÚMERO DE ACESSOS NO DIA.</text:span></text:p>
              <text:p text:style-name="P1"><text:span text:style-name="T1">Esse número é calculado automaticamente a cada horário registrado na coluna ENTRA.</text:span></text:p>
            </office:annotation>
            <text:p>0</text:p>
          </table:table-cell>
          <table:table-cell table:style-name="ce103" office:value-type="string">
            <text:p>Num Maquinas -&gt;</text:p>
          </table:table-cell>
          <table:table-cell table:style-name="ce107" office:value-type="float" office:value="8">
            <office:annotation draw:style-name="gr3" draw:text-style-name="P1" svg:width="5.659cm" svg:height="4.311cm" svg:x="27.914cm" svg:y="0cm" draw:caption-point-x="1.028cm" draw:caption-point-y="0.01cm">
              <dc:date>2008-09-09T00:00:00</dc:date>
              <text:p text:style-name="P1"><text:span text:style-name="T1">NÚMERO DE MÁQUINAS NO POSTO.</text:span></text:p>
              <text:p text:style-name="P1"><text:span text:style-name="T1">Mude esse número de acordo com o número de máquinas a tivas non seu posto.</text:span></text:p>
              <text:p text:style-name="P1"><text:span text:style-name="T1">Esse número é usado para calcular horários e para que o cálculo esteja correto, precisa que esse número esteja de acordo com seu posto.</text:span></text:p>
            </office:annotation>
            <text:p>8</text:p>
          </table:table-cell>
          <table:table-cell table:style-name="ce111" office:value-type="string">
            <text:p>Tempo de funcionamento -&gt;</text:p>
          </table:table-cell>
          <table:table-cell table:style-name="ce112" office:value-type="float" office:value="8">
            <office:annotation draw:style-name="gr4" draw:text-style-name="P1" svg:width="5.659cm" svg:height="3.078cm" svg:x="36.045cm" svg:y="0cm" draw:caption-point-x="1.058cm" draw:caption-point-y="0.01cm">
              <dc:date>2008-09-09T00:00:00</dc:date>
              <text:p text:style-name="P1"><text:span text:style-name="T1">TEMPO TOTAL DE FUNCIONAMENTO DIÁRIO DO POSTO (em horas)</text:span></text:p>
              <text:p text:style-name="P1"><text:span text:style-name="T1">(Quantas horas por dia o seu posto fica aberto)</text:span></text:p>
              <text:p text:style-name="P1"><text:span text:style-name="T1">Isso é importante para a limpeza correta da planilha.</text:span></text:p>
            </office:annotation>
            <text:p>8</text:p>
          </table:table-cell>
          <table:table-cell table:style-name="Default" table:number-columns-repeated="3"/>
          <table:table-cell table:style-name="Default" office:value-type="float" office:value="0">
            <text:p>0</text:p>
          </table:table-cell>
          <table:table-cell table:style-name="Default"/>
          <table:table-cell table:number-columns-repeated="10"/>
          <table:table-cell table:style-name="ce113"/>
          <table:table-cell table:number-columns-repeated="229"/>
        </table:table-row>
        <table:table-row table:style-name="ro7">
          <table:table-cell table:style-name="ce38"/>
          <table:table-cell table:style-name="ce88"/>
          <table:table-cell table:formula="of:=IF(ISNUMBER([.B2]);[.B2]+0.020833333;&quot;&quot;)">
            <text:p/>
          </table:table-cell>
          <table:table-cell table:style-name="ce93"/>
          <table:table-cell table:style-name="ce41"/>
          <table:table-cell table:style-name="ce103" office:value-type="string" table:number-columns-spanned="3" table:number-rows-spanned="1">
            <text:p>Avisar se <text:s/>menor de que idade -&gt;</text:p>
          </table:table-cell>
          <table:covered-table-cell table:number-columns-repeated="2" table:style-name="ce103"/>
          <table:table-cell table:style-name="ce107" office:value-type="float" office:value="12">
            <office:annotation draw:style-name="gr4" draw:text-style-name="P1" svg:width="5.659cm" svg:height="3.078cm" svg:x="27.914cm" svg:y="0.025cm" draw:caption-point-x="1.028cm" draw:caption-point-y="0.436cm">
              <dc:date>2008-09-09T00:00:00</dc:date>
              <text:p text:style-name="P1"><text:span text:style-name="T1">Insira aqui qual idade você quer que verifique após o final de uma busca.</text:span></text:p>
              <text:p text:style-name="P1"><text:span text:style-name="T1">Geralmente usada pra identificar menores de 12, mas pode ser usada pra qualquer idade também.</text:span></text:p>
            </office:annotation>
            <text:p>12</text:p>
          </table:table-cell>
          <table:table-cell table:style-name="ce111" office:value-type="string">
            <text:p>A partir de qual horario -&gt;</text:p>
          </table:table-cell>
          <table:table-cell table:style-name="ce112" office:value-type="float" office:value="8">
            <office:annotation draw:style-name="gr4" draw:text-style-name="P1" svg:width="5.659cm" svg:height="3.078cm" svg:x="36.045cm" svg:y="0.025cm" draw:caption-point-x="1.058cm" draw:caption-point-y="0.436cm">
              <dc:date>2008-09-09T00:00:00</dc:date>
              <text:p text:style-name="P1"><text:span text:style-name="T1">A partir de qual horário serão exibidas <text:s/>mensagens caso usuário tenha idade menor que a especificada.</text:span></text:p>
              <text:p text:style-name="P1"><text:span text:style-name="T1">Se não quiser que exiba este tipo de mensagens, deixe em branco.</text:span></text:p>
            </office:annotation>
            <text:p>8</text:p>
          </table:table-cell>
          <table:table-cell table:style-name="Default" table:number-columns-repeated="3"/>
          <table:table-cell table:style-name="Default" office:value-type="float" office:value="0">
            <text:p>0</text:p>
          </table:table-cell>
          <table:table-cell table:style-name="Default"/>
          <table:table-cell table:number-columns-repeated="10"/>
          <table:table-cell table:style-name="ce114" table:formula="of:=IF([.B2]=&quot;&quot;;&quot; &quot;;1)" office:value-type="string" office:string-value=" ">
            <text:p><text:s/></text:p>
          </table:table-cell>
          <table:table-cell table:number-columns-repeated="229"/>
        </table:table-row>
        <table:table-row table:style-name="ro7">
          <table:table-cell table:style-name="ce38"/>
          <table:table-cell table:style-name="ce88"/>
          <table:table-cell table:formula="of:=IF(ISNUMBER([.B3]);[.B3]+0.020833333;&quot;&quot;)">
            <text:p/>
          </table:table-cell>
          <table:table-cell table:style-name="ce93"/>
          <table:table-cell table:style-name="ce41" table:number-columns-repeated="2"/>
          <table:table-cell table:style-name="ce105"/>
          <table:table-cell table:number-columns-repeated="4"/>
          <table:table-cell table:style-name="Default" table:number-columns-repeated="5"/>
          <table:table-cell table:number-columns-repeated="10"/>
          <table:table-cell table:style-name="ce114" table:formula="of:=IF([.B3]=&quot;&quot;;&quot; &quot;;1)" office:value-type="string" office:string-value=" ">
            <text:p><text:s/></text:p>
          </table:table-cell>
          <table:table-cell table:number-columns-repeated="229"/>
        </table:table-row>
        <table:table-row table:style-name="ro7">
          <table:table-cell table:style-name="ce38" office:value-type="string">
            <text:p>VIU OS BOTÕES QUE APARECEM NA BARRA</text:p>
          </table:table-cell>
          <table:table-cell table:style-name="ce89"/>
          <table:table-cell table:formula="of:=IF(ISNUMBER([.B4]);[.B4]+0.020833333;&quot;&quot;)">
            <text:p/>
          </table:table-cell>
          <table:table-cell table:style-name="ce94"/>
          <table:table-cell table:style-name="ce41"/>
          <table:table-cell table:style-name="ce104"/>
          <table:table-cell table:style-name="ce105"/>
          <table:table-cell/>
          <table:table-cell table:style-name="ce110"/>
          <table:table-cell table:number-columns-repeated="2"/>
          <table:table-cell table:style-name="Default" table:number-columns-repeated="5"/>
          <table:table-cell table:number-columns-repeated="10"/>
          <table:table-cell table:style-name="ce114" table:formula="of:=IF([.B4]=&quot;&quot;;&quot; &quot;;1)" office:value-type="string" office:string-value=" ">
            <text:p><text:s/></text:p>
          </table:table-cell>
          <table:table-cell table:number-columns-repeated="229"/>
        </table:table-row>
        <table:table-row table:style-name="ro7">
          <table:table-cell table:style-name="ce38" office:value-type="string">
            <text:p>ABAIXO DOS MENUS?</text:p>
          </table:table-cell>
          <table:table-cell table:style-name="ce89"/>
          <table:table-cell table:formula="of:=IF(ISNUMBER([.B5]);[.B5]+0.020833333;&quot;&quot;)">
            <text:p/>
          </table:table-cell>
          <table:table-cell table:style-name="ce93"/>
          <table:table-cell table:style-name="ce41"/>
          <table:table-cell table:style-name="ce105" table:number-columns-repeated="2"/>
          <table:table-cell/>
          <table:table-cell table:style-name="ce110"/>
          <table:table-cell table:number-columns-repeated="2"/>
          <table:table-cell table:style-name="Default" table:number-columns-repeated="5"/>
          <table:table-cell table:number-columns-repeated="10"/>
          <table:table-cell table:style-name="ce114" table:formula="of:=IF([.B5]=&quot;&quot;;&quot; &quot;;1)" office:value-type="string" office:string-value=" ">
            <text:p><text:s/></text:p>
          </table:table-cell>
          <table:table-cell table:number-columns-repeated="229"/>
        </table:table-row>
        <table:table-row table:style-name="ro8">
          <table:table-cell table:style-name="ce38" office:value-type="string">
            <text:p>(MENU ARQUIVO/FICHEIRO EDITAR, VER, INSERIR, ETC.)</text:p>
          </table:table-cell>
          <table:table-cell table:style-name="ce89"/>
          <table:table-cell table:formula="of:=IF(ISNUMBER([.B6]);[.B6]+0.020833333;&quot;&quot;)">
            <text:p/>
          </table:table-cell>
          <table:table-cell table:style-name="ce93"/>
          <table:table-cell table:style-name="ce41"/>
          <table:table-cell table:style-name="ce105" table:number-columns-repeated="2"/>
          <table:table-cell/>
          <table:table-cell table:style-name="ce110"/>
          <table:table-cell table:number-columns-repeated="2"/>
          <table:table-cell table:style-name="Default" table:number-columns-repeated="5"/>
          <table:table-cell table:number-columns-repeated="10"/>
          <table:table-cell table:style-name="ce114" table:formula="of:=IF([.B6]=&quot;&quot;;&quot; &quot;;1)" office:value-type="string" office:string-value=" ">
            <text:p><text:s/></text:p>
          </table:table-cell>
          <table:table-cell table:number-columns-repeated="229"/>
        </table:table-row>
        <table:table-row table:style-name="ro8">
          <table:table-cell table:style-name="ce38" office:value-type="string">
            <text:p>ESSES BOTÕES SÃO TUDO QUE VOCÊ PRECISA SABER. ADICIONE NOMES E </text:p>
          </table:table-cell>
          <table:table-cell table:style-name="ce89"/>
          <table:table-cell table:formula="of:=IF(ISNUMBER([.B7]);[.B7]+0.020833333;&quot;&quot;)">
            <text:p/>
          </table:table-cell>
          <table:table-cell table:style-name="ce93"/>
          <table:table-cell table:style-name="ce41"/>
          <table:table-cell table:style-name="ce105" table:number-columns-repeated="2"/>
          <table:table-cell/>
          <table:table-cell table:style-name="ce110"/>
          <table:table-cell table:number-columns-repeated="2"/>
          <table:table-cell table:style-name="Default" table:number-columns-repeated="5"/>
          <table:table-cell table:number-columns-repeated="10"/>
          <table:table-cell table:style-name="ce114" table:formula="of:=IF([.B7]=&quot;&quot;;&quot; &quot;;1)" office:value-type="string" office:string-value=" ">
            <text:p><text:s/></text:p>
          </table:table-cell>
          <table:table-cell table:number-columns-repeated="229"/>
        </table:table-row>
        <table:table-row table:style-name="ro8">
          <table:table-cell table:style-name="ce38" office:value-type="string">
            <text:p>CLIQUE NOS BOTÕES PRA VER O QUE ACONTECE :)</text:p>
          </table:table-cell>
          <table:table-cell table:style-name="ce88"/>
          <table:table-cell table:formula="of:=IF(ISNUMBER([.B8]);[.B8]+0.020833333;&quot;&quot;)">
            <text:p/>
          </table:table-cell>
          <table:table-cell table:style-name="ce93"/>
          <table:table-cell table:style-name="ce41"/>
          <table:table-cell table:style-name="ce105" table:number-columns-repeated="2"/>
          <table:table-cell/>
          <table:table-cell table:style-name="ce110"/>
          <table:table-cell table:number-columns-repeated="2"/>
          <table:table-cell table:style-name="Default" table:number-columns-repeated="5"/>
          <table:table-cell table:number-columns-repeated="10"/>
          <table:table-cell table:style-name="ce114" table:formula="of:=IF([.B8]=&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9]);[.B9]+0.020833333;&quot;&quot;)">
            <text:p/>
          </table:table-cell>
          <table:table-cell table:style-name="ce93"/>
          <table:table-cell table:style-name="ce41"/>
          <table:table-cell table:style-name="ce105" table:number-columns-repeated="2"/>
          <table:table-cell table:style-name="ce109" table:number-columns-repeated="19"/>
          <table:table-cell table:style-name="ce114" table:formula="of:=IF([.B9]=&quot;&quot;;&quot; &quot;;1)" office:value-type="string" office:string-value=" ">
            <text:p><text:s/></text:p>
          </table:table-cell>
          <table:table-cell table:style-name="ce109" table:number-columns-repeated="229"/>
        </table:table-row>
        <table:table-row table:style-name="ro4">
          <table:table-cell table:style-name="ce38" office:value-type="string">
            <text:p>BOM TRABALHO :)</text:p>
          </table:table-cell>
          <table:table-cell table:style-name="ce90"/>
          <table:table-cell table:formula="of:=IF(ISNUMBER([.B10]);[.B10]+0.020833333;&quot;&quot;)">
            <text:p/>
          </table:table-cell>
          <table:table-cell table:style-name="ce93"/>
          <table:table-cell table:style-name="ce41"/>
          <table:table-cell table:style-name="ce105" table:number-columns-repeated="2"/>
          <table:table-cell table:number-columns-repeated="19"/>
          <table:table-cell table:style-name="ce114" table:formula="of:=IF([.B10]=&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11]);[.B11]+0.020833333;&quot;&quot;)">
            <text:p/>
          </table:table-cell>
          <table:table-cell table:style-name="ce95"/>
          <table:table-cell table:style-name="ce41"/>
          <table:table-cell table:style-name="ce105" table:number-columns-repeated="2"/>
          <table:table-cell table:number-columns-repeated="19"/>
          <table:table-cell table:style-name="ce114" table:formula="of:=IF([.B11]=&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12]);[.B12]+0.020833333;&quot;&quot;)">
            <text:p/>
          </table:table-cell>
          <table:table-cell table:style-name="ce93"/>
          <table:table-cell table:style-name="ce41"/>
          <table:table-cell table:style-name="ce105" table:number-columns-repeated="2"/>
          <table:table-cell table:style-name="Default"/>
          <table:table-cell table:number-columns-repeated="18"/>
          <table:table-cell table:style-name="ce114" table:formula="of:=IF([.B12]=&quot;&quot;;&quot; &quot;;1)" office:value-type="string" office:string-value=" ">
            <text:p><text:s/></text:p>
          </table:table-cell>
          <table:table-cell table:number-columns-repeated="229"/>
        </table:table-row>
        <table:table-row table:style-name="ro8">
          <table:table-cell table:style-name="ce38" office:value-type="string">
            <text:p>NÃO SE ESQUEÇA DA SEGURANÇA DE MACRO</text:p>
          </table:table-cell>
          <table:table-cell table:style-name="ce88"/>
          <table:table-cell table:formula="of:=IF(ISNUMBER([.B13]);[.B13]+0.020833333;&quot;&quot;)">
            <text:p/>
          </table:table-cell>
          <table:table-cell table:style-name="ce96"/>
          <table:table-cell table:style-name="ce41"/>
          <table:table-cell table:style-name="ce106"/>
          <table:table-cell table:style-name="ce105"/>
          <table:table-cell table:style-name="Default"/>
          <table:table-cell table:number-columns-repeated="18"/>
          <table:table-cell table:style-name="ce114" table:formula="of:=IF([.B13]=&quot;&quot;;&quot; &quot;;1)" office:value-type="string" office:string-value=" ">
            <text:p><text:s/></text:p>
          </table:table-cell>
          <table:table-cell table:number-columns-repeated="229"/>
        </table:table-row>
        <table:table-row table:style-name="ro4">
          <table:table-cell table:style-name="ce38" office:value-type="string">
            <text:p>(ferramentas/opções/segurança)</text:p>
          </table:table-cell>
          <table:table-cell table:style-name="ce88"/>
          <table:table-cell table:formula="of:=IF(ISNUMBER([.B14]);[.B14]+0.020833333;&quot;&quot;)">
            <text:p/>
          </table:table-cell>
          <table:table-cell table:style-name="ce97"/>
          <table:table-cell table:style-name="ce41"/>
          <table:table-cell table:style-name="ce105" table:number-columns-repeated="2"/>
          <table:table-cell table:number-columns-repeated="19"/>
          <table:table-cell table:style-name="ce114" table:formula="of:=IF([.B14]=&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15]);[.B15]+0.020833333;&quot;&quot;)">
            <text:p/>
          </table:table-cell>
          <table:table-cell table:style-name="ce96"/>
          <table:table-cell table:style-name="ce41"/>
          <table:table-cell table:style-name="ce105" table:number-columns-repeated="2"/>
          <table:table-cell table:number-columns-repeated="19"/>
          <table:table-cell table:style-name="ce114" table:formula="of:=IF([.B15]=&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16]);[.B16]+0.020833333;&quot;&quot;)">
            <text:p/>
          </table:table-cell>
          <table:table-cell table:style-name="ce96"/>
          <table:table-cell table:style-name="ce41"/>
          <table:table-cell table:style-name="ce105" table:number-columns-repeated="2"/>
          <table:table-cell table:number-columns-repeated="19"/>
          <table:table-cell table:style-name="ce114" table:formula="of:=IF([.B16]=&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17]);[.B17]+0.020833333;&quot;&quot;)">
            <text:p/>
          </table:table-cell>
          <table:table-cell table:style-name="ce93"/>
          <table:table-cell table:style-name="ce41"/>
          <table:table-cell table:style-name="ce105" table:number-columns-repeated="2"/>
          <table:table-cell table:number-columns-repeated="19"/>
          <table:table-cell table:style-name="ce114" table:formula="of:=IF([.B17]=&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18]);[.B18]+0.020833333;&quot;&quot;)">
            <text:p/>
          </table:table-cell>
          <table:table-cell table:style-name="ce93"/>
          <table:table-cell table:style-name="ce41"/>
          <table:table-cell table:style-name="ce105" table:number-columns-repeated="2"/>
          <table:table-cell table:number-columns-repeated="19"/>
          <table:table-cell table:style-name="ce114" table:formula="of:=IF([.B18]=&quot;&quot;;&quot; &quot;;1)" office:value-type="string" office:string-value=" ">
            <text:p><text:s/></text:p>
          </table:table-cell>
          <table:table-cell table:number-columns-repeated="229"/>
        </table:table-row>
        <table:table-row table:style-name="ro4">
          <table:table-cell table:style-name="ce38"/>
          <table:table-cell table:style-name="ce89"/>
          <table:table-cell table:formula="of:=IF(ISNUMBER([.B19]);[.B19]+0.020833333;&quot;&quot;)">
            <text:p/>
          </table:table-cell>
          <table:table-cell table:style-name="ce93"/>
          <table:table-cell table:style-name="ce41"/>
          <table:table-cell table:style-name="ce82" table:number-columns-repeated="2"/>
          <table:table-cell table:style-name="Default"/>
          <table:table-cell table:number-columns-repeated="18"/>
          <table:table-cell table:style-name="ce114" table:formula="of:=IF([.B19]=&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0]);[.B20]+0.020833333;&quot;&quot;)">
            <text:p/>
          </table:table-cell>
          <table:table-cell table:style-name="ce93"/>
          <table:table-cell table:style-name="ce41"/>
          <table:table-cell table:style-name="ce82" table:number-columns-repeated="2"/>
          <table:table-cell table:number-columns-repeated="19"/>
          <table:table-cell table:style-name="ce114" table:formula="of:=IF([.B20]=&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1]);[.B21]+0.020833333;&quot;&quot;)">
            <text:p/>
          </table:table-cell>
          <table:table-cell table:style-name="ce95"/>
          <table:table-cell table:style-name="ce41"/>
          <table:table-cell table:style-name="ce82" table:number-columns-repeated="2"/>
          <table:table-cell table:style-name="Default"/>
          <table:table-cell table:number-columns-repeated="18"/>
          <table:table-cell table:style-name="ce114" table:formula="of:=IF([.B21]=&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2]);[.B22]+0.020833333;&quot;&quot;)">
            <text:p/>
          </table:table-cell>
          <table:table-cell table:style-name="ce93"/>
          <table:table-cell table:style-name="ce41"/>
          <table:table-cell table:style-name="ce82" table:number-columns-repeated="2"/>
          <table:table-cell table:number-columns-repeated="19"/>
          <table:table-cell table:style-name="ce114" table:formula="of:=IF([.B22]=&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3]);[.B23]+0.020833333;&quot;&quot;)">
            <text:p/>
          </table:table-cell>
          <table:table-cell table:style-name="ce93"/>
          <table:table-cell table:style-name="ce41"/>
          <table:table-cell table:style-name="ce82" table:number-columns-repeated="2"/>
          <table:table-cell table:number-columns-repeated="19"/>
          <table:table-cell table:style-name="ce114" table:formula="of:=IF([.B23]=&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4]);[.B24]+0.020833333;&quot;&quot;)">
            <text:p/>
          </table:table-cell>
          <table:table-cell table:style-name="ce93"/>
          <table:table-cell table:style-name="ce41"/>
          <table:table-cell table:style-name="ce82" table:number-columns-repeated="2"/>
          <table:table-cell table:number-columns-repeated="19"/>
          <table:table-cell table:style-name="ce114" table:formula="of:=IF([.B24]=&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5]);[.B25]+0.020833333;&quot;&quot;)">
            <text:p/>
          </table:table-cell>
          <table:table-cell table:style-name="ce98"/>
          <table:table-cell table:style-name="ce41"/>
          <table:table-cell table:style-name="ce82" table:number-columns-repeated="2"/>
          <table:table-cell table:number-columns-repeated="19"/>
          <table:table-cell table:style-name="ce114" table:formula="of:=IF([.B25]=&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6]);[.B26]+0.020833333;&quot;&quot;)">
            <text:p/>
          </table:table-cell>
          <table:table-cell table:style-name="ce93"/>
          <table:table-cell table:style-name="ce41"/>
          <table:table-cell table:style-name="ce82" table:number-columns-repeated="2"/>
          <table:table-cell table:number-columns-repeated="19"/>
          <table:table-cell table:style-name="ce114" table:formula="of:=IF([.B26]=&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7]);[.B27]+0.020833333;&quot;&quot;)">
            <text:p/>
          </table:table-cell>
          <table:table-cell table:style-name="ce93"/>
          <table:table-cell table:style-name="ce41"/>
          <table:table-cell table:style-name="ce82" table:number-columns-repeated="2"/>
          <table:table-cell table:style-name="Default"/>
          <table:table-cell table:number-columns-repeated="18"/>
          <table:table-cell table:style-name="ce114" table:formula="of:=IF([.B27]=&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8]);[.B28]+0.020833333;&quot;&quot;)">
            <text:p/>
          </table:table-cell>
          <table:table-cell table:style-name="ce93"/>
          <table:table-cell table:style-name="ce41"/>
          <table:table-cell table:style-name="ce82" table:number-columns-repeated="2"/>
          <table:table-cell table:number-columns-repeated="19"/>
          <table:table-cell table:style-name="ce114" table:formula="of:=IF([.B28]=&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29]);[.B29]+0.020833333;&quot;&quot;)">
            <text:p/>
          </table:table-cell>
          <table:table-cell table:style-name="ce93"/>
          <table:table-cell table:style-name="ce41"/>
          <table:table-cell table:style-name="ce82" table:number-columns-repeated="2"/>
          <table:table-cell table:number-columns-repeated="19"/>
          <table:table-cell table:style-name="ce114" table:formula="of:=IF([.B29]=&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0]);[.B30]+0.020833333;&quot;&quot;)">
            <text:p/>
          </table:table-cell>
          <table:table-cell table:style-name="ce93"/>
          <table:table-cell table:style-name="ce41"/>
          <table:table-cell table:style-name="ce82" table:number-columns-repeated="2"/>
          <table:table-cell table:number-columns-repeated="19"/>
          <table:table-cell table:style-name="ce114" table:formula="of:=IF([.B30]=&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1]);[.B31]+0.020833333;&quot;&quot;)">
            <text:p/>
          </table:table-cell>
          <table:table-cell table:style-name="ce93"/>
          <table:table-cell table:style-name="ce41"/>
          <table:table-cell table:style-name="ce82" table:number-columns-repeated="2"/>
          <table:table-cell table:number-columns-repeated="19"/>
          <table:table-cell table:style-name="ce114" table:formula="of:=IF([.B31]=&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2]);[.B32]+0.020833333;&quot;&quot;)">
            <text:p/>
          </table:table-cell>
          <table:table-cell table:style-name="ce93"/>
          <table:table-cell table:style-name="ce41"/>
          <table:table-cell table:style-name="ce82" table:number-columns-repeated="2"/>
          <table:table-cell table:number-columns-repeated="19"/>
          <table:table-cell table:style-name="ce114" table:formula="of:=IF([.B32]=&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3]);[.B33]+0.020833333;&quot;&quot;)">
            <text:p/>
          </table:table-cell>
          <table:table-cell table:style-name="ce93"/>
          <table:table-cell table:style-name="ce41"/>
          <table:table-cell table:style-name="ce82" table:number-columns-repeated="2"/>
          <table:table-cell table:number-columns-repeated="19"/>
          <table:table-cell table:style-name="ce114" table:formula="of:=IF([.B33]=&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4]);[.B34]+0.020833333;&quot;&quot;)">
            <text:p/>
          </table:table-cell>
          <table:table-cell table:style-name="ce93"/>
          <table:table-cell table:style-name="ce41"/>
          <table:table-cell table:style-name="ce82" table:number-columns-repeated="2"/>
          <table:table-cell table:number-columns-repeated="19"/>
          <table:table-cell table:style-name="ce114" table:formula="of:=IF([.B34]=&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5]);[.B35]+0.020833333;&quot;&quot;)">
            <text:p/>
          </table:table-cell>
          <table:table-cell table:style-name="ce93"/>
          <table:table-cell table:style-name="ce41"/>
          <table:table-cell table:style-name="ce82" table:number-columns-repeated="2"/>
          <table:table-cell table:number-columns-repeated="19"/>
          <table:table-cell table:style-name="ce114" table:formula="of:=IF([.B35]=&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6]);[.B36]+0.020833333;&quot;&quot;)">
            <text:p/>
          </table:table-cell>
          <table:table-cell table:style-name="ce93"/>
          <table:table-cell table:style-name="ce41"/>
          <table:table-cell table:style-name="ce82" table:number-columns-repeated="2"/>
          <table:table-cell table:number-columns-repeated="19"/>
          <table:table-cell table:style-name="ce114" table:formula="of:=IF([.B36]=&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7]);[.B37]+0.020833333;&quot;&quot;)">
            <text:p/>
          </table:table-cell>
          <table:table-cell table:style-name="ce93"/>
          <table:table-cell table:style-name="ce41"/>
          <table:table-cell table:style-name="ce82" table:number-columns-repeated="2"/>
          <table:table-cell table:number-columns-repeated="19"/>
          <table:table-cell table:style-name="ce114" table:formula="of:=IF([.B37]=&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8]);[.B38]+0.020833333;&quot;&quot;)">
            <text:p/>
          </table:table-cell>
          <table:table-cell table:style-name="ce93"/>
          <table:table-cell table:style-name="ce41"/>
          <table:table-cell table:style-name="ce82" table:number-columns-repeated="2"/>
          <table:table-cell table:number-columns-repeated="19"/>
          <table:table-cell table:style-name="ce114" table:formula="of:=IF([.B38]=&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39]);[.B39]+0.020833333;&quot;&quot;)">
            <text:p/>
          </table:table-cell>
          <table:table-cell table:style-name="ce93"/>
          <table:table-cell table:style-name="ce41"/>
          <table:table-cell table:style-name="ce82" table:number-columns-repeated="2"/>
          <table:table-cell table:number-columns-repeated="19"/>
          <table:table-cell table:style-name="ce114" table:formula="of:=IF([.B39]=&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40]);[.B40]+0.020833333;&quot;&quot;)">
            <text:p/>
          </table:table-cell>
          <table:table-cell table:style-name="ce93"/>
          <table:table-cell table:style-name="ce41"/>
          <table:table-cell table:style-name="ce82" table:number-columns-repeated="2"/>
          <table:table-cell table:number-columns-repeated="19"/>
          <table:table-cell table:style-name="ce114" table:formula="of:=IF([.B40]=&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41]);[.B41]+0.020833333;&quot;&quot;)">
            <text:p/>
          </table:table-cell>
          <table:table-cell table:style-name="ce93"/>
          <table:table-cell table:style-name="ce41"/>
          <table:table-cell table:style-name="ce82" table:number-columns-repeated="2"/>
          <table:table-cell table:number-columns-repeated="19"/>
          <table:table-cell table:style-name="ce114" table:formula="of:=IF([.B41]=&quot;&quot;;&quot; &quot;;1)" office:value-type="string" office:string-value=" ">
            <text:p><text:s/></text:p>
          </table:table-cell>
          <table:table-cell table:number-columns-repeated="229"/>
        </table:table-row>
        <table:table-row table:style-name="ro4">
          <table:table-cell table:style-name="ce39"/>
          <table:table-cell table:style-name="ce88"/>
          <table:table-cell table:formula="of:=IF(ISNUMBER([.B42]);[.B42]+0.020833333;&quot;&quot;)">
            <text:p/>
          </table:table-cell>
          <table:table-cell table:style-name="ce93"/>
          <table:table-cell table:style-name="ce41"/>
          <table:table-cell table:style-name="ce82" table:number-columns-repeated="2"/>
          <table:table-cell table:number-columns-repeated="19"/>
          <table:table-cell table:style-name="ce114" table:formula="of:=IF([.B42]=&quot;&quot;;&quot; &quot;;1)" office:value-type="string" office:string-value=" ">
            <text:p><text:s/></text:p>
          </table:table-cell>
          <table:table-cell table:number-columns-repeated="229"/>
        </table:table-row>
        <table:table-row table:style-name="ro4">
          <table:table-cell table:style-name="ce40"/>
          <table:table-cell table:style-name="ce88"/>
          <table:table-cell table:formula="of:=IF(ISNUMBER([.B43]);[.B43]+0.020833333;&quot;&quot;)">
            <text:p/>
          </table:table-cell>
          <table:table-cell table:style-name="ce93"/>
          <table:table-cell table:style-name="ce41"/>
          <table:table-cell table:style-name="ce82" table:number-columns-repeated="2"/>
          <table:table-cell table:number-columns-repeated="19"/>
          <table:table-cell table:style-name="ce114" table:formula="of:=IF([.B43]=&quot;&quot;;&quot; &quot;;1)" office:value-type="string" office:string-value=" ">
            <text:p><text:s/></text:p>
          </table:table-cell>
          <table:table-cell table:number-columns-repeated="229"/>
        </table:table-row>
        <table:table-row table:style-name="ro4">
          <table:table-cell table:style-name="ce38"/>
          <table:table-cell table:style-name="ce88"/>
          <table:table-cell table:formula="of:=IF(ISNUMBER([.B44]);[.B44]+0.020833333;&quot;&quot;)">
            <text:p/>
          </table:table-cell>
          <table:table-cell table:style-name="ce93"/>
          <table:table-cell table:style-name="ce41"/>
          <table:table-cell table:style-name="ce82" table:number-columns-repeated="2"/>
          <table:table-cell table:number-columns-repeated="19"/>
          <table:table-cell table:style-name="ce114" table:formula="of:=IF([.B4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45]);[.B45]+0.020833333;&quot;&quot;)">
            <text:p/>
          </table:table-cell>
          <table:table-cell table:style-name="ce93"/>
          <table:table-cell table:style-name="ce41"/>
          <table:table-cell table:style-name="ce82" table:number-columns-repeated="2"/>
          <table:table-cell table:number-columns-repeated="19"/>
          <table:table-cell table:style-name="ce114" table:formula="of:=IF([.B45]=&quot;&quot;;&quot; &quot;;1)" office:value-type="string" office:string-value=" ">
            <text:p><text:s/></text:p>
          </table:table-cell>
          <table:table-cell table:number-columns-repeated="229"/>
        </table:table-row>
        <table:table-row table:style-name="ro4">
          <table:table-cell table:style-name="ce42"/>
          <table:table-cell table:style-name="ce88"/>
          <table:table-cell table:formula="of:=IF(ISNUMBER([.B46]);[.B46]+0.020833333;&quot;&quot;)">
            <text:p/>
          </table:table-cell>
          <table:table-cell table:style-name="ce93"/>
          <table:table-cell table:style-name="ce41"/>
          <table:table-cell table:style-name="ce82" table:number-columns-repeated="2"/>
          <table:table-cell table:number-columns-repeated="19"/>
          <table:table-cell table:style-name="ce114" table:formula="of:=IF([.B46]=&quot;&quot;;&quot; &quot;;1)" office:value-type="string" office:string-value=" ">
            <text:p><text:s/></text:p>
          </table:table-cell>
          <table:table-cell table:number-columns-repeated="229"/>
        </table:table-row>
        <table:table-row table:style-name="ro4">
          <table:table-cell table:style-name="ce43"/>
          <table:table-cell table:style-name="ce88"/>
          <table:table-cell table:formula="of:=IF(ISNUMBER([.B47]);[.B47]+0.020833333;&quot;&quot;)">
            <text:p/>
          </table:table-cell>
          <table:table-cell table:style-name="ce93"/>
          <table:table-cell table:style-name="ce41"/>
          <table:table-cell table:style-name="ce82" table:number-columns-repeated="2"/>
          <table:table-cell table:number-columns-repeated="19"/>
          <table:table-cell table:style-name="ce114" table:formula="of:=IF([.B47]=&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48]);[.B48]+0.020833333;&quot;&quot;)">
            <text:p/>
          </table:table-cell>
          <table:table-cell table:style-name="ce93"/>
          <table:table-cell table:style-name="ce41"/>
          <table:table-cell table:style-name="ce82" table:number-columns-repeated="2"/>
          <table:table-cell table:number-columns-repeated="19"/>
          <table:table-cell table:style-name="ce114" table:formula="of:=IF([.B48]=&quot;&quot;;&quot; &quot;;1)" office:value-type="string" office:string-value=" ">
            <text:p><text:s/></text:p>
          </table:table-cell>
          <table:table-cell table:number-columns-repeated="229"/>
        </table:table-row>
        <table:table-row table:style-name="ro4">
          <table:table-cell table:style-name="ce42"/>
          <table:table-cell table:style-name="ce88"/>
          <table:table-cell table:formula="of:=IF(ISNUMBER([.B49]);[.B49]+0.020833333;&quot;&quot;)">
            <text:p/>
          </table:table-cell>
          <table:table-cell table:style-name="ce93"/>
          <table:table-cell table:style-name="ce41"/>
          <table:table-cell table:style-name="ce82" table:number-columns-repeated="2"/>
          <table:table-cell table:number-columns-repeated="19"/>
          <table:table-cell table:style-name="ce114" table:formula="of:=IF([.B4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0]);[.B50]+0.020833333;&quot;&quot;)">
            <text:p/>
          </table:table-cell>
          <table:table-cell table:style-name="ce93"/>
          <table:table-cell table:style-name="ce41"/>
          <table:table-cell table:style-name="ce82" table:number-columns-repeated="2"/>
          <table:table-cell table:number-columns-repeated="19"/>
          <table:table-cell table:style-name="ce114" table:formula="of:=IF([.B50]=&quot;&quot;;&quot; &quot;;1)" office:value-type="string" office:string-value=" ">
            <text:p><text:s/></text:p>
          </table:table-cell>
          <table:table-cell table:number-columns-repeated="229"/>
        </table:table-row>
        <table:table-row table:style-name="ro4">
          <table:table-cell table:style-name="ce40"/>
          <table:table-cell table:style-name="ce88"/>
          <table:table-cell table:formula="of:=IF(ISNUMBER([.B51]);[.B51]+0.020833333;&quot;&quot;)">
            <text:p/>
          </table:table-cell>
          <table:table-cell table:style-name="ce93"/>
          <table:table-cell table:style-name="ce41"/>
          <table:table-cell table:style-name="ce82" table:number-columns-repeated="2"/>
          <table:table-cell table:number-columns-repeated="19"/>
          <table:table-cell table:style-name="ce114" table:formula="of:=IF([.B5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2]);[.B52]+0.020833333;&quot;&quot;)">
            <text:p/>
          </table:table-cell>
          <table:table-cell table:style-name="ce93"/>
          <table:table-cell table:style-name="ce41"/>
          <table:table-cell table:style-name="ce82" table:number-columns-repeated="2"/>
          <table:table-cell table:number-columns-repeated="19"/>
          <table:table-cell table:style-name="ce114" table:formula="of:=IF([.B5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3]);[.B53]+0.020833333;&quot;&quot;)">
            <text:p/>
          </table:table-cell>
          <table:table-cell table:style-name="ce93"/>
          <table:table-cell table:style-name="ce41"/>
          <table:table-cell table:style-name="ce82" table:number-columns-repeated="2"/>
          <table:table-cell table:number-columns-repeated="19"/>
          <table:table-cell table:style-name="ce114" table:formula="of:=IF([.B5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4]);[.B54]+0.020833333;&quot;&quot;)">
            <text:p/>
          </table:table-cell>
          <table:table-cell table:style-name="ce93"/>
          <table:table-cell table:style-name="ce41"/>
          <table:table-cell table:style-name="ce82" table:number-columns-repeated="2"/>
          <table:table-cell table:number-columns-repeated="19"/>
          <table:table-cell table:style-name="ce114" table:formula="of:=IF([.B5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5]);[.B55]+0.020833333;&quot;&quot;)">
            <text:p/>
          </table:table-cell>
          <table:table-cell table:style-name="ce93"/>
          <table:table-cell table:style-name="ce41"/>
          <table:table-cell table:style-name="ce82" table:number-columns-repeated="2"/>
          <table:table-cell table:number-columns-repeated="19"/>
          <table:table-cell table:style-name="ce114" table:formula="of:=IF([.B55]=&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56]);[.B56]+0.020833333;&quot;&quot;)">
            <text:p/>
          </table:table-cell>
          <table:table-cell table:style-name="ce93"/>
          <table:table-cell table:style-name="ce41"/>
          <table:table-cell table:style-name="ce82" table:number-columns-repeated="2"/>
          <table:table-cell table:number-columns-repeated="19"/>
          <table:table-cell table:style-name="ce114" table:formula="of:=IF([.B56]=&quot;&quot;;&quot; &quot;;1)" office:value-type="string" office:string-value=" ">
            <text:p><text:s/></text:p>
          </table:table-cell>
          <table:table-cell table:number-columns-repeated="229"/>
        </table:table-row>
        <table:table-row table:style-name="ro5">
          <table:table-cell table:style-name="ce41"/>
          <table:table-cell table:style-name="ce88"/>
          <table:table-cell table:formula="of:=IF(ISNUMBER([.B57]);[.B57]+0.020833333;&quot;&quot;)">
            <text:p/>
          </table:table-cell>
          <table:table-cell table:style-name="ce93"/>
          <table:table-cell table:style-name="ce41"/>
          <table:table-cell table:style-name="ce82" table:number-columns-repeated="2"/>
          <table:table-cell table:number-columns-repeated="19"/>
          <table:table-cell table:style-name="ce114" table:formula="of:=IF([.B57]=&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8]);[.B58]+0.020833333;&quot;&quot;)">
            <text:p/>
          </table:table-cell>
          <table:table-cell table:style-name="ce93"/>
          <table:table-cell table:style-name="ce100"/>
          <table:table-cell table:style-name="ce41"/>
          <table:table-cell table:style-name="ce82"/>
          <table:table-cell table:number-columns-repeated="19"/>
          <table:table-cell table:style-name="ce114" table:formula="of:=IF([.B5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59]);[.B59]+0.020833333;&quot;&quot;)">
            <text:p/>
          </table:table-cell>
          <table:table-cell table:style-name="ce93"/>
          <table:table-cell table:style-name="ce41"/>
          <table:table-cell table:style-name="ce82" table:number-columns-repeated="2"/>
          <table:table-cell table:number-columns-repeated="19"/>
          <table:table-cell table:style-name="ce114" table:formula="of:=IF([.B5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60]);[.B60]+0.020833333;&quot;&quot;)">
            <text:p/>
          </table:table-cell>
          <table:table-cell table:style-name="ce94"/>
          <table:table-cell table:style-name="ce41"/>
          <table:table-cell table:style-name="ce82" table:number-columns-repeated="2"/>
          <table:table-cell table:number-columns-repeated="19"/>
          <table:table-cell table:style-name="ce114" table:formula="of:=IF([.B60]=&quot;&quot;;&quot; &quot;;1)" office:value-type="string" office:string-value=" ">
            <text:p><text:s/></text:p>
          </table:table-cell>
          <table:table-cell table:number-columns-repeated="229"/>
        </table:table-row>
        <table:table-row table:style-name="ro4">
          <table:table-cell table:style-name="ce81"/>
          <table:table-cell table:style-name="ce88"/>
          <table:table-cell table:formula="of:=IF(ISNUMBER([.B61]);[.B61]+0.020833333;&quot;&quot;)">
            <text:p/>
          </table:table-cell>
          <table:table-cell table:style-name="ce93"/>
          <table:table-cell table:style-name="ce41"/>
          <table:table-cell table:style-name="ce82" table:number-columns-repeated="2"/>
          <table:table-cell table:number-columns-repeated="19"/>
          <table:table-cell table:style-name="ce114" table:formula="of:=IF([.B61]=&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62]);[.B62]+0.020833333;&quot;&quot;)">
            <text:p/>
          </table:table-cell>
          <table:table-cell table:style-name="ce95"/>
          <table:table-cell table:style-name="ce41"/>
          <table:table-cell table:style-name="ce82" table:number-columns-repeated="2"/>
          <table:table-cell table:number-columns-repeated="19"/>
          <table:table-cell table:style-name="ce114" table:formula="of:=IF([.B62]=&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63]);[.B63]+0.020833333;&quot;&quot;)">
            <text:p/>
          </table:table-cell>
          <table:table-cell table:style-name="ce93"/>
          <table:table-cell table:style-name="ce42"/>
          <table:table-cell table:style-name="ce82" table:number-columns-repeated="2"/>
          <table:table-cell table:number-columns-repeated="19"/>
          <table:table-cell table:style-name="ce114" table:formula="of:=IF([.B6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64]);[.B64]+0.020833333;&quot;&quot;)">
            <text:p/>
          </table:table-cell>
          <table:table-cell table:style-name="ce93"/>
          <table:table-cell table:style-name="ce42"/>
          <table:table-cell table:style-name="ce82" table:number-columns-repeated="2"/>
          <table:table-cell table:number-columns-repeated="19"/>
          <table:table-cell table:style-name="ce114" table:formula="of:=IF([.B6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65]);[.B65]+0.020833333;&quot;&quot;)">
            <text:p/>
          </table:table-cell>
          <table:table-cell table:style-name="ce93"/>
          <table:table-cell table:style-name="ce41" table:number-columns-repeated="2"/>
          <table:table-cell table:style-name="ce82"/>
          <table:table-cell table:number-columns-repeated="19"/>
          <table:table-cell table:style-name="ce114" table:formula="of:=IF([.B6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66]);[.B66]+0.020833333;&quot;&quot;)">
            <text:p/>
          </table:table-cell>
          <table:table-cell table:style-name="ce93"/>
          <table:table-cell table:style-name="ce41" table:number-columns-repeated="2"/>
          <table:table-cell table:style-name="ce82"/>
          <table:table-cell table:number-columns-repeated="19"/>
          <table:table-cell table:style-name="ce114" table:formula="of:=IF([.B66]=&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67]);[.B67]+0.020833333;&quot;&quot;)">
            <text:p/>
          </table:table-cell>
          <table:table-cell table:style-name="ce93"/>
          <table:table-cell table:style-name="ce41"/>
          <table:table-cell table:style-name="ce82" table:number-columns-repeated="2"/>
          <table:table-cell table:number-columns-repeated="19"/>
          <table:table-cell table:style-name="ce114" table:formula="of:=IF([.B67]=&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68]);[.B68]+0.020833333;&quot;&quot;)">
            <text:p/>
          </table:table-cell>
          <table:table-cell table:style-name="ce93"/>
          <table:table-cell table:style-name="ce41"/>
          <table:table-cell table:style-name="ce82" table:number-columns-repeated="2"/>
          <table:table-cell table:number-columns-repeated="19"/>
          <table:table-cell table:style-name="ce114" table:formula="of:=IF([.B68]=&quot;&quot;;&quot; &quot;;1)" office:value-type="string" office:string-value=" ">
            <text:p><text:s/></text:p>
          </table:table-cell>
          <table:table-cell table:number-columns-repeated="229"/>
        </table:table-row>
        <table:table-row table:style-name="ro4">
          <table:table-cell table:style-name="ce81"/>
          <table:table-cell table:style-name="ce88"/>
          <table:table-cell table:formula="of:=IF(ISNUMBER([.B69]);[.B69]+0.020833333;&quot;&quot;)">
            <text:p/>
          </table:table-cell>
          <table:table-cell table:style-name="ce93"/>
          <table:table-cell table:style-name="ce41"/>
          <table:table-cell table:style-name="ce82" table:number-columns-repeated="2"/>
          <table:table-cell table:number-columns-repeated="19"/>
          <table:table-cell table:style-name="ce114" table:formula="of:=IF([.B69]=&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70]);[.B70]+0.020833333;&quot;&quot;)">
            <text:p/>
          </table:table-cell>
          <table:table-cell table:style-name="ce93"/>
          <table:table-cell table:style-name="ce41"/>
          <table:table-cell table:style-name="ce82" table:number-columns-repeated="2"/>
          <table:table-cell table:number-columns-repeated="19"/>
          <table:table-cell table:style-name="ce114" table:formula="of:=IF([.B7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1]);[.B71]+0.020833333;&quot;&quot;)">
            <text:p/>
          </table:table-cell>
          <table:table-cell table:style-name="ce93"/>
          <table:table-cell table:style-name="ce41"/>
          <table:table-cell table:style-name="ce82" table:number-columns-repeated="2"/>
          <table:table-cell table:number-columns-repeated="19"/>
          <table:table-cell table:style-name="ce114" table:formula="of:=IF([.B7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2]);[.B72]+0.020833333;&quot;&quot;)">
            <text:p/>
          </table:table-cell>
          <table:table-cell table:style-name="ce93"/>
          <table:table-cell table:style-name="ce41"/>
          <table:table-cell table:style-name="ce82" table:number-columns-repeated="2"/>
          <table:table-cell table:number-columns-repeated="19"/>
          <table:table-cell table:style-name="ce114" table:formula="of:=IF([.B72]=&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73]);[.B73]+0.020833333;&quot;&quot;)">
            <text:p/>
          </table:table-cell>
          <table:table-cell table:style-name="ce93"/>
          <table:table-cell table:style-name="ce42"/>
          <table:table-cell table:style-name="ce82" table:number-columns-repeated="2"/>
          <table:table-cell table:number-columns-repeated="19"/>
          <table:table-cell table:style-name="ce114" table:formula="of:=IF([.B7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4]);[.B74]+0.020833333;&quot;&quot;)">
            <text:p/>
          </table:table-cell>
          <table:table-cell table:style-name="ce93"/>
          <table:table-cell table:style-name="ce41"/>
          <table:table-cell table:style-name="ce82" table:number-columns-repeated="2"/>
          <table:table-cell table:number-columns-repeated="19"/>
          <table:table-cell table:style-name="ce114" table:formula="of:=IF([.B7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5]);[.B75]+0.020833333;&quot;&quot;)">
            <text:p/>
          </table:table-cell>
          <table:table-cell table:style-name="ce93"/>
          <table:table-cell table:style-name="ce41"/>
          <table:table-cell table:style-name="ce82" table:number-columns-repeated="2"/>
          <table:table-cell table:number-columns-repeated="19"/>
          <table:table-cell table:style-name="ce114" table:formula="of:=IF([.B7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6]);[.B76]+0.020833333;&quot;&quot;)">
            <text:p/>
          </table:table-cell>
          <table:table-cell table:style-name="ce93"/>
          <table:table-cell table:style-name="ce41"/>
          <table:table-cell table:style-name="ce82" table:number-columns-repeated="2"/>
          <table:table-cell table:number-columns-repeated="19"/>
          <table:table-cell table:style-name="ce114" table:formula="of:=IF([.B7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7]);[.B77]+0.020833333;&quot;&quot;)">
            <text:p/>
          </table:table-cell>
          <table:table-cell table:style-name="ce93"/>
          <table:table-cell table:style-name="ce41"/>
          <table:table-cell table:style-name="ce82" table:number-columns-repeated="2"/>
          <table:table-cell table:number-columns-repeated="19"/>
          <table:table-cell table:style-name="ce114" table:formula="of:=IF([.B77]=&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8]);[.B78]+0.020833333;&quot;&quot;)">
            <text:p/>
          </table:table-cell>
          <table:table-cell table:style-name="ce93"/>
          <table:table-cell table:style-name="ce41"/>
          <table:table-cell table:style-name="ce82" table:number-columns-repeated="2"/>
          <table:table-cell table:number-columns-repeated="19"/>
          <table:table-cell table:style-name="ce114" table:formula="of:=IF([.B7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79]);[.B79]+0.020833333;&quot;&quot;)">
            <text:p/>
          </table:table-cell>
          <table:table-cell table:style-name="ce93"/>
          <table:table-cell table:style-name="ce41"/>
          <table:table-cell table:style-name="ce82" table:number-columns-repeated="2"/>
          <table:table-cell table:number-columns-repeated="19"/>
          <table:table-cell table:style-name="ce114" table:formula="of:=IF([.B79]=&quot;&quot;;&quot; &quot;;1)" office:value-type="string" office:string-value=" ">
            <text:p><text:s/></text:p>
          </table:table-cell>
          <table:table-cell table:number-columns-repeated="229"/>
        </table:table-row>
        <table:table-row table:style-name="ro9">
          <table:table-cell table:style-name="ce41"/>
          <table:table-cell table:style-name="ce88"/>
          <table:table-cell table:formula="of:=IF(ISNUMBER([.B80]);[.B80]+0.020833333;&quot;&quot;)">
            <text:p/>
          </table:table-cell>
          <table:table-cell table:style-name="ce93"/>
          <table:table-cell table:style-name="ce101"/>
          <table:table-cell table:style-name="ce82" table:number-columns-repeated="2"/>
          <table:table-cell table:number-columns-repeated="19"/>
          <table:table-cell table:style-name="ce114" table:formula="of:=IF([.B80]=&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81]);[.B81]+0.020833333;&quot;&quot;)">
            <text:p/>
          </table:table-cell>
          <table:table-cell table:style-name="ce93"/>
          <table:table-cell table:style-name="ce41"/>
          <table:table-cell table:style-name="ce82" table:number-columns-repeated="2"/>
          <table:table-cell table:number-columns-repeated="19"/>
          <table:table-cell table:style-name="ce114" table:formula="of:=IF([.B8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2]);[.B82]+0.020833333;&quot;&quot;)">
            <text:p/>
          </table:table-cell>
          <table:table-cell table:style-name="ce93"/>
          <table:table-cell table:style-name="ce41" table:number-columns-repeated="2"/>
          <table:table-cell table:style-name="ce82"/>
          <table:table-cell table:number-columns-repeated="19"/>
          <table:table-cell table:style-name="ce114" table:formula="of:=IF([.B8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3]);[.B83]+0.020833333;&quot;&quot;)">
            <text:p/>
          </table:table-cell>
          <table:table-cell table:style-name="ce93"/>
          <table:table-cell table:style-name="ce41"/>
          <table:table-cell table:style-name="ce82" table:number-columns-repeated="2"/>
          <table:table-cell table:number-columns-repeated="19"/>
          <table:table-cell table:style-name="ce114" table:formula="of:=IF([.B8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4]);[.B84]+0.020833333;&quot;&quot;)">
            <text:p/>
          </table:table-cell>
          <table:table-cell table:style-name="ce93"/>
          <table:table-cell table:style-name="ce41"/>
          <table:table-cell table:style-name="ce82" table:number-columns-repeated="2"/>
          <table:table-cell table:number-columns-repeated="19"/>
          <table:table-cell table:style-name="ce114" table:formula="of:=IF([.B8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5]);[.B85]+0.020833333;&quot;&quot;)">
            <text:p/>
          </table:table-cell>
          <table:table-cell table:style-name="ce93"/>
          <table:table-cell table:style-name="ce41"/>
          <table:table-cell table:style-name="ce82" table:number-columns-repeated="2"/>
          <table:table-cell table:number-columns-repeated="19"/>
          <table:table-cell table:style-name="ce114" table:formula="of:=IF([.B8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6]);[.B86]+0.020833333;&quot;&quot;)">
            <text:p/>
          </table:table-cell>
          <table:table-cell table:style-name="ce93"/>
          <table:table-cell table:style-name="ce41"/>
          <table:table-cell table:style-name="ce82" table:number-columns-repeated="2"/>
          <table:table-cell table:number-columns-repeated="19"/>
          <table:table-cell table:style-name="ce114" table:formula="of:=IF([.B8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7]);[.B87]+0.020833333;&quot;&quot;)">
            <text:p/>
          </table:table-cell>
          <table:table-cell table:style-name="ce93"/>
          <table:table-cell table:style-name="ce41"/>
          <table:table-cell table:style-name="ce82" table:number-columns-repeated="2"/>
          <table:table-cell table:number-columns-repeated="19"/>
          <table:table-cell table:style-name="ce114" table:formula="of:=IF([.B87]=&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8]);[.B88]+0.020833333;&quot;&quot;)">
            <text:p/>
          </table:table-cell>
          <table:table-cell table:style-name="ce93"/>
          <table:table-cell table:style-name="ce41"/>
          <table:table-cell table:style-name="ce82" table:number-columns-repeated="2"/>
          <table:table-cell table:number-columns-repeated="19"/>
          <table:table-cell table:style-name="ce114" table:formula="of:=IF([.B8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89]);[.B89]+0.020833333;&quot;&quot;)">
            <text:p/>
          </table:table-cell>
          <table:table-cell table:style-name="ce93"/>
          <table:table-cell table:style-name="ce41"/>
          <table:table-cell table:style-name="ce82" table:number-columns-repeated="2"/>
          <table:table-cell table:number-columns-repeated="19"/>
          <table:table-cell table:style-name="ce114" table:formula="of:=IF([.B8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0]);[.B90]+0.020833333;&quot;&quot;)">
            <text:p/>
          </table:table-cell>
          <table:table-cell table:style-name="ce93"/>
          <table:table-cell table:style-name="ce41"/>
          <table:table-cell table:style-name="ce82" table:number-columns-repeated="2"/>
          <table:table-cell table:number-columns-repeated="19"/>
          <table:table-cell table:style-name="ce114" table:formula="of:=IF([.B9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1]);[.B91]+0.020833333;&quot;&quot;)">
            <text:p/>
          </table:table-cell>
          <table:table-cell table:style-name="ce93"/>
          <table:table-cell table:style-name="ce41"/>
          <table:table-cell table:style-name="ce82" table:number-columns-repeated="2"/>
          <table:table-cell table:number-columns-repeated="19"/>
          <table:table-cell table:style-name="ce114" table:formula="of:=IF([.B91]=&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92]);[.B92]+0.020833333;&quot;&quot;)">
            <text:p/>
          </table:table-cell>
          <table:table-cell table:style-name="ce93"/>
          <table:table-cell table:style-name="ce41"/>
          <table:table-cell table:style-name="ce82" table:number-columns-repeated="2"/>
          <table:table-cell table:number-columns-repeated="19"/>
          <table:table-cell table:style-name="ce114" table:formula="of:=IF([.B9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3]);[.B93]+0.020833333;&quot;&quot;)">
            <text:p/>
          </table:table-cell>
          <table:table-cell table:style-name="ce93"/>
          <table:table-cell table:style-name="ce41"/>
          <table:table-cell table:style-name="ce82" table:number-columns-repeated="2"/>
          <table:table-cell table:style-name="Default"/>
          <table:table-cell table:number-columns-repeated="18"/>
          <table:table-cell table:style-name="ce114" table:formula="of:=IF([.B9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4]);[.B94]+0.020833333;&quot;&quot;)">
            <text:p/>
          </table:table-cell>
          <table:table-cell table:style-name="ce93"/>
          <table:table-cell table:style-name="ce41"/>
          <table:table-cell table:style-name="ce82" table:number-columns-repeated="2"/>
          <table:table-cell table:number-columns-repeated="19"/>
          <table:table-cell table:style-name="ce114" table:formula="of:=IF([.B9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5]);[.B95]+0.020833333;&quot;&quot;)">
            <text:p/>
          </table:table-cell>
          <table:table-cell table:style-name="ce93"/>
          <table:table-cell table:style-name="ce41"/>
          <table:table-cell table:style-name="ce82" table:number-columns-repeated="2"/>
          <table:table-cell table:number-columns-repeated="19"/>
          <table:table-cell table:style-name="ce114" table:formula="of:=IF([.B9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6]);[.B96]+0.020833333;&quot;&quot;)">
            <text:p/>
          </table:table-cell>
          <table:table-cell table:style-name="ce93"/>
          <table:table-cell table:style-name="ce41"/>
          <table:table-cell table:style-name="ce82" table:number-columns-repeated="2"/>
          <table:table-cell table:number-columns-repeated="19"/>
          <table:table-cell table:style-name="ce114" table:formula="of:=IF([.B96]=&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97]);[.B97]+0.020833333;&quot;&quot;)">
            <text:p/>
          </table:table-cell>
          <table:table-cell table:style-name="ce93"/>
          <table:table-cell table:style-name="ce41"/>
          <table:table-cell table:style-name="ce82" table:number-columns-repeated="2"/>
          <table:table-cell table:number-columns-repeated="19"/>
          <table:table-cell table:style-name="ce114" table:formula="of:=IF([.B97]=&quot;&quot;;&quot; &quot;;1)" office:value-type="string" office:string-value=" ">
            <text:p><text:s/></text:p>
          </table:table-cell>
          <table:table-cell table:number-columns-repeated="229"/>
        </table:table-row>
        <table:table-row table:style-name="ro5">
          <table:table-cell table:style-name="ce41"/>
          <table:table-cell table:style-name="ce88"/>
          <table:table-cell table:formula="of:=IF(ISNUMBER([.B98]);[.B98]+0.020833333;&quot;&quot;)">
            <text:p/>
          </table:table-cell>
          <table:table-cell table:style-name="ce93"/>
          <table:table-cell table:style-name="ce41" table:number-columns-repeated="2"/>
          <table:table-cell table:style-name="ce82"/>
          <table:table-cell table:number-columns-repeated="19"/>
          <table:table-cell table:style-name="ce114" table:formula="of:=IF([.B9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99]);[.B99]+0.020833333;&quot;&quot;)">
            <text:p/>
          </table:table-cell>
          <table:table-cell table:style-name="ce93"/>
          <table:table-cell table:style-name="ce41"/>
          <table:table-cell table:style-name="ce82" table:number-columns-repeated="2"/>
          <table:table-cell table:number-columns-repeated="19"/>
          <table:table-cell table:style-name="ce114" table:formula="of:=IF([.B99]=&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00]);[.B100]+0.020833333;&quot;&quot;)">
            <text:p/>
          </table:table-cell>
          <table:table-cell table:style-name="ce93"/>
          <table:table-cell table:style-name="ce41"/>
          <table:table-cell table:style-name="ce82" table:number-columns-repeated="2"/>
          <table:table-cell table:number-columns-repeated="19"/>
          <table:table-cell table:style-name="ce114" table:formula="of:=IF([.B10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01]);[.B101]+0.020833333;&quot;&quot;)">
            <text:p/>
          </table:table-cell>
          <table:table-cell table:style-name="ce93"/>
          <table:table-cell table:style-name="ce41"/>
          <table:table-cell table:style-name="ce82" table:number-columns-repeated="2"/>
          <table:table-cell table:number-columns-repeated="19"/>
          <table:table-cell table:style-name="ce114" table:formula="of:=IF([.B101]=&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02]);[.B102]+0.020833333;&quot;&quot;)">
            <text:p/>
          </table:table-cell>
          <table:table-cell table:style-name="ce93"/>
          <table:table-cell table:style-name="ce41"/>
          <table:table-cell table:style-name="ce82" table:number-columns-repeated="2"/>
          <table:table-cell table:number-columns-repeated="19"/>
          <table:table-cell table:style-name="ce114" table:formula="of:=IF([.B10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03]);[.B103]+0.020833333;&quot;&quot;)">
            <text:p/>
          </table:table-cell>
          <table:table-cell table:style-name="ce93"/>
          <table:table-cell table:style-name="ce41"/>
          <table:table-cell table:style-name="ce82" table:number-columns-repeated="2"/>
          <table:table-cell table:number-columns-repeated="19"/>
          <table:table-cell table:style-name="ce114" table:formula="of:=IF([.B103]=&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04]);[.B104]+0.020833333;&quot;&quot;)">
            <text:p/>
          </table:table-cell>
          <table:table-cell table:style-name="ce93"/>
          <table:table-cell table:style-name="ce41"/>
          <table:table-cell table:style-name="ce82" table:number-columns-repeated="2"/>
          <table:table-cell table:number-columns-repeated="19"/>
          <table:table-cell table:style-name="ce114" table:formula="of:=IF([.B104]=&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05]);[.B105]+0.020833333;&quot;&quot;)">
            <text:p/>
          </table:table-cell>
          <table:table-cell table:style-name="ce93"/>
          <table:table-cell table:style-name="ce41" table:number-columns-repeated="2"/>
          <table:table-cell table:style-name="ce82"/>
          <table:table-cell table:number-columns-repeated="19"/>
          <table:table-cell table:style-name="ce114" table:formula="of:=IF([.B10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06]);[.B106]+0.020833333;&quot;&quot;)">
            <text:p/>
          </table:table-cell>
          <table:table-cell table:style-name="ce93"/>
          <table:table-cell table:style-name="ce41"/>
          <table:table-cell table:style-name="ce82" table:number-columns-repeated="2"/>
          <table:table-cell table:number-columns-repeated="19"/>
          <table:table-cell table:style-name="ce114" table:formula="of:=IF([.B10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07]);[.B107]+0.020833333;&quot;&quot;)">
            <text:p/>
          </table:table-cell>
          <table:table-cell table:style-name="ce93"/>
          <table:table-cell table:style-name="ce41"/>
          <table:table-cell table:style-name="ce82" table:number-columns-repeated="2"/>
          <table:table-cell table:number-columns-repeated="19"/>
          <table:table-cell table:style-name="ce114" table:formula="of:=IF([.B107]=&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08]);[.B108]+0.020833333;&quot;&quot;)">
            <text:p/>
          </table:table-cell>
          <table:table-cell table:style-name="ce93"/>
          <table:table-cell table:style-name="ce41"/>
          <table:table-cell table:style-name="ce82" table:number-columns-repeated="2"/>
          <table:table-cell table:number-columns-repeated="19"/>
          <table:table-cell table:style-name="ce114" table:formula="of:=IF([.B10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09]);[.B109]+0.020833333;&quot;&quot;)">
            <text:p/>
          </table:table-cell>
          <table:table-cell table:style-name="ce93"/>
          <table:table-cell table:style-name="ce41"/>
          <table:table-cell table:style-name="ce82" table:number-columns-repeated="2"/>
          <table:table-cell table:number-columns-repeated="19"/>
          <table:table-cell table:style-name="ce114" table:formula="of:=IF([.B10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10]);[.B110]+0.020833333;&quot;&quot;)">
            <text:p/>
          </table:table-cell>
          <table:table-cell table:style-name="ce93"/>
          <table:table-cell table:style-name="ce41"/>
          <table:table-cell table:style-name="ce82" table:number-columns-repeated="2"/>
          <table:table-cell table:number-columns-repeated="19"/>
          <table:table-cell table:style-name="ce114" table:formula="of:=IF([.B11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11]);[.B111]+0.020833333;&quot;&quot;)">
            <text:p/>
          </table:table-cell>
          <table:table-cell table:style-name="ce93"/>
          <table:table-cell table:style-name="ce41"/>
          <table:table-cell table:style-name="ce82" table:number-columns-repeated="2"/>
          <table:table-cell table:number-columns-repeated="19"/>
          <table:table-cell table:style-name="ce114" table:formula="of:=IF([.B11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12]);[.B112]+0.020833333;&quot;&quot;)">
            <text:p/>
          </table:table-cell>
          <table:table-cell table:style-name="ce93"/>
          <table:table-cell table:style-name="ce41"/>
          <table:table-cell table:style-name="ce82" table:number-columns-repeated="2"/>
          <table:table-cell table:number-columns-repeated="19"/>
          <table:table-cell table:style-name="ce114" table:formula="of:=IF([.B112]=&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13]);[.B113]+0.020833333;&quot;&quot;)">
            <text:p/>
          </table:table-cell>
          <table:table-cell table:style-name="ce93"/>
          <table:table-cell table:style-name="ce41"/>
          <table:table-cell table:style-name="ce82" table:number-columns-repeated="2"/>
          <table:table-cell table:number-columns-repeated="19"/>
          <table:table-cell table:style-name="ce114" table:formula="of:=IF([.B113]=&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14]);[.B114]+0.020833333;&quot;&quot;)">
            <text:p/>
          </table:table-cell>
          <table:table-cell table:style-name="ce93"/>
          <table:table-cell table:style-name="ce41"/>
          <table:table-cell table:style-name="ce82" table:number-columns-repeated="2"/>
          <table:table-cell table:number-columns-repeated="19"/>
          <table:table-cell table:style-name="ce114" table:formula="of:=IF([.B114]=&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15]);[.B115]+0.020833333;&quot;&quot;)">
            <text:p/>
          </table:table-cell>
          <table:table-cell table:style-name="ce93"/>
          <table:table-cell table:style-name="ce41"/>
          <table:table-cell table:style-name="ce82" table:number-columns-repeated="2"/>
          <table:table-cell table:number-columns-repeated="19"/>
          <table:table-cell table:style-name="ce114" table:formula="of:=IF([.B11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16]);[.B116]+0.020833333;&quot;&quot;)">
            <text:p/>
          </table:table-cell>
          <table:table-cell table:style-name="ce93"/>
          <table:table-cell table:style-name="ce41"/>
          <table:table-cell table:style-name="ce82" table:number-columns-repeated="2"/>
          <table:table-cell table:number-columns-repeated="19"/>
          <table:table-cell table:style-name="ce114" table:formula="of:=IF([.B116]=&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17]);[.B117]+0.020833333;&quot;&quot;)">
            <text:p/>
          </table:table-cell>
          <table:table-cell table:style-name="ce93"/>
          <table:table-cell table:style-name="ce41"/>
          <table:table-cell table:style-name="ce82" table:number-columns-repeated="2"/>
          <table:table-cell table:number-columns-repeated="19"/>
          <table:table-cell table:style-name="ce114" table:formula="of:=IF([.B117]=&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18]);[.B118]+0.020833333;&quot;&quot;)">
            <text:p/>
          </table:table-cell>
          <table:table-cell table:style-name="ce93"/>
          <table:table-cell table:style-name="ce41"/>
          <table:table-cell table:style-name="ce82" table:number-columns-repeated="2"/>
          <table:table-cell table:number-columns-repeated="19"/>
          <table:table-cell table:style-name="ce114" table:formula="of:=IF([.B118]=&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19]);[.B119]+0.020833333;&quot;&quot;)">
            <text:p/>
          </table:table-cell>
          <table:table-cell table:style-name="ce93"/>
          <table:table-cell table:style-name="ce41"/>
          <table:table-cell table:style-name="ce82" table:number-columns-repeated="2"/>
          <table:table-cell table:number-columns-repeated="19"/>
          <table:table-cell table:style-name="ce114" table:formula="of:=IF([.B119]=&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0]);[.B120]+0.020833333;&quot;&quot;)">
            <text:p/>
          </table:table-cell>
          <table:table-cell table:style-name="ce93"/>
          <table:table-cell table:style-name="ce41"/>
          <table:table-cell table:style-name="ce82" table:number-columns-repeated="2"/>
          <table:table-cell table:number-columns-repeated="19"/>
          <table:table-cell table:style-name="ce114" table:formula="of:=IF([.B120]=&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1]);[.B121]+0.020833333;&quot;&quot;)">
            <text:p/>
          </table:table-cell>
          <table:table-cell table:style-name="ce93"/>
          <table:table-cell table:style-name="ce41"/>
          <table:table-cell table:style-name="ce82" table:number-columns-repeated="2"/>
          <table:table-cell table:number-columns-repeated="19"/>
          <table:table-cell table:style-name="ce114" table:formula="of:=IF([.B121]=&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2]);[.B122]+0.020833333;&quot;&quot;)">
            <text:p/>
          </table:table-cell>
          <table:table-cell table:style-name="ce93"/>
          <table:table-cell table:style-name="ce41"/>
          <table:table-cell table:style-name="ce82" table:number-columns-repeated="2"/>
          <table:table-cell table:number-columns-repeated="19"/>
          <table:table-cell table:style-name="ce114" table:formula="of:=IF([.B122]=&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3]);[.B123]+0.020833333;&quot;&quot;)">
            <text:p/>
          </table:table-cell>
          <table:table-cell table:style-name="ce93"/>
          <table:table-cell table:style-name="ce41"/>
          <table:table-cell table:style-name="ce82" table:number-columns-repeated="2"/>
          <table:table-cell table:number-columns-repeated="19"/>
          <table:table-cell table:style-name="ce114" table:formula="of:=IF([.B123]=&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4]);[.B124]+0.020833333;&quot;&quot;)">
            <text:p/>
          </table:table-cell>
          <table:table-cell table:style-name="ce93"/>
          <table:table-cell table:style-name="ce41"/>
          <table:table-cell table:style-name="ce82" table:number-columns-repeated="2"/>
          <table:table-cell table:number-columns-repeated="19"/>
          <table:table-cell table:style-name="ce114" table:formula="of:=IF([.B12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25]);[.B125]+0.020833333;&quot;&quot;)">
            <text:p/>
          </table:table-cell>
          <table:table-cell table:style-name="ce93"/>
          <table:table-cell table:style-name="ce41"/>
          <table:table-cell table:style-name="ce82" table:number-columns-repeated="2"/>
          <table:table-cell table:number-columns-repeated="19"/>
          <table:table-cell table:style-name="ce114" table:formula="of:=IF([.B12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26]);[.B126]+0.020833333;&quot;&quot;)">
            <text:p/>
          </table:table-cell>
          <table:table-cell table:style-name="ce93"/>
          <table:table-cell table:style-name="ce41"/>
          <table:table-cell table:style-name="ce82" table:number-columns-repeated="2"/>
          <table:table-cell table:number-columns-repeated="19"/>
          <table:table-cell table:style-name="ce114" table:formula="of:=IF([.B12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27]);[.B127]+0.020833333;&quot;&quot;)">
            <text:p/>
          </table:table-cell>
          <table:table-cell table:style-name="ce93"/>
          <table:table-cell table:style-name="ce41"/>
          <table:table-cell table:style-name="ce82" table:number-columns-repeated="2"/>
          <table:table-cell table:number-columns-repeated="19"/>
          <table:table-cell table:style-name="ce114" table:formula="of:=IF([.B127]=&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8]);[.B128]+0.020833333;&quot;&quot;)">
            <text:p/>
          </table:table-cell>
          <table:table-cell table:style-name="ce93"/>
          <table:table-cell table:style-name="ce41"/>
          <table:table-cell table:style-name="ce82" table:number-columns-repeated="2"/>
          <table:table-cell table:number-columns-repeated="19"/>
          <table:table-cell table:style-name="ce114" table:formula="of:=IF([.B128]=&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29]);[.B129]+0.020833333;&quot;&quot;)">
            <text:p/>
          </table:table-cell>
          <table:table-cell table:style-name="ce93"/>
          <table:table-cell table:style-name="ce41"/>
          <table:table-cell table:style-name="ce82" table:number-columns-repeated="2"/>
          <table:table-cell table:number-columns-repeated="19"/>
          <table:table-cell table:style-name="ce114" table:formula="of:=IF([.B129]=&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30]);[.B130]+0.020833333;&quot;&quot;)">
            <text:p/>
          </table:table-cell>
          <table:table-cell table:style-name="ce93"/>
          <table:table-cell table:style-name="ce41"/>
          <table:table-cell table:style-name="ce82" table:number-columns-repeated="2"/>
          <table:table-cell table:number-columns-repeated="19"/>
          <table:table-cell table:style-name="ce114" table:formula="of:=IF([.B130]=&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31]);[.B131]+0.020833333;&quot;&quot;)">
            <text:p/>
          </table:table-cell>
          <table:table-cell table:style-name="ce93"/>
          <table:table-cell table:style-name="ce41"/>
          <table:table-cell table:style-name="ce82" table:number-columns-repeated="2"/>
          <table:table-cell table:number-columns-repeated="19"/>
          <table:table-cell table:style-name="ce114" table:formula="of:=IF([.B13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32]);[.B132]+0.020833333;&quot;&quot;)">
            <text:p/>
          </table:table-cell>
          <table:table-cell table:style-name="ce93"/>
          <table:table-cell table:style-name="ce41"/>
          <table:table-cell table:style-name="ce82" table:number-columns-repeated="2"/>
          <table:table-cell table:number-columns-repeated="19"/>
          <table:table-cell table:style-name="ce114" table:formula="of:=IF([.B13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33]);[.B133]+0.020833333;&quot;&quot;)">
            <text:p/>
          </table:table-cell>
          <table:table-cell table:style-name="ce93"/>
          <table:table-cell table:style-name="ce41"/>
          <table:table-cell table:style-name="ce82" table:number-columns-repeated="2"/>
          <table:table-cell table:number-columns-repeated="19"/>
          <table:table-cell table:style-name="ce114" table:formula="of:=IF([.B13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34]);[.B134]+0.020833333;&quot;&quot;)">
            <text:p/>
          </table:table-cell>
          <table:table-cell table:style-name="ce93"/>
          <table:table-cell table:style-name="ce41"/>
          <table:table-cell table:style-name="ce82" table:number-columns-repeated="2"/>
          <table:table-cell table:number-columns-repeated="19"/>
          <table:table-cell table:style-name="ce114" table:formula="of:=IF([.B13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35]);[.B135]+0.020833333;&quot;&quot;)">
            <text:p/>
          </table:table-cell>
          <table:table-cell table:style-name="ce93"/>
          <table:table-cell table:style-name="ce41"/>
          <table:table-cell table:style-name="ce82" table:number-columns-repeated="2"/>
          <table:table-cell table:number-columns-repeated="19"/>
          <table:table-cell table:style-name="ce114" table:formula="of:=IF([.B135]=&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36]);[.B136]+0.020833333;&quot;&quot;)">
            <text:p/>
          </table:table-cell>
          <table:table-cell table:style-name="ce93"/>
          <table:table-cell table:style-name="ce41"/>
          <table:table-cell table:style-name="ce82" table:number-columns-repeated="2"/>
          <table:table-cell table:number-columns-repeated="19"/>
          <table:table-cell table:style-name="ce114" table:formula="of:=IF([.B136]=&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37]);[.B137]+0.020833333;&quot;&quot;)">
            <text:p/>
          </table:table-cell>
          <table:table-cell table:style-name="ce93"/>
          <table:table-cell table:style-name="ce41"/>
          <table:table-cell table:style-name="ce82" table:number-columns-repeated="2"/>
          <table:table-cell table:number-columns-repeated="19"/>
          <table:table-cell table:style-name="ce114" table:formula="of:=IF([.B137]=&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38]);[.B138]+0.020833333;&quot;&quot;)">
            <text:p/>
          </table:table-cell>
          <table:table-cell table:style-name="ce93"/>
          <table:table-cell table:style-name="ce41"/>
          <table:table-cell table:style-name="ce82" table:number-columns-repeated="2"/>
          <table:table-cell table:number-columns-repeated="19"/>
          <table:table-cell table:style-name="ce114" table:formula="of:=IF([.B13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39]);[.B139]+0.020833333;&quot;&quot;)">
            <text:p/>
          </table:table-cell>
          <table:table-cell table:style-name="ce93"/>
          <table:table-cell table:style-name="ce41"/>
          <table:table-cell table:style-name="ce82" table:number-columns-repeated="2"/>
          <table:table-cell table:number-columns-repeated="19"/>
          <table:table-cell table:style-name="ce114" table:formula="of:=IF([.B13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40]);[.B140]+0.020833333;&quot;&quot;)">
            <text:p/>
          </table:table-cell>
          <table:table-cell table:style-name="ce93"/>
          <table:table-cell table:style-name="ce41"/>
          <table:table-cell table:style-name="ce82" table:number-columns-repeated="2"/>
          <table:table-cell table:number-columns-repeated="19"/>
          <table:table-cell table:style-name="ce114" table:formula="of:=IF([.B140]=&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41]);[.B141]+0.020833333;&quot;&quot;)">
            <text:p/>
          </table:table-cell>
          <table:table-cell table:style-name="ce93"/>
          <table:table-cell table:style-name="ce41"/>
          <table:table-cell table:style-name="ce82" table:number-columns-repeated="2"/>
          <table:table-cell table:number-columns-repeated="19"/>
          <table:table-cell table:style-name="ce114" table:formula="of:=IF([.B14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42]);[.B142]+0.020833333;&quot;&quot;)">
            <text:p/>
          </table:table-cell>
          <table:table-cell table:style-name="ce93"/>
          <table:table-cell table:style-name="ce41"/>
          <table:table-cell table:style-name="ce82" table:number-columns-repeated="2"/>
          <table:table-cell table:number-columns-repeated="19"/>
          <table:table-cell table:style-name="ce114" table:formula="of:=IF([.B14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43]);[.B143]+0.020833333;&quot;&quot;)">
            <text:p/>
          </table:table-cell>
          <table:table-cell table:style-name="ce93"/>
          <table:table-cell table:style-name="ce41"/>
          <table:table-cell table:style-name="ce82" table:number-columns-repeated="2"/>
          <table:table-cell table:number-columns-repeated="19"/>
          <table:table-cell table:style-name="ce114" table:formula="of:=IF([.B143]=&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44]);[.B144]+0.020833333;&quot;&quot;)">
            <text:p/>
          </table:table-cell>
          <table:table-cell table:style-name="ce93"/>
          <table:table-cell table:style-name="ce41"/>
          <table:table-cell table:style-name="ce82" table:number-columns-repeated="2"/>
          <table:table-cell table:number-columns-repeated="19"/>
          <table:table-cell table:style-name="ce114" table:formula="of:=IF([.B14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45]);[.B145]+0.020833333;&quot;&quot;)">
            <text:p/>
          </table:table-cell>
          <table:table-cell table:style-name="ce93"/>
          <table:table-cell table:style-name="ce41"/>
          <table:table-cell table:style-name="ce82" table:number-columns-repeated="2"/>
          <table:table-cell table:number-columns-repeated="19"/>
          <table:table-cell table:style-name="ce114" table:formula="of:=IF([.B145]=&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46]);[.B146]+0.020833333;&quot;&quot;)">
            <text:p/>
          </table:table-cell>
          <table:table-cell table:style-name="ce93"/>
          <table:table-cell table:style-name="ce41"/>
          <table:table-cell table:style-name="ce82" table:number-columns-repeated="2"/>
          <table:table-cell table:number-columns-repeated="19"/>
          <table:table-cell table:style-name="ce114" table:formula="of:=IF([.B146]=&quot;&quot;;&quot; &quot;;1)" office:value-type="string" office:string-value=" ">
            <text:p><text:s/></text:p>
          </table:table-cell>
          <table:table-cell table:number-columns-repeated="229"/>
        </table:table-row>
        <table:table-row table:style-name="ro4">
          <table:table-cell table:style-name="ce80"/>
          <table:table-cell table:style-name="ce88"/>
          <table:table-cell table:formula="of:=IF(ISNUMBER([.B147]);[.B147]+0.020833333;&quot;&quot;)">
            <text:p/>
          </table:table-cell>
          <table:table-cell table:style-name="ce93"/>
          <table:table-cell table:style-name="ce41"/>
          <table:table-cell table:style-name="ce82" table:number-columns-repeated="2"/>
          <table:table-cell table:number-columns-repeated="19"/>
          <table:table-cell table:style-name="ce114" table:formula="of:=IF([.B147]=&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48]);[.B148]+0.020833333;&quot;&quot;)">
            <text:p/>
          </table:table-cell>
          <table:table-cell table:style-name="ce93"/>
          <table:table-cell table:style-name="ce41"/>
          <table:table-cell table:style-name="ce82" table:number-columns-repeated="2"/>
          <table:table-cell table:number-columns-repeated="19"/>
          <table:table-cell table:style-name="ce114" table:formula="of:=IF([.B14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49]);[.B149]+0.020833333;&quot;&quot;)">
            <text:p/>
          </table:table-cell>
          <table:table-cell table:style-name="ce93"/>
          <table:table-cell table:style-name="ce41"/>
          <table:table-cell table:style-name="ce82" table:number-columns-repeated="2"/>
          <table:table-cell table:number-columns-repeated="19"/>
          <table:table-cell table:style-name="ce114" table:formula="of:=IF([.B14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0]);[.B150]+0.020833333;&quot;&quot;)">
            <text:p/>
          </table:table-cell>
          <table:table-cell table:style-name="ce93"/>
          <table:table-cell table:style-name="ce41"/>
          <table:table-cell table:style-name="ce82" table:number-columns-repeated="2"/>
          <table:table-cell table:number-columns-repeated="19"/>
          <table:table-cell table:style-name="ce114" table:formula="of:=IF([.B15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1]);[.B151]+0.020833333;&quot;&quot;)">
            <text:p/>
          </table:table-cell>
          <table:table-cell table:style-name="ce93"/>
          <table:table-cell table:style-name="ce41"/>
          <table:table-cell table:style-name="ce82" table:number-columns-repeated="2"/>
          <table:table-cell table:number-columns-repeated="19"/>
          <table:table-cell table:style-name="ce114" table:formula="of:=IF([.B15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2]);[.B152]+0.020833333;&quot;&quot;)">
            <text:p/>
          </table:table-cell>
          <table:table-cell table:style-name="ce93"/>
          <table:table-cell table:style-name="ce82" table:number-columns-repeated="3"/>
          <table:table-cell table:number-columns-repeated="19"/>
          <table:table-cell table:style-name="ce114" table:formula="of:=IF([.B15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3]);[.B153]+0.020833333;&quot;&quot;)">
            <text:p/>
          </table:table-cell>
          <table:table-cell table:style-name="ce93"/>
          <table:table-cell table:style-name="ce82" table:number-columns-repeated="3"/>
          <table:table-cell table:number-columns-repeated="19"/>
          <table:table-cell table:style-name="ce114" table:formula="of:=IF([.B15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4]);[.B154]+0.020833333;&quot;&quot;)">
            <text:p/>
          </table:table-cell>
          <table:table-cell table:style-name="ce93"/>
          <table:table-cell table:style-name="ce82" table:number-columns-repeated="3"/>
          <table:table-cell table:number-columns-repeated="19"/>
          <table:table-cell table:style-name="ce114" table:formula="of:=IF([.B15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55]);[.B155]+0.020833333;&quot;&quot;)">
            <text:p/>
          </table:table-cell>
          <table:table-cell table:style-name="ce93"/>
          <table:table-cell table:style-name="ce41"/>
          <table:table-cell table:style-name="ce82" table:number-columns-repeated="2"/>
          <table:table-cell table:number-columns-repeated="19"/>
          <table:table-cell table:style-name="ce114" table:formula="of:=IF([.B15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6]);[.B156]+0.020833333;&quot;&quot;)">
            <text:p/>
          </table:table-cell>
          <table:table-cell table:style-name="ce93"/>
          <table:table-cell table:style-name="ce41"/>
          <table:table-cell table:style-name="ce82" table:number-columns-repeated="2"/>
          <table:table-cell table:number-columns-repeated="19"/>
          <table:table-cell table:style-name="ce114" table:formula="of:=IF([.B15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7]);[.B157]+0.020833333;&quot;&quot;)">
            <text:p/>
          </table:table-cell>
          <table:table-cell table:style-name="ce93"/>
          <table:table-cell table:style-name="ce41"/>
          <table:table-cell table:style-name="ce82" table:number-columns-repeated="2"/>
          <table:table-cell table:number-columns-repeated="19"/>
          <table:table-cell table:style-name="ce114" table:formula="of:=IF([.B157]=&quot;&quot;;&quot; &quot;;1)" office:value-type="string" office:string-value=" ">
            <text:p><text:s/></text:p>
          </table:table-cell>
          <table:table-cell table:number-columns-repeated="229"/>
        </table:table-row>
        <table:table-row table:style-name="ro4">
          <table:table-cell table:style-name="ce83"/>
          <table:table-cell table:style-name="ce88"/>
          <table:table-cell table:formula="of:=IF(ISNUMBER([.B158]);[.B158]+0.020833333;&quot;&quot;)">
            <text:p/>
          </table:table-cell>
          <table:table-cell table:style-name="ce93"/>
          <table:table-cell table:style-name="ce41"/>
          <table:table-cell table:style-name="ce82" table:number-columns-repeated="2"/>
          <table:table-cell table:number-columns-repeated="19"/>
          <table:table-cell table:style-name="ce114" table:formula="of:=IF([.B15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59]);[.B159]+0.020833333;&quot;&quot;)">
            <text:p/>
          </table:table-cell>
          <table:table-cell table:style-name="ce93"/>
          <table:table-cell table:style-name="ce82" table:number-columns-repeated="3"/>
          <table:table-cell table:number-columns-repeated="19"/>
          <table:table-cell table:style-name="ce114" table:formula="of:=IF([.B15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0]);[.B160]+0.020833333;&quot;&quot;)">
            <text:p/>
          </table:table-cell>
          <table:table-cell table:style-name="ce93"/>
          <table:table-cell table:style-name="ce82" table:number-columns-repeated="3"/>
          <table:table-cell table:number-columns-repeated="19"/>
          <table:table-cell table:style-name="ce114" table:formula="of:=IF([.B16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1]);[.B161]+0.020833333;&quot;&quot;)">
            <text:p/>
          </table:table-cell>
          <table:table-cell table:style-name="ce93"/>
          <table:table-cell table:style-name="ce82" table:number-columns-repeated="3"/>
          <table:table-cell table:number-columns-repeated="19"/>
          <table:table-cell table:style-name="ce114" table:formula="of:=IF([.B16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62]);[.B162]+0.020833333;&quot;&quot;)">
            <text:p/>
          </table:table-cell>
          <table:table-cell table:style-name="ce93"/>
          <table:table-cell table:style-name="ce41"/>
          <table:table-cell table:style-name="ce82" table:number-columns-repeated="2"/>
          <table:table-cell table:number-columns-repeated="19"/>
          <table:table-cell table:style-name="ce114" table:formula="of:=IF([.B16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3]);[.B163]+0.020833333;&quot;&quot;)">
            <text:p/>
          </table:table-cell>
          <table:table-cell table:style-name="ce93"/>
          <table:table-cell table:style-name="ce82" table:number-columns-repeated="3"/>
          <table:table-cell table:number-columns-repeated="19"/>
          <table:table-cell table:style-name="ce114" table:formula="of:=IF([.B16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4]);[.B164]+0.020833333;&quot;&quot;)">
            <text:p/>
          </table:table-cell>
          <table:table-cell table:style-name="ce93"/>
          <table:table-cell table:style-name="ce82" table:number-columns-repeated="3"/>
          <table:table-cell table:number-columns-repeated="19"/>
          <table:table-cell table:style-name="ce114" table:formula="of:=IF([.B16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5]);[.B165]+0.020833333;&quot;&quot;)">
            <text:p/>
          </table:table-cell>
          <table:table-cell table:style-name="ce93"/>
          <table:table-cell table:style-name="ce82" table:number-columns-repeated="3"/>
          <table:table-cell table:number-columns-repeated="19"/>
          <table:table-cell table:style-name="ce114" table:formula="of:=IF([.B16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6]);[.B166]+0.020833333;&quot;&quot;)">
            <text:p/>
          </table:table-cell>
          <table:table-cell table:style-name="ce93"/>
          <table:table-cell table:style-name="ce82" table:number-columns-repeated="3"/>
          <table:table-cell table:number-columns-repeated="19"/>
          <table:table-cell table:style-name="ce114" table:formula="of:=IF([.B16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7]);[.B167]+0.020833333;&quot;&quot;)">
            <text:p/>
          </table:table-cell>
          <table:table-cell table:style-name="ce93"/>
          <table:table-cell table:style-name="ce82" table:number-columns-repeated="3"/>
          <table:table-cell table:number-columns-repeated="19"/>
          <table:table-cell table:style-name="ce114" table:formula="of:=IF([.B167]=&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8]);[.B168]+0.020833333;&quot;&quot;)">
            <text:p/>
          </table:table-cell>
          <table:table-cell table:style-name="ce93"/>
          <table:table-cell table:style-name="ce82" table:number-columns-repeated="3"/>
          <table:table-cell table:number-columns-repeated="19"/>
          <table:table-cell table:style-name="ce114" table:formula="of:=IF([.B168]=&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69]);[.B169]+0.020833333;&quot;&quot;)">
            <text:p/>
          </table:table-cell>
          <table:table-cell table:style-name="ce93"/>
          <table:table-cell table:style-name="ce82" table:number-columns-repeated="3"/>
          <table:table-cell table:number-columns-repeated="19"/>
          <table:table-cell table:style-name="ce114" table:formula="of:=IF([.B169]=&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0]);[.B170]+0.020833333;&quot;&quot;)">
            <text:p/>
          </table:table-cell>
          <table:table-cell table:style-name="ce93"/>
          <table:table-cell table:style-name="ce82" table:number-columns-repeated="3"/>
          <table:table-cell table:number-columns-repeated="19"/>
          <table:table-cell table:style-name="ce114" table:formula="of:=IF([.B170]=&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1]);[.B171]+0.020833333;&quot;&quot;)">
            <text:p/>
          </table:table-cell>
          <table:table-cell table:style-name="ce93"/>
          <table:table-cell table:style-name="ce82" table:number-columns-repeated="3"/>
          <table:table-cell table:number-columns-repeated="19"/>
          <table:table-cell table:style-name="ce114" table:formula="of:=IF([.B171]=&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2]);[.B172]+0.020833333;&quot;&quot;)">
            <text:p/>
          </table:table-cell>
          <table:table-cell table:style-name="ce93"/>
          <table:table-cell table:style-name="ce82" table:number-columns-repeated="3"/>
          <table:table-cell table:number-columns-repeated="19"/>
          <table:table-cell table:style-name="ce114" table:formula="of:=IF([.B172]=&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3]);[.B173]+0.020833333;&quot;&quot;)">
            <text:p/>
          </table:table-cell>
          <table:table-cell table:style-name="ce93"/>
          <table:table-cell table:style-name="ce82" table:number-columns-repeated="3"/>
          <table:table-cell table:number-columns-repeated="19"/>
          <table:table-cell table:style-name="ce114" table:formula="of:=IF([.B173]=&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4]);[.B174]+0.020833333;&quot;&quot;)">
            <text:p/>
          </table:table-cell>
          <table:table-cell table:style-name="ce93"/>
          <table:table-cell table:style-name="ce82" table:number-columns-repeated="3"/>
          <table:table-cell table:number-columns-repeated="19"/>
          <table:table-cell table:style-name="ce114" table:formula="of:=IF([.B174]=&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5]);[.B175]+0.020833333;&quot;&quot;)">
            <text:p/>
          </table:table-cell>
          <table:table-cell table:style-name="ce93"/>
          <table:table-cell table:style-name="ce82" table:number-columns-repeated="3"/>
          <table:table-cell table:number-columns-repeated="19"/>
          <table:table-cell table:style-name="ce114" table:formula="of:=IF([.B175]=&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6]);[.B176]+0.020833333;&quot;&quot;)">
            <text:p/>
          </table:table-cell>
          <table:table-cell table:style-name="ce93"/>
          <table:table-cell table:style-name="ce82" table:number-columns-repeated="3"/>
          <table:table-cell table:number-columns-repeated="19"/>
          <table:table-cell table:style-name="ce114" table:formula="of:=IF([.B176]=&quot;&quot;;&quot; &quot;;1)" office:value-type="string" office:string-value=" ">
            <text:p><text:s/></text:p>
          </table:table-cell>
          <table:table-cell table:number-columns-repeated="229"/>
        </table:table-row>
        <table:table-row table:style-name="ro4">
          <table:table-cell table:style-name="ce41"/>
          <table:table-cell table:style-name="ce88"/>
          <table:table-cell table:formula="of:=IF(ISNUMBER([.B177]);[.B177]+0.020833333;&quot;&quot;)">
            <text:p/>
          </table:table-cell>
          <table:table-cell table:style-name="ce93"/>
          <table:table-cell table:style-name="ce82" table:number-columns-repeated="3"/>
          <table:table-cell table:number-columns-repeated="19"/>
          <table:table-cell table:style-name="ce114" table:formula="of:=IF([.B17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78]);[.B178]+0.020833333;&quot;&quot;)">
            <text:p/>
          </table:table-cell>
          <table:table-cell table:style-name="ce93"/>
          <table:table-cell table:style-name="ce82" table:number-columns-repeated="3"/>
          <table:table-cell table:number-columns-repeated="19"/>
          <table:table-cell table:style-name="ce114" table:formula="of:=IF([.B17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79]);[.B179]+0.020833333;&quot;&quot;)">
            <text:p/>
          </table:table-cell>
          <table:table-cell table:style-name="ce93"/>
          <table:table-cell table:style-name="ce82" table:number-columns-repeated="3"/>
          <table:table-cell table:number-columns-repeated="19"/>
          <table:table-cell table:style-name="ce114" table:formula="of:=IF([.B17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0]);[.B180]+0.020833333;&quot;&quot;)">
            <text:p/>
          </table:table-cell>
          <table:table-cell table:style-name="ce93"/>
          <table:table-cell table:style-name="ce82" table:number-columns-repeated="3"/>
          <table:table-cell table:number-columns-repeated="19"/>
          <table:table-cell table:style-name="ce114" table:formula="of:=IF([.B18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1]);[.B181]+0.020833333;&quot;&quot;)">
            <text:p/>
          </table:table-cell>
          <table:table-cell table:style-name="ce93"/>
          <table:table-cell table:style-name="ce82" table:number-columns-repeated="3"/>
          <table:table-cell table:number-columns-repeated="19"/>
          <table:table-cell table:style-name="ce114" table:formula="of:=IF([.B18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2]);[.B182]+0.020833333;&quot;&quot;)">
            <text:p/>
          </table:table-cell>
          <table:table-cell table:style-name="ce93"/>
          <table:table-cell table:style-name="ce82" table:number-columns-repeated="3"/>
          <table:table-cell table:number-columns-repeated="19"/>
          <table:table-cell table:style-name="ce114" table:formula="of:=IF([.B18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3]);[.B183]+0.020833333;&quot;&quot;)">
            <text:p/>
          </table:table-cell>
          <table:table-cell table:style-name="ce93"/>
          <table:table-cell table:style-name="ce82" table:number-columns-repeated="3"/>
          <table:table-cell table:number-columns-repeated="19"/>
          <table:table-cell table:style-name="ce114" table:formula="of:=IF([.B18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4]);[.B184]+0.020833333;&quot;&quot;)">
            <text:p/>
          </table:table-cell>
          <table:table-cell table:style-name="ce93"/>
          <table:table-cell table:style-name="ce82" table:number-columns-repeated="3"/>
          <table:table-cell table:number-columns-repeated="19"/>
          <table:table-cell table:style-name="ce114" table:formula="of:=IF([.B18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5]);[.B185]+0.020833333;&quot;&quot;)">
            <text:p/>
          </table:table-cell>
          <table:table-cell table:style-name="ce93"/>
          <table:table-cell table:style-name="ce82" table:number-columns-repeated="3"/>
          <table:table-cell table:number-columns-repeated="19"/>
          <table:table-cell table:style-name="ce114" table:formula="of:=IF([.B18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6]);[.B186]+0.020833333;&quot;&quot;)">
            <text:p/>
          </table:table-cell>
          <table:table-cell table:style-name="ce93"/>
          <table:table-cell table:style-name="ce82" table:number-columns-repeated="3"/>
          <table:table-cell table:number-columns-repeated="19"/>
          <table:table-cell table:style-name="ce114" table:formula="of:=IF([.B18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7]);[.B187]+0.020833333;&quot;&quot;)">
            <text:p/>
          </table:table-cell>
          <table:table-cell table:style-name="ce93"/>
          <table:table-cell table:style-name="ce82" table:number-columns-repeated="3"/>
          <table:table-cell table:number-columns-repeated="19"/>
          <table:table-cell table:style-name="ce114" table:formula="of:=IF([.B18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8]);[.B188]+0.020833333;&quot;&quot;)">
            <text:p/>
          </table:table-cell>
          <table:table-cell table:style-name="ce93"/>
          <table:table-cell table:style-name="ce82" table:number-columns-repeated="3"/>
          <table:table-cell table:number-columns-repeated="19"/>
          <table:table-cell table:style-name="ce114" table:formula="of:=IF([.B18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89]);[.B189]+0.020833333;&quot;&quot;)">
            <text:p/>
          </table:table-cell>
          <table:table-cell table:style-name="ce93"/>
          <table:table-cell table:style-name="ce82" table:number-columns-repeated="3"/>
          <table:table-cell table:number-columns-repeated="19"/>
          <table:table-cell table:style-name="ce114" table:formula="of:=IF([.B18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0]);[.B190]+0.020833333;&quot;&quot;)">
            <text:p/>
          </table:table-cell>
          <table:table-cell table:style-name="ce93"/>
          <table:table-cell table:style-name="ce82" table:number-columns-repeated="3"/>
          <table:table-cell table:number-columns-repeated="19"/>
          <table:table-cell table:style-name="ce114" table:formula="of:=IF([.B19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1]);[.B191]+0.020833333;&quot;&quot;)">
            <text:p/>
          </table:table-cell>
          <table:table-cell table:style-name="ce93"/>
          <table:table-cell table:style-name="ce82" table:number-columns-repeated="3"/>
          <table:table-cell table:number-columns-repeated="19"/>
          <table:table-cell table:style-name="ce114" table:formula="of:=IF([.B19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2]);[.B192]+0.020833333;&quot;&quot;)">
            <text:p/>
          </table:table-cell>
          <table:table-cell table:style-name="ce93"/>
          <table:table-cell table:style-name="ce82" table:number-columns-repeated="3"/>
          <table:table-cell table:number-columns-repeated="19"/>
          <table:table-cell table:style-name="ce114" table:formula="of:=IF([.B19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3]);[.B193]+0.020833333;&quot;&quot;)">
            <text:p/>
          </table:table-cell>
          <table:table-cell table:style-name="ce93"/>
          <table:table-cell table:style-name="ce82" table:number-columns-repeated="3"/>
          <table:table-cell table:number-columns-repeated="19"/>
          <table:table-cell table:style-name="ce114" table:formula="of:=IF([.B19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4]);[.B194]+0.020833333;&quot;&quot;)">
            <text:p/>
          </table:table-cell>
          <table:table-cell table:style-name="ce93"/>
          <table:table-cell table:style-name="ce82" table:number-columns-repeated="3"/>
          <table:table-cell table:number-columns-repeated="19"/>
          <table:table-cell table:style-name="ce114" table:formula="of:=IF([.B19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5]);[.B195]+0.020833333;&quot;&quot;)">
            <text:p/>
          </table:table-cell>
          <table:table-cell table:style-name="ce93"/>
          <table:table-cell table:style-name="ce82" table:number-columns-repeated="3"/>
          <table:table-cell table:number-columns-repeated="19"/>
          <table:table-cell table:style-name="ce114" table:formula="of:=IF([.B19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6]);[.B196]+0.020833333;&quot;&quot;)">
            <text:p/>
          </table:table-cell>
          <table:table-cell table:style-name="ce93"/>
          <table:table-cell table:style-name="ce82" table:number-columns-repeated="3"/>
          <table:table-cell table:number-columns-repeated="19"/>
          <table:table-cell table:style-name="ce114" table:formula="of:=IF([.B19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7]);[.B197]+0.020833333;&quot;&quot;)">
            <text:p/>
          </table:table-cell>
          <table:table-cell table:style-name="ce93"/>
          <table:table-cell table:style-name="ce82" table:number-columns-repeated="3"/>
          <table:table-cell table:number-columns-repeated="19"/>
          <table:table-cell table:style-name="ce114" table:formula="of:=IF([.B19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8]);[.B198]+0.020833333;&quot;&quot;)">
            <text:p/>
          </table:table-cell>
          <table:table-cell table:style-name="ce93"/>
          <table:table-cell table:style-name="ce82" table:number-columns-repeated="3"/>
          <table:table-cell table:number-columns-repeated="19"/>
          <table:table-cell table:style-name="ce114" table:formula="of:=IF([.B19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199]);[.B199]+0.020833333;&quot;&quot;)">
            <text:p/>
          </table:table-cell>
          <table:table-cell table:style-name="ce93"/>
          <table:table-cell table:style-name="ce82" table:number-columns-repeated="3"/>
          <table:table-cell table:number-columns-repeated="19"/>
          <table:table-cell table:style-name="ce114" table:formula="of:=IF([.B19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0]);[.B200]+0.020833333;&quot;&quot;)">
            <text:p/>
          </table:table-cell>
          <table:table-cell table:style-name="ce93"/>
          <table:table-cell table:style-name="ce82" table:number-columns-repeated="3"/>
          <table:table-cell table:number-columns-repeated="19"/>
          <table:table-cell table:style-name="ce114" table:formula="of:=IF([.B20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1]);[.B201]+0.020833333;&quot;&quot;)">
            <text:p/>
          </table:table-cell>
          <table:table-cell table:style-name="ce93"/>
          <table:table-cell table:style-name="ce82" table:number-columns-repeated="3"/>
          <table:table-cell table:number-columns-repeated="19"/>
          <table:table-cell table:style-name="ce114" table:formula="of:=IF([.B20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2]);[.B202]+0.020833333;&quot;&quot;)">
            <text:p/>
          </table:table-cell>
          <table:table-cell table:style-name="ce93"/>
          <table:table-cell table:style-name="ce82" table:number-columns-repeated="3"/>
          <table:table-cell table:number-columns-repeated="19"/>
          <table:table-cell table:style-name="ce114" table:formula="of:=IF([.B20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3]);[.B203]+0.020833333;&quot;&quot;)">
            <text:p/>
          </table:table-cell>
          <table:table-cell table:style-name="ce93"/>
          <table:table-cell table:style-name="ce82" table:number-columns-repeated="3"/>
          <table:table-cell table:number-columns-repeated="19"/>
          <table:table-cell table:style-name="ce114" table:formula="of:=IF([.B20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4]);[.B204]+0.020833333;&quot;&quot;)">
            <text:p/>
          </table:table-cell>
          <table:table-cell table:style-name="ce93"/>
          <table:table-cell table:style-name="ce82" table:number-columns-repeated="3"/>
          <table:table-cell table:number-columns-repeated="19"/>
          <table:table-cell table:style-name="ce114" table:formula="of:=IF([.B20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5]);[.B205]+0.020833333;&quot;&quot;)">
            <text:p/>
          </table:table-cell>
          <table:table-cell table:style-name="ce93"/>
          <table:table-cell table:style-name="ce82" table:number-columns-repeated="3"/>
          <table:table-cell table:number-columns-repeated="19"/>
          <table:table-cell table:style-name="ce114" table:formula="of:=IF([.B20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6]);[.B206]+0.020833333;&quot;&quot;)">
            <text:p/>
          </table:table-cell>
          <table:table-cell table:style-name="ce93"/>
          <table:table-cell table:style-name="ce82" table:number-columns-repeated="3"/>
          <table:table-cell table:number-columns-repeated="19"/>
          <table:table-cell table:style-name="ce114" table:formula="of:=IF([.B20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7]);[.B207]+0.020833333;&quot;&quot;)">
            <text:p/>
          </table:table-cell>
          <table:table-cell table:style-name="ce93"/>
          <table:table-cell table:style-name="ce82" table:number-columns-repeated="3"/>
          <table:table-cell table:number-columns-repeated="19"/>
          <table:table-cell table:style-name="ce114" table:formula="of:=IF([.B20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8]);[.B208]+0.020833333;&quot;&quot;)">
            <text:p/>
          </table:table-cell>
          <table:table-cell table:style-name="ce93"/>
          <table:table-cell table:style-name="ce82" table:number-columns-repeated="3"/>
          <table:table-cell table:number-columns-repeated="19"/>
          <table:table-cell table:style-name="ce114" table:formula="of:=IF([.B20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09]);[.B209]+0.020833333;&quot;&quot;)">
            <text:p/>
          </table:table-cell>
          <table:table-cell table:style-name="ce93"/>
          <table:table-cell table:style-name="ce82" table:number-columns-repeated="3"/>
          <table:table-cell table:number-columns-repeated="19"/>
          <table:table-cell table:style-name="ce114" table:formula="of:=IF([.B20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0]);[.B210]+0.020833333;&quot;&quot;)">
            <text:p/>
          </table:table-cell>
          <table:table-cell table:style-name="ce93"/>
          <table:table-cell table:style-name="ce82" table:number-columns-repeated="3"/>
          <table:table-cell table:number-columns-repeated="19"/>
          <table:table-cell table:style-name="ce114" table:formula="of:=IF([.B21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1]);[.B211]+0.020833333;&quot;&quot;)">
            <text:p/>
          </table:table-cell>
          <table:table-cell table:style-name="ce93"/>
          <table:table-cell table:style-name="ce82" table:number-columns-repeated="3"/>
          <table:table-cell table:number-columns-repeated="19"/>
          <table:table-cell table:style-name="ce114" table:formula="of:=IF([.B21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2]);[.B212]+0.020833333;&quot;&quot;)">
            <text:p/>
          </table:table-cell>
          <table:table-cell table:style-name="ce93"/>
          <table:table-cell table:style-name="ce82" table:number-columns-repeated="3"/>
          <table:table-cell table:number-columns-repeated="19"/>
          <table:table-cell table:style-name="ce114" table:formula="of:=IF([.B21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3]);[.B213]+0.020833333;&quot;&quot;)">
            <text:p/>
          </table:table-cell>
          <table:table-cell table:style-name="ce93"/>
          <table:table-cell table:style-name="ce82" table:number-columns-repeated="3"/>
          <table:table-cell table:number-columns-repeated="19"/>
          <table:table-cell table:style-name="ce114" table:formula="of:=IF([.B21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4]);[.B214]+0.020833333;&quot;&quot;)">
            <text:p/>
          </table:table-cell>
          <table:table-cell table:style-name="ce93"/>
          <table:table-cell table:style-name="ce82" table:number-columns-repeated="3"/>
          <table:table-cell table:number-columns-repeated="19"/>
          <table:table-cell table:style-name="ce114" table:formula="of:=IF([.B21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5]);[.B215]+0.020833333;&quot;&quot;)">
            <text:p/>
          </table:table-cell>
          <table:table-cell table:style-name="ce93"/>
          <table:table-cell table:style-name="ce82" table:number-columns-repeated="3"/>
          <table:table-cell table:number-columns-repeated="19"/>
          <table:table-cell table:style-name="ce114" table:formula="of:=IF([.B21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6]);[.B216]+0.020833333;&quot;&quot;)">
            <text:p/>
          </table:table-cell>
          <table:table-cell table:style-name="ce93"/>
          <table:table-cell table:style-name="ce82" table:number-columns-repeated="3"/>
          <table:table-cell table:number-columns-repeated="19"/>
          <table:table-cell table:style-name="ce114" table:formula="of:=IF([.B21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7]);[.B217]+0.020833333;&quot;&quot;)">
            <text:p/>
          </table:table-cell>
          <table:table-cell table:style-name="ce93"/>
          <table:table-cell table:style-name="ce82" table:number-columns-repeated="3"/>
          <table:table-cell table:number-columns-repeated="19"/>
          <table:table-cell table:style-name="ce114" table:formula="of:=IF([.B21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8]);[.B218]+0.020833333;&quot;&quot;)">
            <text:p/>
          </table:table-cell>
          <table:table-cell table:style-name="ce93"/>
          <table:table-cell table:style-name="ce82" table:number-columns-repeated="3"/>
          <table:table-cell table:number-columns-repeated="19"/>
          <table:table-cell table:style-name="ce114" table:formula="of:=IF([.B21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19]);[.B219]+0.020833333;&quot;&quot;)">
            <text:p/>
          </table:table-cell>
          <table:table-cell table:style-name="ce93"/>
          <table:table-cell table:style-name="ce82" table:number-columns-repeated="3"/>
          <table:table-cell table:number-columns-repeated="19"/>
          <table:table-cell table:style-name="ce114" table:formula="of:=IF([.B21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0]);[.B220]+0.020833333;&quot;&quot;)">
            <text:p/>
          </table:table-cell>
          <table:table-cell table:style-name="ce93"/>
          <table:table-cell table:style-name="ce82" table:number-columns-repeated="3"/>
          <table:table-cell table:number-columns-repeated="19"/>
          <table:table-cell table:style-name="ce114" table:formula="of:=IF([.B22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1]);[.B221]+0.020833333;&quot;&quot;)">
            <text:p/>
          </table:table-cell>
          <table:table-cell table:style-name="ce93"/>
          <table:table-cell table:style-name="ce82" table:number-columns-repeated="3"/>
          <table:table-cell table:number-columns-repeated="19"/>
          <table:table-cell table:style-name="ce114" table:formula="of:=IF([.B22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2]);[.B222]+0.020833333;&quot;&quot;)">
            <text:p/>
          </table:table-cell>
          <table:table-cell table:style-name="ce93"/>
          <table:table-cell table:style-name="ce82" table:number-columns-repeated="3"/>
          <table:table-cell table:number-columns-repeated="19"/>
          <table:table-cell table:style-name="ce114" table:formula="of:=IF([.B22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3]);[.B223]+0.020833333;&quot;&quot;)">
            <text:p/>
          </table:table-cell>
          <table:table-cell table:style-name="ce93"/>
          <table:table-cell table:style-name="ce82" table:number-columns-repeated="3"/>
          <table:table-cell table:number-columns-repeated="19"/>
          <table:table-cell table:style-name="ce114" table:formula="of:=IF([.B22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4]);[.B224]+0.020833333;&quot;&quot;)">
            <text:p/>
          </table:table-cell>
          <table:table-cell table:style-name="ce93"/>
          <table:table-cell table:style-name="ce82" table:number-columns-repeated="3"/>
          <table:table-cell table:number-columns-repeated="19"/>
          <table:table-cell table:style-name="ce114" table:formula="of:=IF([.B22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5]);[.B225]+0.020833333;&quot;&quot;)">
            <text:p/>
          </table:table-cell>
          <table:table-cell table:style-name="ce93"/>
          <table:table-cell table:style-name="ce82" table:number-columns-repeated="3"/>
          <table:table-cell table:number-columns-repeated="19"/>
          <table:table-cell table:style-name="ce114" table:formula="of:=IF([.B22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6]);[.B226]+0.020833333;&quot;&quot;)">
            <text:p/>
          </table:table-cell>
          <table:table-cell table:style-name="ce93"/>
          <table:table-cell table:style-name="ce82" table:number-columns-repeated="3"/>
          <table:table-cell table:number-columns-repeated="19"/>
          <table:table-cell table:style-name="ce114" table:formula="of:=IF([.B22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7]);[.B227]+0.020833333;&quot;&quot;)">
            <text:p/>
          </table:table-cell>
          <table:table-cell table:style-name="ce93"/>
          <table:table-cell table:style-name="ce82" table:number-columns-repeated="3"/>
          <table:table-cell table:number-columns-repeated="19"/>
          <table:table-cell table:style-name="ce114" table:formula="of:=IF([.B22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8]);[.B228]+0.020833333;&quot;&quot;)">
            <text:p/>
          </table:table-cell>
          <table:table-cell table:style-name="ce93"/>
          <table:table-cell table:style-name="ce82" table:number-columns-repeated="3"/>
          <table:table-cell table:number-columns-repeated="19"/>
          <table:table-cell table:style-name="ce114" table:formula="of:=IF([.B22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29]);[.B229]+0.020833333;&quot;&quot;)">
            <text:p/>
          </table:table-cell>
          <table:table-cell table:style-name="ce93"/>
          <table:table-cell table:style-name="ce82" table:number-columns-repeated="3"/>
          <table:table-cell table:number-columns-repeated="19"/>
          <table:table-cell table:style-name="ce114" table:formula="of:=IF([.B22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0]);[.B230]+0.020833333;&quot;&quot;)">
            <text:p/>
          </table:table-cell>
          <table:table-cell table:style-name="ce93"/>
          <table:table-cell table:style-name="ce82" table:number-columns-repeated="3"/>
          <table:table-cell table:number-columns-repeated="19"/>
          <table:table-cell table:style-name="ce114" table:formula="of:=IF([.B23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1]);[.B231]+0.020833333;&quot;&quot;)">
            <text:p/>
          </table:table-cell>
          <table:table-cell table:style-name="ce93"/>
          <table:table-cell table:style-name="ce82" table:number-columns-repeated="3"/>
          <table:table-cell table:number-columns-repeated="19"/>
          <table:table-cell table:style-name="ce114" table:formula="of:=IF([.B23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2]);[.B232]+0.020833333;&quot;&quot;)">
            <text:p/>
          </table:table-cell>
          <table:table-cell table:style-name="ce93"/>
          <table:table-cell table:style-name="ce82" table:number-columns-repeated="3"/>
          <table:table-cell table:number-columns-repeated="19"/>
          <table:table-cell table:style-name="ce114" table:formula="of:=IF([.B23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3]);[.B233]+0.020833333;&quot;&quot;)">
            <text:p/>
          </table:table-cell>
          <table:table-cell table:style-name="ce93"/>
          <table:table-cell table:style-name="ce82" table:number-columns-repeated="3"/>
          <table:table-cell table:number-columns-repeated="19"/>
          <table:table-cell table:style-name="ce114" table:formula="of:=IF([.B23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4]);[.B234]+0.020833333;&quot;&quot;)">
            <text:p/>
          </table:table-cell>
          <table:table-cell table:style-name="ce93"/>
          <table:table-cell table:style-name="ce82" table:number-columns-repeated="3"/>
          <table:table-cell table:number-columns-repeated="19"/>
          <table:table-cell table:style-name="ce114" table:formula="of:=IF([.B23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5]);[.B235]+0.020833333;&quot;&quot;)">
            <text:p/>
          </table:table-cell>
          <table:table-cell table:style-name="ce93"/>
          <table:table-cell table:style-name="ce82" table:number-columns-repeated="3"/>
          <table:table-cell table:number-columns-repeated="19"/>
          <table:table-cell table:style-name="ce114" table:formula="of:=IF([.B23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6]);[.B236]+0.020833333;&quot;&quot;)">
            <text:p/>
          </table:table-cell>
          <table:table-cell table:style-name="ce93"/>
          <table:table-cell table:style-name="ce82" table:number-columns-repeated="3"/>
          <table:table-cell table:number-columns-repeated="19"/>
          <table:table-cell table:style-name="ce114" table:formula="of:=IF([.B23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7]);[.B237]+0.020833333;&quot;&quot;)">
            <text:p/>
          </table:table-cell>
          <table:table-cell table:style-name="ce93"/>
          <table:table-cell table:style-name="ce82" table:number-columns-repeated="3"/>
          <table:table-cell table:number-columns-repeated="19"/>
          <table:table-cell table:style-name="ce114" table:formula="of:=IF([.B23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8]);[.B238]+0.020833333;&quot;&quot;)">
            <text:p/>
          </table:table-cell>
          <table:table-cell table:style-name="ce93"/>
          <table:table-cell table:style-name="ce82" table:number-columns-repeated="3"/>
          <table:table-cell table:number-columns-repeated="19"/>
          <table:table-cell table:style-name="ce114" table:formula="of:=IF([.B23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39]);[.B239]+0.020833333;&quot;&quot;)">
            <text:p/>
          </table:table-cell>
          <table:table-cell table:style-name="ce93"/>
          <table:table-cell table:style-name="ce82" table:number-columns-repeated="3"/>
          <table:table-cell table:number-columns-repeated="19"/>
          <table:table-cell table:style-name="ce114" table:formula="of:=IF([.B23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0]);[.B240]+0.020833333;&quot;&quot;)">
            <text:p/>
          </table:table-cell>
          <table:table-cell table:style-name="ce93"/>
          <table:table-cell table:style-name="ce82" table:number-columns-repeated="3"/>
          <table:table-cell table:number-columns-repeated="19"/>
          <table:table-cell table:style-name="ce114" table:formula="of:=IF([.B24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1]);[.B241]+0.020833333;&quot;&quot;)">
            <text:p/>
          </table:table-cell>
          <table:table-cell table:style-name="ce93"/>
          <table:table-cell table:style-name="ce82" table:number-columns-repeated="3"/>
          <table:table-cell table:number-columns-repeated="19"/>
          <table:table-cell table:style-name="ce114" table:formula="of:=IF([.B24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2]);[.B242]+0.020833333;&quot;&quot;)">
            <text:p/>
          </table:table-cell>
          <table:table-cell table:style-name="ce93"/>
          <table:table-cell table:style-name="ce82" table:number-columns-repeated="3"/>
          <table:table-cell table:number-columns-repeated="19"/>
          <table:table-cell table:style-name="ce114" table:formula="of:=IF([.B24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3]);[.B243]+0.020833333;&quot;&quot;)">
            <text:p/>
          </table:table-cell>
          <table:table-cell table:style-name="ce93"/>
          <table:table-cell table:style-name="ce82" table:number-columns-repeated="3"/>
          <table:table-cell table:number-columns-repeated="19"/>
          <table:table-cell table:style-name="ce114" table:formula="of:=IF([.B24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4]);[.B244]+0.020833333;&quot;&quot;)">
            <text:p/>
          </table:table-cell>
          <table:table-cell table:style-name="ce93"/>
          <table:table-cell table:style-name="ce82" table:number-columns-repeated="3"/>
          <table:table-cell table:number-columns-repeated="19"/>
          <table:table-cell table:style-name="ce114" table:formula="of:=IF([.B24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5]);[.B245]+0.020833333;&quot;&quot;)">
            <text:p/>
          </table:table-cell>
          <table:table-cell table:style-name="ce93"/>
          <table:table-cell table:style-name="ce82" table:number-columns-repeated="3"/>
          <table:table-cell table:number-columns-repeated="19"/>
          <table:table-cell table:style-name="ce114" table:formula="of:=IF([.B24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6]);[.B246]+0.020833333;&quot;&quot;)">
            <text:p/>
          </table:table-cell>
          <table:table-cell table:style-name="ce93"/>
          <table:table-cell table:style-name="ce82" table:number-columns-repeated="3"/>
          <table:table-cell table:number-columns-repeated="19"/>
          <table:table-cell table:style-name="ce114" table:formula="of:=IF([.B24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7]);[.B247]+0.020833333;&quot;&quot;)">
            <text:p/>
          </table:table-cell>
          <table:table-cell table:style-name="ce93"/>
          <table:table-cell table:style-name="ce82" table:number-columns-repeated="3"/>
          <table:table-cell table:number-columns-repeated="19"/>
          <table:table-cell table:style-name="ce114" table:formula="of:=IF([.B24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8]);[.B248]+0.020833333;&quot;&quot;)">
            <text:p/>
          </table:table-cell>
          <table:table-cell table:style-name="ce93"/>
          <table:table-cell table:style-name="ce82" table:number-columns-repeated="3"/>
          <table:table-cell table:number-columns-repeated="19"/>
          <table:table-cell table:style-name="ce114" table:formula="of:=IF([.B24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49]);[.B249]+0.020833333;&quot;&quot;)">
            <text:p/>
          </table:table-cell>
          <table:table-cell table:style-name="ce93"/>
          <table:table-cell table:style-name="ce82" table:number-columns-repeated="3"/>
          <table:table-cell table:number-columns-repeated="19"/>
          <table:table-cell table:style-name="ce114" table:formula="of:=IF([.B24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0]);[.B250]+0.020833333;&quot;&quot;)">
            <text:p/>
          </table:table-cell>
          <table:table-cell table:style-name="ce93"/>
          <table:table-cell table:style-name="ce82" table:number-columns-repeated="3"/>
          <table:table-cell table:number-columns-repeated="19"/>
          <table:table-cell table:style-name="ce114" table:formula="of:=IF([.B25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1]);[.B251]+0.020833333;&quot;&quot;)">
            <text:p/>
          </table:table-cell>
          <table:table-cell table:style-name="ce93"/>
          <table:table-cell table:style-name="ce82" table:number-columns-repeated="3"/>
          <table:table-cell table:number-columns-repeated="19"/>
          <table:table-cell table:style-name="ce114" table:formula="of:=IF([.B25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2]);[.B252]+0.020833333;&quot;&quot;)">
            <text:p/>
          </table:table-cell>
          <table:table-cell table:style-name="ce93"/>
          <table:table-cell table:style-name="ce82" table:number-columns-repeated="3"/>
          <table:table-cell table:number-columns-repeated="19"/>
          <table:table-cell table:style-name="ce114" table:formula="of:=IF([.B25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3]);[.B253]+0.020833333;&quot;&quot;)">
            <text:p/>
          </table:table-cell>
          <table:table-cell table:style-name="ce93"/>
          <table:table-cell table:style-name="ce82" table:number-columns-repeated="3"/>
          <table:table-cell table:number-columns-repeated="19"/>
          <table:table-cell table:style-name="ce114" table:formula="of:=IF([.B25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4]);[.B254]+0.020833333;&quot;&quot;)">
            <text:p/>
          </table:table-cell>
          <table:table-cell table:style-name="ce93"/>
          <table:table-cell table:style-name="ce82" table:number-columns-repeated="3"/>
          <table:table-cell table:number-columns-repeated="19"/>
          <table:table-cell table:style-name="ce114" table:formula="of:=IF([.B25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5]);[.B255]+0.020833333;&quot;&quot;)">
            <text:p/>
          </table:table-cell>
          <table:table-cell table:style-name="ce93"/>
          <table:table-cell table:style-name="ce82" table:number-columns-repeated="3"/>
          <table:table-cell table:number-columns-repeated="19"/>
          <table:table-cell table:style-name="ce114" table:formula="of:=IF([.B25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6]);[.B256]+0.020833333;&quot;&quot;)">
            <text:p/>
          </table:table-cell>
          <table:table-cell table:style-name="ce93"/>
          <table:table-cell table:style-name="ce82" table:number-columns-repeated="3"/>
          <table:table-cell table:number-columns-repeated="19"/>
          <table:table-cell table:style-name="ce114" table:formula="of:=IF([.B25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7]);[.B257]+0.041666667;&quot;&quot;)">
            <text:p/>
          </table:table-cell>
          <table:table-cell table:style-name="ce93"/>
          <table:table-cell table:style-name="ce82" table:number-columns-repeated="3"/>
          <table:table-cell table:number-columns-repeated="19"/>
          <table:table-cell table:style-name="ce114" table:formula="of:=IF([.B25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8]);[.B258]+0.041666667;&quot;&quot;)">
            <text:p/>
          </table:table-cell>
          <table:table-cell table:style-name="ce93"/>
          <table:table-cell table:style-name="ce82" table:number-columns-repeated="3"/>
          <table:table-cell table:number-columns-repeated="19"/>
          <table:table-cell table:style-name="ce114" table:formula="of:=IF([.B25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59]);[.B259]+0.041666667;&quot;&quot;)">
            <text:p/>
          </table:table-cell>
          <table:table-cell table:style-name="ce93"/>
          <table:table-cell table:style-name="ce82" table:number-columns-repeated="3"/>
          <table:table-cell table:number-columns-repeated="19"/>
          <table:table-cell table:style-name="ce114" table:formula="of:=IF([.B25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0]);[.B260]+0.041666667;&quot;&quot;)">
            <text:p/>
          </table:table-cell>
          <table:table-cell table:style-name="ce93"/>
          <table:table-cell table:style-name="ce82" table:number-columns-repeated="3"/>
          <table:table-cell table:number-columns-repeated="19"/>
          <table:table-cell table:style-name="ce114" table:formula="of:=IF([.B26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1]);[.B261]+0.041666667;&quot;&quot;)">
            <text:p/>
          </table:table-cell>
          <table:table-cell table:style-name="ce93"/>
          <table:table-cell table:style-name="ce82" table:number-columns-repeated="3"/>
          <table:table-cell table:number-columns-repeated="19"/>
          <table:table-cell table:style-name="ce114" table:formula="of:=IF([.B26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2]);[.B262]+0.041666667;&quot;&quot;)">
            <text:p/>
          </table:table-cell>
          <table:table-cell table:style-name="ce93"/>
          <table:table-cell table:style-name="ce82" table:number-columns-repeated="3"/>
          <table:table-cell table:number-columns-repeated="19"/>
          <table:table-cell table:style-name="ce114" table:formula="of:=IF([.B26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3]);[.B263]+0.041666667;&quot;&quot;)">
            <text:p/>
          </table:table-cell>
          <table:table-cell table:style-name="ce93"/>
          <table:table-cell table:style-name="ce82" table:number-columns-repeated="3"/>
          <table:table-cell table:number-columns-repeated="19"/>
          <table:table-cell table:style-name="ce114" table:formula="of:=IF([.B26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4]);[.B264]+0.041666667;&quot;&quot;)">
            <text:p/>
          </table:table-cell>
          <table:table-cell table:style-name="ce93"/>
          <table:table-cell table:style-name="ce82" table:number-columns-repeated="3"/>
          <table:table-cell table:number-columns-repeated="19"/>
          <table:table-cell table:style-name="ce114" table:formula="of:=IF([.B26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5]);[.B265]+0.041666667;&quot;&quot;)">
            <text:p/>
          </table:table-cell>
          <table:table-cell table:style-name="ce93"/>
          <table:table-cell table:style-name="ce82" table:number-columns-repeated="3"/>
          <table:table-cell table:number-columns-repeated="19"/>
          <table:table-cell table:style-name="ce114" table:formula="of:=IF([.B26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6]);[.B266]+0.041666667;&quot;&quot;)">
            <text:p/>
          </table:table-cell>
          <table:table-cell table:style-name="ce93"/>
          <table:table-cell table:style-name="ce82" table:number-columns-repeated="3"/>
          <table:table-cell table:number-columns-repeated="19"/>
          <table:table-cell table:style-name="ce114" table:formula="of:=IF([.B26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7]);[.B267]+0.041666667;&quot;&quot;)">
            <text:p/>
          </table:table-cell>
          <table:table-cell table:style-name="ce93"/>
          <table:table-cell table:style-name="ce82" table:number-columns-repeated="3"/>
          <table:table-cell table:number-columns-repeated="19"/>
          <table:table-cell table:style-name="ce114" table:formula="of:=IF([.B26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8]);[.B268]+0.041666667;&quot;&quot;)">
            <text:p/>
          </table:table-cell>
          <table:table-cell table:style-name="ce93"/>
          <table:table-cell table:style-name="ce82" table:number-columns-repeated="3"/>
          <table:table-cell table:number-columns-repeated="19"/>
          <table:table-cell table:style-name="ce114" table:formula="of:=IF([.B26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69]);[.B269]+0.041666667;&quot;&quot;)">
            <text:p/>
          </table:table-cell>
          <table:table-cell table:style-name="ce93"/>
          <table:table-cell table:style-name="ce82" table:number-columns-repeated="3"/>
          <table:table-cell table:number-columns-repeated="19"/>
          <table:table-cell table:style-name="ce114" table:formula="of:=IF([.B26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0]);[.B270]+0.041666667;&quot;&quot;)">
            <text:p/>
          </table:table-cell>
          <table:table-cell table:style-name="ce93"/>
          <table:table-cell table:style-name="ce82" table:number-columns-repeated="3"/>
          <table:table-cell table:number-columns-repeated="19"/>
          <table:table-cell table:style-name="ce114" table:formula="of:=IF([.B27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1]);[.B271]+0.041666667;&quot;&quot;)">
            <text:p/>
          </table:table-cell>
          <table:table-cell table:style-name="ce93"/>
          <table:table-cell table:style-name="ce82" table:number-columns-repeated="3"/>
          <table:table-cell table:number-columns-repeated="19"/>
          <table:table-cell table:style-name="ce114" table:formula="of:=IF([.B27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2]);[.B272]+0.041666667;&quot;&quot;)">
            <text:p/>
          </table:table-cell>
          <table:table-cell table:style-name="ce93"/>
          <table:table-cell table:style-name="ce82" table:number-columns-repeated="3"/>
          <table:table-cell table:number-columns-repeated="19"/>
          <table:table-cell table:style-name="ce114" table:formula="of:=IF([.B27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3]);[.B273]+0.041666667;&quot;&quot;)">
            <text:p/>
          </table:table-cell>
          <table:table-cell table:style-name="ce93"/>
          <table:table-cell table:style-name="ce82" table:number-columns-repeated="3"/>
          <table:table-cell table:number-columns-repeated="19"/>
          <table:table-cell table:style-name="ce114" table:formula="of:=IF([.B27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4]);[.B274]+0.041666667;&quot;&quot;)">
            <text:p/>
          </table:table-cell>
          <table:table-cell table:style-name="ce93"/>
          <table:table-cell table:style-name="ce82" table:number-columns-repeated="3"/>
          <table:table-cell table:number-columns-repeated="19"/>
          <table:table-cell table:style-name="ce114" table:formula="of:=IF([.B27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5]);[.B275]+0.041666667;&quot;&quot;)">
            <text:p/>
          </table:table-cell>
          <table:table-cell table:style-name="ce93"/>
          <table:table-cell table:style-name="ce82" table:number-columns-repeated="3"/>
          <table:table-cell table:number-columns-repeated="19"/>
          <table:table-cell table:style-name="ce114" table:formula="of:=IF([.B27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6]);[.B276]+0.041666667;&quot;&quot;)">
            <text:p/>
          </table:table-cell>
          <table:table-cell table:style-name="ce93"/>
          <table:table-cell table:style-name="ce82" table:number-columns-repeated="3"/>
          <table:table-cell table:number-columns-repeated="19"/>
          <table:table-cell table:style-name="ce114" table:formula="of:=IF([.B27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7]);[.B277]+0.041666667;&quot;&quot;)">
            <text:p/>
          </table:table-cell>
          <table:table-cell table:style-name="ce93"/>
          <table:table-cell table:style-name="ce82" table:number-columns-repeated="3"/>
          <table:table-cell table:number-columns-repeated="19"/>
          <table:table-cell table:style-name="ce114" table:formula="of:=IF([.B27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8]);[.B278]+0.041666667;&quot;&quot;)">
            <text:p/>
          </table:table-cell>
          <table:table-cell table:style-name="ce93"/>
          <table:table-cell table:style-name="ce82" table:number-columns-repeated="3"/>
          <table:table-cell table:number-columns-repeated="19"/>
          <table:table-cell table:style-name="ce114" table:formula="of:=IF([.B27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79]);[.B279]+0.041666667;&quot;&quot;)">
            <text:p/>
          </table:table-cell>
          <table:table-cell table:style-name="ce93"/>
          <table:table-cell table:style-name="ce82" table:number-columns-repeated="3"/>
          <table:table-cell table:number-columns-repeated="19"/>
          <table:table-cell table:style-name="ce114" table:formula="of:=IF([.B27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0]);[.B280]+0.041666667;&quot;&quot;)">
            <text:p/>
          </table:table-cell>
          <table:table-cell table:style-name="ce93"/>
          <table:table-cell table:style-name="ce82" table:number-columns-repeated="3"/>
          <table:table-cell table:number-columns-repeated="19"/>
          <table:table-cell table:style-name="ce114" table:formula="of:=IF([.B28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1]);[.B281]+0.041666667;&quot;&quot;)">
            <text:p/>
          </table:table-cell>
          <table:table-cell table:style-name="ce93"/>
          <table:table-cell table:style-name="ce82" table:number-columns-repeated="3"/>
          <table:table-cell table:number-columns-repeated="19"/>
          <table:table-cell table:style-name="ce114" table:formula="of:=IF([.B28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2]);[.B282]+0.041666667;&quot;&quot;)">
            <text:p/>
          </table:table-cell>
          <table:table-cell table:style-name="ce93"/>
          <table:table-cell table:style-name="ce82" table:number-columns-repeated="3"/>
          <table:table-cell table:number-columns-repeated="19"/>
          <table:table-cell table:style-name="ce114" table:formula="of:=IF([.B28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3]);[.B283]+0.041666667;&quot;&quot;)">
            <text:p/>
          </table:table-cell>
          <table:table-cell table:style-name="ce93"/>
          <table:table-cell table:style-name="ce82" table:number-columns-repeated="3"/>
          <table:table-cell table:number-columns-repeated="19"/>
          <table:table-cell table:style-name="ce114" table:formula="of:=IF([.B28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4]);[.B284]+0.041666667;&quot;&quot;)">
            <text:p/>
          </table:table-cell>
          <table:table-cell table:style-name="ce93"/>
          <table:table-cell table:style-name="ce82" table:number-columns-repeated="3"/>
          <table:table-cell table:number-columns-repeated="19"/>
          <table:table-cell table:style-name="ce114" table:formula="of:=IF([.B28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5]);[.B285]+0.041666667;&quot;&quot;)">
            <text:p/>
          </table:table-cell>
          <table:table-cell table:style-name="ce93"/>
          <table:table-cell table:style-name="ce82" table:number-columns-repeated="3"/>
          <table:table-cell table:number-columns-repeated="19"/>
          <table:table-cell table:style-name="ce114" table:formula="of:=IF([.B28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6]);[.B286]+0.041666667;&quot;&quot;)">
            <text:p/>
          </table:table-cell>
          <table:table-cell table:style-name="ce93"/>
          <table:table-cell table:style-name="ce82" table:number-columns-repeated="3"/>
          <table:table-cell table:number-columns-repeated="19"/>
          <table:table-cell table:style-name="ce114" table:formula="of:=IF([.B28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7]);[.B287]+0.041666667;&quot;&quot;)">
            <text:p/>
          </table:table-cell>
          <table:table-cell table:style-name="ce93"/>
          <table:table-cell table:style-name="ce82" table:number-columns-repeated="3"/>
          <table:table-cell table:number-columns-repeated="19"/>
          <table:table-cell table:style-name="ce114" table:formula="of:=IF([.B28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8]);[.B288]+0.041666667;&quot;&quot;)">
            <text:p/>
          </table:table-cell>
          <table:table-cell table:style-name="ce93"/>
          <table:table-cell table:style-name="ce82" table:number-columns-repeated="3"/>
          <table:table-cell table:number-columns-repeated="19"/>
          <table:table-cell table:style-name="ce114" table:formula="of:=IF([.B28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89]);[.B289]+0.041666667;&quot;&quot;)">
            <text:p/>
          </table:table-cell>
          <table:table-cell table:style-name="ce93"/>
          <table:table-cell table:style-name="ce82" table:number-columns-repeated="3"/>
          <table:table-cell table:number-columns-repeated="19"/>
          <table:table-cell table:style-name="ce114" table:formula="of:=IF([.B28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0]);[.B290]+0.041666667;&quot;&quot;)">
            <text:p/>
          </table:table-cell>
          <table:table-cell table:style-name="ce93"/>
          <table:table-cell table:style-name="ce82" table:number-columns-repeated="3"/>
          <table:table-cell table:number-columns-repeated="19"/>
          <table:table-cell table:style-name="ce114" table:formula="of:=IF([.B29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1]);[.B291]+0.041666667;&quot;&quot;)">
            <text:p/>
          </table:table-cell>
          <table:table-cell table:style-name="ce93"/>
          <table:table-cell table:style-name="ce82" table:number-columns-repeated="3"/>
          <table:table-cell table:number-columns-repeated="19"/>
          <table:table-cell table:style-name="ce114" table:formula="of:=IF([.B29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2]);[.B292]+0.041666667;&quot;&quot;)">
            <text:p/>
          </table:table-cell>
          <table:table-cell table:style-name="ce93"/>
          <table:table-cell table:style-name="ce82" table:number-columns-repeated="3"/>
          <table:table-cell table:number-columns-repeated="19"/>
          <table:table-cell table:style-name="ce114" table:formula="of:=IF([.B29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3]);[.B293]+0.041666667;&quot;&quot;)">
            <text:p/>
          </table:table-cell>
          <table:table-cell table:style-name="ce93"/>
          <table:table-cell table:style-name="ce82" table:number-columns-repeated="3"/>
          <table:table-cell table:number-columns-repeated="19"/>
          <table:table-cell table:style-name="ce114" table:formula="of:=IF([.B29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4]);[.B294]+0.041666667;&quot;&quot;)">
            <text:p/>
          </table:table-cell>
          <table:table-cell table:style-name="ce93"/>
          <table:table-cell table:style-name="ce82" table:number-columns-repeated="3"/>
          <table:table-cell table:number-columns-repeated="19"/>
          <table:table-cell table:style-name="ce114" table:formula="of:=IF([.B29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5]);[.B295]+0.041666667;&quot;&quot;)">
            <text:p/>
          </table:table-cell>
          <table:table-cell table:style-name="ce93"/>
          <table:table-cell table:style-name="ce82" table:number-columns-repeated="3"/>
          <table:table-cell table:number-columns-repeated="19"/>
          <table:table-cell table:style-name="ce114" table:formula="of:=IF([.B29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6]);[.B296]+0.041666667;&quot;&quot;)">
            <text:p/>
          </table:table-cell>
          <table:table-cell table:style-name="ce93"/>
          <table:table-cell table:style-name="ce82" table:number-columns-repeated="3"/>
          <table:table-cell table:number-columns-repeated="19"/>
          <table:table-cell table:style-name="ce114" table:formula="of:=IF([.B29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7]);[.B297]+0.041666667;&quot;&quot;)">
            <text:p/>
          </table:table-cell>
          <table:table-cell table:style-name="ce93"/>
          <table:table-cell table:style-name="ce82" table:number-columns-repeated="3"/>
          <table:table-cell table:number-columns-repeated="19"/>
          <table:table-cell table:style-name="ce114" table:formula="of:=IF([.B29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298]);[.B298]+0.041666667;&quot;&quot;)">
            <text:p/>
          </table:table-cell>
          <table:table-cell table:style-name="ce93"/>
          <table:table-cell table:style-name="ce82" table:number-columns-repeated="3"/>
          <table:table-cell table:number-columns-repeated="19"/>
          <table:table-cell table:style-name="ce114" table:formula="of:=IF([.B298]=&quot;&quot;;&quot; &quot;;1)" office:value-type="string" office:string-value=" ">
            <text:p><text:s/></text:p>
          </table:table-cell>
          <table:table-cell table:number-columns-repeated="229"/>
        </table:table-row>
        <table:table-row table:style-name="ro9">
          <table:table-cell table:style-name="ce84"/>
          <table:table-cell table:style-name="ce88"/>
          <table:table-cell table:formula="of:=IF(ISNUMBER([.B299]);[.B299]+0.041666667;&quot;&quot;)">
            <text:p/>
          </table:table-cell>
          <table:table-cell table:style-name="ce93"/>
          <table:table-cell table:style-name="ce82" table:number-columns-repeated="3"/>
          <table:table-cell table:number-columns-repeated="19"/>
          <table:table-cell table:style-name="ce114" table:formula="of:=IF([.B29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00]);[.B300]+0.041666667;&quot;&quot;)">
            <text:p/>
          </table:table-cell>
          <table:table-cell table:style-name="ce93"/>
          <table:table-cell table:style-name="ce82" table:number-columns-repeated="3"/>
          <table:table-cell table:number-columns-repeated="19"/>
          <table:table-cell table:style-name="ce114" table:formula="of:=IF([.B300]=&quot;&quot;;&quot; &quot;;1)" office:value-type="string" office:string-value=" ">
            <text:p><text:s/></text:p>
          </table:table-cell>
          <table:table-cell table:number-columns-repeated="229"/>
        </table:table-row>
        <table:table-row table:style-name="ro9">
          <table:table-cell table:style-name="ce84"/>
          <table:table-cell table:style-name="ce88"/>
          <table:table-cell table:formula="of:=IF(ISNUMBER([.B301]);[.B301]+0.041666667;&quot;&quot;)">
            <text:p/>
          </table:table-cell>
          <table:table-cell table:style-name="ce93"/>
          <table:table-cell table:style-name="ce82" table:number-columns-repeated="3"/>
          <table:table-cell table:number-columns-repeated="19"/>
          <table:table-cell table:style-name="ce114" table:formula="of:=IF([.B30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02]);[.B302]+0.041666667;&quot;&quot;)">
            <text:p/>
          </table:table-cell>
          <table:table-cell table:style-name="ce93"/>
          <table:table-cell table:style-name="ce82" table:number-columns-repeated="3"/>
          <table:table-cell table:number-columns-repeated="19"/>
          <table:table-cell table:style-name="ce114" table:formula="of:=IF([.B302]=&quot;&quot;;&quot; &quot;;1)" office:value-type="string" office:string-value=" ">
            <text:p><text:s/></text:p>
          </table:table-cell>
          <table:table-cell table:number-columns-repeated="229"/>
        </table:table-row>
        <table:table-row table:style-name="ro9">
          <table:table-cell table:style-name="ce85"/>
          <table:table-cell table:style-name="ce88"/>
          <table:table-cell table:formula="of:=IF(ISNUMBER([.B303]);[.B303]+0.041666667;&quot;&quot;)">
            <text:p/>
          </table:table-cell>
          <table:table-cell table:style-name="ce93"/>
          <table:table-cell table:style-name="ce82" table:number-columns-repeated="3"/>
          <table:table-cell table:number-columns-repeated="19"/>
          <table:table-cell table:style-name="ce114" table:formula="of:=IF([.B30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04]);[.B304]+0.041666667;&quot;&quot;)">
            <text:p/>
          </table:table-cell>
          <table:table-cell table:style-name="ce93"/>
          <table:table-cell table:style-name="ce82" table:number-columns-repeated="3"/>
          <table:table-cell table:number-columns-repeated="19"/>
          <table:table-cell table:style-name="ce114" table:formula="of:=IF([.B30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05]);[.B305]+0.041666667;&quot;&quot;)">
            <text:p/>
          </table:table-cell>
          <table:table-cell table:style-name="ce93"/>
          <table:table-cell table:style-name="ce82" table:number-columns-repeated="3"/>
          <table:table-cell table:number-columns-repeated="19"/>
          <table:table-cell table:style-name="ce114" table:formula="of:=IF([.B305]=&quot;&quot;;&quot; &quot;;1)" office:value-type="string" office:string-value=" ">
            <text:p><text:s/></text:p>
          </table:table-cell>
          <table:table-cell table:number-columns-repeated="229"/>
        </table:table-row>
        <table:table-row table:style-name="ro9">
          <table:table-cell table:style-name="ce84"/>
          <table:table-cell table:style-name="ce88"/>
          <table:table-cell table:formula="of:=IF(ISNUMBER([.B306]);[.B306]+0.041666667;&quot;&quot;)">
            <text:p/>
          </table:table-cell>
          <table:table-cell table:style-name="ce93"/>
          <table:table-cell table:style-name="ce82" table:number-columns-repeated="3"/>
          <table:table-cell table:number-columns-repeated="19"/>
          <table:table-cell table:style-name="ce114" table:formula="of:=IF([.B30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07]);[.B307]+0.041666667;&quot;&quot;)">
            <text:p/>
          </table:table-cell>
          <table:table-cell table:style-name="ce93"/>
          <table:table-cell table:style-name="ce82" table:number-columns-repeated="3"/>
          <table:table-cell table:number-columns-repeated="19"/>
          <table:table-cell table:style-name="ce114" table:formula="of:=IF([.B307]=&quot;&quot;;&quot; &quot;;1)" office:value-type="string" office:string-value=" ">
            <text:p><text:s/></text:p>
          </table:table-cell>
          <table:table-cell table:number-columns-repeated="229"/>
        </table:table-row>
        <table:table-row table:style-name="ro9">
          <table:table-cell table:style-name="ce85"/>
          <table:table-cell table:style-name="ce88"/>
          <table:table-cell table:formula="of:=IF(ISNUMBER([.B308]);[.B308]+0.041666667;&quot;&quot;)">
            <text:p/>
          </table:table-cell>
          <table:table-cell table:style-name="ce93"/>
          <table:table-cell table:style-name="ce82" table:number-columns-repeated="3"/>
          <table:table-cell table:number-columns-repeated="19"/>
          <table:table-cell table:style-name="ce114" table:formula="of:=IF([.B30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09]);[.B309]+0.041666667;&quot;&quot;)">
            <text:p/>
          </table:table-cell>
          <table:table-cell table:style-name="ce93"/>
          <table:table-cell table:style-name="ce82" table:number-columns-repeated="3"/>
          <table:table-cell table:number-columns-repeated="19"/>
          <table:table-cell table:style-name="ce114" table:formula="of:=IF([.B30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0]);[.B310]+0.041666667;&quot;&quot;)">
            <text:p/>
          </table:table-cell>
          <table:table-cell table:style-name="ce93"/>
          <table:table-cell table:style-name="ce82" table:number-columns-repeated="3"/>
          <table:table-cell table:number-columns-repeated="19"/>
          <table:table-cell table:style-name="ce114" table:formula="of:=IF([.B310]=&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1]);[.B311]+0.041666667;&quot;&quot;)">
            <text:p/>
          </table:table-cell>
          <table:table-cell table:style-name="ce93"/>
          <table:table-cell table:style-name="ce82" table:number-columns-repeated="3"/>
          <table:table-cell table:number-columns-repeated="19"/>
          <table:table-cell table:style-name="ce114" table:formula="of:=IF([.B311]=&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2]);[.B312]+0.041666667;&quot;&quot;)">
            <text:p/>
          </table:table-cell>
          <table:table-cell table:style-name="ce93"/>
          <table:table-cell table:style-name="ce82" table:number-columns-repeated="3"/>
          <table:table-cell table:number-columns-repeated="19"/>
          <table:table-cell table:style-name="ce114" table:formula="of:=IF([.B312]=&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3]);[.B313]+0.041666667;&quot;&quot;)">
            <text:p/>
          </table:table-cell>
          <table:table-cell table:style-name="ce93"/>
          <table:table-cell table:style-name="ce82" table:number-columns-repeated="3"/>
          <table:table-cell table:number-columns-repeated="19"/>
          <table:table-cell table:style-name="ce114" table:formula="of:=IF([.B313]=&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4]);[.B314]+0.041666667;&quot;&quot;)">
            <text:p/>
          </table:table-cell>
          <table:table-cell table:style-name="ce93"/>
          <table:table-cell table:style-name="ce82" table:number-columns-repeated="3"/>
          <table:table-cell table:number-columns-repeated="19"/>
          <table:table-cell table:style-name="ce114" table:formula="of:=IF([.B314]=&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5]);[.B315]+0.041666667;&quot;&quot;)">
            <text:p/>
          </table:table-cell>
          <table:table-cell table:style-name="ce93"/>
          <table:table-cell table:style-name="ce82" table:number-columns-repeated="3"/>
          <table:table-cell table:number-columns-repeated="19"/>
          <table:table-cell table:style-name="ce114" table:formula="of:=IF([.B315]=&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6]);[.B316]+0.041666667;&quot;&quot;)">
            <text:p/>
          </table:table-cell>
          <table:table-cell table:style-name="ce93"/>
          <table:table-cell table:style-name="ce82" table:number-columns-repeated="3"/>
          <table:table-cell table:number-columns-repeated="19"/>
          <table:table-cell table:style-name="ce114" table:formula="of:=IF([.B316]=&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7]);[.B317]+0.041666667;&quot;&quot;)">
            <text:p/>
          </table:table-cell>
          <table:table-cell table:style-name="ce93"/>
          <table:table-cell table:style-name="ce82" table:number-columns-repeated="3"/>
          <table:table-cell table:number-columns-repeated="19"/>
          <table:table-cell table:style-name="ce114" table:formula="of:=IF([.B317]=&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8]);[.B318]+0.041666667;&quot;&quot;)">
            <text:p/>
          </table:table-cell>
          <table:table-cell table:style-name="ce93"/>
          <table:table-cell table:style-name="ce82" table:number-columns-repeated="3"/>
          <table:table-cell table:number-columns-repeated="19"/>
          <table:table-cell table:style-name="ce114" table:formula="of:=IF([.B318]=&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19]);[.B319]+0.041666667;&quot;&quot;)">
            <text:p/>
          </table:table-cell>
          <table:table-cell table:style-name="ce93"/>
          <table:table-cell table:style-name="ce82" table:number-columns-repeated="3"/>
          <table:table-cell table:number-columns-repeated="19"/>
          <table:table-cell table:style-name="ce114" table:formula="of:=IF([.B319]=&quot;&quot;;&quot; &quot;;1)" office:value-type="string" office:string-value=" ">
            <text:p><text:s/></text:p>
          </table:table-cell>
          <table:table-cell table:number-columns-repeated="229"/>
        </table:table-row>
        <table:table-row table:style-name="ro4">
          <table:table-cell table:style-name="ce82"/>
          <table:table-cell table:style-name="ce88"/>
          <table:table-cell table:formula="of:=IF(ISNUMBER([.B320]);[.B320]+0.041666667;&quot;&quot;)">
            <text:p/>
          </table:table-cell>
          <table:table-cell table:style-name="ce93"/>
          <table:table-cell table:style-name="ce82" table:number-columns-repeated="3"/>
          <table:table-cell table:number-columns-repeated="19"/>
          <table:table-cell table:style-name="ce114" table:formula="of:=IF([.B320]=&quot;&quot;;&quot; &quot;;1)" office:value-type="string" office:string-value=" ">
            <text:p><text:s/></text:p>
          </table:table-cell>
          <table:table-cell table:number-columns-repeated="229"/>
        </table:table-row>
        <table:table-row table:style-name="ro4" table:number-rows-repeated="2">
          <table:table-cell table:style-name="ce82"/>
          <table:table-cell table:style-name="ce88"/>
          <table:table-cell/>
          <table:table-cell table:style-name="ce93"/>
          <table:table-cell table:style-name="ce82" table:number-columns-repeated="3"/>
          <table:table-cell table:number-columns-repeated="19"/>
          <table:table-cell table:style-name="ce115"/>
          <table:table-cell table:number-columns-repeated="229"/>
        </table:table-row>
        <table:table-row table:style-name="ro4" table:number-rows-repeated="557">
          <table:table-cell table:number-columns-repeated="256"/>
        </table:table-row>
        <table:table-row table:style-name="ro4">
          <table:table-cell table:number-columns-repeated="6"/>
          <table:table-cell table:style-name="ce108"/>
          <table:table-cell/>
          <table:table-cell table:style-name="ce108"/>
          <table:table-cell table:number-columns-repeated="247"/>
        </table:table-row>
        <table:table-row table:style-name="ro4" table:number-rows-repeated="31123">
          <table:table-cell table:number-columns-repeated="256"/>
        </table:table-row>
        <table:table-row table:style-name="ro4">
          <table:table-cell table:style-name="Default"/>
          <table:table-cell table:number-columns-repeated="255"/>
        </table:table-row>
      </table:table>
      <table:table table:name="CADASTROS" table:style-name="ta2" table:print="false">
        <office:forms form:automatic-focus="false" form:apply-design-mode="false"/>
        <table:table-column table:style-name="co14" table:default-cell-style-name="ce48"/>
        <table:table-column table:style-name="co15" table:default-cell-style-name="ce48"/>
        <table:table-column table:style-name="co16" table:default-cell-style-name="ce48"/>
        <table:table-column table:style-name="co17" table:default-cell-style-name="ce76"/>
        <table:table-column table:style-name="co18" table:default-cell-style-name="ce76"/>
        <table:table-column table:style-name="co13" table:default-cell-style-name="Default"/>
        <table:table-column table:style-name="co19" table:default-cell-style-name="Default"/>
        <table:table-column table:style-name="co20" table:default-cell-style-name="Default"/>
        <table:table-row table:style-name="ro6">
          <table:table-cell table:style-name="ce44"/>
          <table:table-cell table:style-name="ce49" office:value-type="string">
            <office:annotation draw:style-name="gr1" draw:text-style-name="P1" svg:width="2.759cm" svg:height="1.845cm" svg:x="7.209cm" svg:y="0cm" draw:caption-point-x="-0.61cm" draw:caption-point-y="0.011cm">
              <dc:date>2008-09-09T00:00:00</dc:date>
              <text:p text:style-name="P1"><text:span text:style-name="T1">Algum tipo de obsrvação referente ao usuário.</text:span></text:p>
            </office:annotation>
            <text:p>OBS</text:p>
          </table:table-cell>
          <table:table-cell table:style-name="ce56" office:value-type="string">
            <text:p>NOME</text:p>
          </table:table-cell>
          <table:table-cell table:style-name="ce63" office:value-type="string">
            <text:p>RG</text:p>
          </table:table-cell>
          <table:table-cell table:style-name="ce49" office:value-type="string">
            <text:p>DATA NASC</text:p>
          </table:table-cell>
          <table:table-cell table:number-columns-repeated="3"/>
        </table:table-row>
        <table:table-row table:style-name="ro5" table:number-rows-repeated="236">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1"/>
          <table:table-cell table:style-name="ce57"/>
          <table:table-cell table:style-name="ce64"/>
          <table:table-cell table:style-name="ce77"/>
          <table:table-cell table:number-columns-repeated="3"/>
        </table:table-row>
        <table:table-row table:style-name="ro5" table:number-rows-repeated="4">
          <table:table-cell table:style-name="ce45"/>
          <table:table-cell table:style-name="ce50"/>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1"/>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number-rows-repeated="7">
          <table:table-cell table:style-name="ce45"/>
          <table:table-cell table:style-name="ce51"/>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2"/>
          <table:table-cell table:style-name="ce57"/>
          <table:table-cell table:style-name="ce64"/>
          <table:table-cell table:style-name="ce77"/>
          <table:table-cell table:number-columns-repeated="3"/>
        </table:table-row>
        <table:table-row table:style-name="ro5" table:number-rows-repeated="3">
          <table:table-cell table:style-name="ce45"/>
          <table:table-cell table:style-name="ce50"/>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2"/>
          <table:table-cell table:style-name="ce57"/>
          <table:table-cell table:style-name="ce64"/>
          <table:table-cell table:style-name="ce77"/>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number-rows-repeated="17">
          <table:table-cell table:style-name="ce45"/>
          <table:table-cell table:style-name="ce52"/>
          <table:table-cell table:style-name="ce57"/>
          <table:table-cell table:style-name="ce64"/>
          <table:table-cell table:style-name="ce77"/>
          <table:table-cell table:number-columns-repeated="3"/>
        </table:table-row>
        <table:table-row table:style-name="ro5" table:number-rows-repeated="2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5"/>
          <table:table-cell table:style-name="ce77"/>
          <table:table-cell table:number-columns-repeated="3"/>
        </table:table-row>
        <table:table-row table:style-name="ro5" table:number-rows-repeated="36">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6"/>
          <table:table-cell table:style-name="ce77"/>
          <table:table-cell table:number-columns-repeated="3"/>
        </table:table-row>
        <table:table-row table:style-name="ro5" table:number-rows-repeated="31">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6"/>
          <table:table-cell table:style-name="ce77"/>
          <table:table-cell table:number-columns-repeated="3"/>
        </table:table-row>
        <table:table-row table:style-name="ro5" table:number-rows-repeated="29">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6"/>
          <table:table-cell table:style-name="ce77"/>
          <table:table-cell table:number-columns-repeated="3"/>
        </table:table-row>
        <table:table-row table:style-name="ro5" table:number-rows-repeated="28">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8"/>
          <table:table-cell table:style-name="ce64"/>
          <table:table-cell table:style-name="ce77"/>
          <table:table-cell table:number-columns-repeated="3"/>
        </table:table-row>
        <table:table-row table:style-name="ro5" table:number-rows-repeated="8">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4"/>
          <table:table-cell table:style-name="ce78"/>
          <table:table-cell table:number-columns-repeated="3"/>
        </table:table-row>
        <table:table-row table:style-name="ro5" table:number-rows-repeated="9">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7"/>
          <table:table-cell table:style-name="ce77"/>
          <table:table-cell table:number-columns-repeated="3"/>
        </table:table-row>
        <table:table-row table:style-name="ro5" table:number-rows-repeated="18">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4"/>
          <table:table-cell table:style-name="ce79"/>
          <table:table-cell table:number-columns-repeated="3"/>
        </table:table-row>
        <table:table-row table:style-name="ro5" table:number-rows-repeated="1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3"/>
          <table:table-cell table:style-name="ce57"/>
          <table:table-cell table:style-name="ce68"/>
          <table:table-cell table:style-name="ce77"/>
          <table:table-cell table:number-columns-repeated="3"/>
        </table:table-row>
        <table:table-row table:style-name="ro5" table:number-rows-repeated="47">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9"/>
          <table:table-cell table:style-name="ce77"/>
          <table:table-cell table:number-columns-repeated="3"/>
        </table:table-row>
        <table:table-row table:style-name="ro5" table:number-rows-repeated="21">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70"/>
          <table:table-cell table:style-name="ce77"/>
          <table:table-cell table:number-columns-repeated="3"/>
        </table:table-row>
        <table:table-row table:style-name="ro5" table:number-rows-repeated="4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9"/>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70"/>
          <table:table-cell table:style-name="ce77"/>
          <table:table-cell table:number-columns-repeated="3"/>
        </table:table-row>
        <table:table-row table:style-name="ro5">
          <table:table-cell table:style-name="ce45"/>
          <table:table-cell table:style-name="ce54"/>
          <table:table-cell table:style-name="ce57"/>
          <table:table-cell table:style-name="ce64"/>
          <table:table-cell table:style-name="ce77"/>
          <table:table-cell table:number-columns-repeated="3"/>
        </table:table-row>
        <table:table-row table:style-name="ro5" table:number-rows-repeated="37">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60"/>
          <table:table-cell table:style-name="ce64"/>
          <table:table-cell table:style-name="ce77"/>
          <table:table-cell table:number-columns-repeated="3"/>
        </table:table-row>
        <table:table-row table:style-name="ro5" table:number-rows-repeated="8">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71"/>
          <table:table-cell table:style-name="ce79"/>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3"/>
          <table:table-cell table:style-name="ce57"/>
          <table:table-cell table:style-name="ce71"/>
          <table:table-cell table:style-name="ce77"/>
          <table:table-cell table:number-columns-repeated="3"/>
        </table:table-row>
        <table:table-row table:style-name="ro5" table:number-rows-repeated="6">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3"/>
          <table:table-cell table:style-name="ce57"/>
          <table:table-cell table:style-name="ce69"/>
          <table:table-cell table:style-name="ce77"/>
          <table:table-cell table:number-columns-repeated="3"/>
        </table:table-row>
        <table:table-row table:style-name="ro5">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61"/>
          <table:table-cell table:style-name="ce67"/>
          <table:table-cell table:style-name="ce77"/>
          <table:table-cell table:number-columns-repeated="3"/>
        </table:table-row>
        <table:table-row table:style-name="ro5" table:number-rows-repeated="14">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46"/>
          <table:table-cell table:style-name="ce64"/>
          <table:table-cell table:style-name="ce77"/>
          <table:table-cell table:number-columns-repeated="3"/>
        </table:table-row>
        <table:table-row table:style-name="ro5" table:number-rows-repeated="5">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61"/>
          <table:table-cell table:style-name="ce67"/>
          <table:table-cell table:style-name="ce77"/>
          <table:table-cell table:number-columns-repeated="3"/>
        </table:table-row>
        <table:table-row table:style-name="ro5" table:number-rows-repeated="2">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57"/>
          <table:table-cell table:style-name="ce72"/>
          <table:table-cell table:style-name="ce77"/>
          <table:table-cell table:number-columns-repeated="3"/>
        </table:table-row>
        <table:table-row table:style-name="ro5" table:number-rows-repeated="6">
          <table:table-cell table:style-name="ce45"/>
          <table:table-cell table:style-name="ce50"/>
          <table:table-cell table:style-name="ce57"/>
          <table:table-cell table:style-name="ce64"/>
          <table:table-cell table:style-name="ce77"/>
          <table:table-cell table:number-columns-repeated="3"/>
        </table:table-row>
        <table:table-row table:style-name="ro5">
          <table:table-cell table:style-name="ce45"/>
          <table:table-cell table:style-name="ce50"/>
          <table:table-cell table:style-name="ce61"/>
          <table:table-cell table:style-name="ce67"/>
          <table:table-cell table:style-name="ce77"/>
          <table:table-cell table:number-columns-repeated="3"/>
        </table:table-row>
        <table:table-row table:style-name="ro5" table:number-rows-repeated="54">
          <table:table-cell table:style-name="ce46"/>
          <table:table-cell table:style-name="ce50"/>
          <table:table-cell table:style-name="ce57"/>
          <table:table-cell table:style-name="ce64"/>
          <table:table-cell table:style-name="ce77"/>
          <table:table-cell table:number-columns-repeated="3"/>
        </table:table-row>
        <table:table-row table:style-name="ro5">
          <table:table-cell table:style-name="ce46"/>
          <table:table-cell table:style-name="ce50"/>
          <table:table-cell table:style-name="ce46"/>
          <table:table-cell table:style-name="ce64"/>
          <table:table-cell table:style-name="ce77"/>
          <table:table-cell table:number-columns-repeated="3"/>
        </table:table-row>
        <table:table-row table:style-name="ro5" table:number-rows-repeated="15">
          <table:table-cell table:style-name="ce46"/>
          <table:table-cell table:style-name="ce55"/>
          <table:table-cell table:style-name="ce46"/>
          <table:table-cell table:style-name="ce73"/>
          <table:table-cell table:style-name="ce78"/>
          <table:table-cell table:number-columns-repeated="3"/>
        </table:table-row>
        <table:table-row table:style-name="ro5">
          <table:table-cell table:style-name="ce47"/>
          <table:table-cell table:style-name="ce55"/>
          <table:table-cell table:style-name="ce46"/>
          <table:table-cell table:style-name="ce73"/>
          <table:table-cell table:style-name="ce78"/>
          <table:table-cell table:number-columns-repeated="3"/>
        </table:table-row>
        <table:table-row table:style-name="ro5" table:number-rows-repeated="15">
          <table:table-cell table:style-name="ce46"/>
          <table:table-cell table:style-name="ce55"/>
          <table:table-cell table:style-name="ce46"/>
          <table:table-cell table:style-name="ce73"/>
          <table:table-cell table:style-name="ce78"/>
          <table:table-cell table:number-columns-repeated="3"/>
        </table:table-row>
        <table:table-row table:style-name="ro5" table:number-rows-repeated="2">
          <table:table-cell table:style-name="ce46"/>
          <table:table-cell table:style-name="ce55"/>
          <table:table-cell table:style-name="ce62"/>
          <table:table-cell table:style-name="ce73"/>
          <table:table-cell table:style-name="ce78"/>
          <table:table-cell table:number-columns-repeated="3"/>
        </table:table-row>
        <table:table-row table:style-name="ro5" table:number-rows-repeated="18">
          <table:table-cell table:style-name="ce46"/>
          <table:table-cell table:style-name="ce55"/>
          <table:table-cell table:style-name="ce46"/>
          <table:table-cell table:style-name="ce73"/>
          <table:table-cell table:style-name="ce78"/>
          <table:table-cell table:number-columns-repeated="3"/>
        </table:table-row>
        <table:table-row table:style-name="ro5" table:number-rows-repeated="19">
          <table:table-cell table:style-name="ce46"/>
          <table:table-cell table:style-name="ce55"/>
          <table:table-cell table:style-name="ce46"/>
          <table:table-cell table:style-name="ce74"/>
          <table:table-cell table:style-name="ce78"/>
          <table:table-cell table:number-columns-repeated="3"/>
        </table:table-row>
        <table:table-row table:style-name="ro5">
          <table:table-cell table:style-name="ce46"/>
          <table:table-cell table:style-name="ce55"/>
          <table:table-cell table:style-name="ce46"/>
          <table:table-cell table:style-name="ce75"/>
          <table:table-cell table:style-name="ce78"/>
          <table:table-cell table:number-columns-repeated="3"/>
        </table:table-row>
        <table:table-row table:style-name="ro5" table:number-rows-repeated="3">
          <table:table-cell table:style-name="ce46"/>
          <table:table-cell table:style-name="ce55"/>
          <table:table-cell table:style-name="ce46"/>
          <table:table-cell table:style-name="ce74"/>
          <table:table-cell table:style-name="ce78"/>
          <table:table-cell table:number-columns-repeated="3"/>
        </table:table-row>
        <table:table-row table:style-name="ro5">
          <table:table-cell table:style-name="ce46"/>
          <table:table-cell table:style-name="ce55"/>
          <table:table-cell table:style-name="ce46"/>
          <table:table-cell table:style-name="ce75"/>
          <table:table-cell table:style-name="ce78"/>
          <table:table-cell table:number-columns-repeated="3"/>
        </table:table-row>
        <table:table-row table:style-name="ro5" table:number-rows-repeated="31182">
          <table:table-cell table:style-name="ce46"/>
          <table:table-cell table:style-name="ce55"/>
          <table:table-cell table:style-name="ce46"/>
          <table:table-cell table:style-name="ce74"/>
          <table:table-cell table:style-name="ce78"/>
          <table:table-cell table:number-columns-repeated="3"/>
        </table:table-row>
        <table:table-row table:style-name="ro1" table:number-rows-repeated="33535">
          <table:table-cell table:number-columns-repeated="8"/>
        </table:table-row>
        <table:table-row table:style-name="ro1">
          <table:table-cell table:number-columns-repeated="8"/>
        </table:table-row>
      </table:table>
      <table:named-expressions/>
      <table:database-ranges>
        <table:database-range table:name="Excel_BuiltIn__FilterDatabase_1" table:target-range-address="ACESSOS.A1:ACESSOS.D31886" table:display-filter-buttons="true" table:orientation="column"/>
        <table:database-range table:name="Excel_BuiltIn__FilterDatabase_2" table:target-range-address="CADASTROS.A1:CADASTROS.E31995"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Bitstream Vera Sans1" svg:font-family="'Bitstream Vera Sans'"/>
    <style:font-face style:name="Bitstream Vera Serif" svg:font-family="'Bitstream Vera Serif'"/>
    <style:font-face style:name="Bitstream Vera Sans3" svg:font-family="'Bitstream Vera Sans'" style:font-family-generic="decorative"/>
    <style:font-face style:name="Courier New" svg:font-family="'Courier New'" style:font-family-generic="modern" style:font-pitch="fixed"/>
    <style:font-face style:name="Bitstream Vera Sans Mono" svg:font-family="'Bitstream Vera Sans Mono'" style:font-family-generic="swiss" style:font-pitch="fixed"/>
    <style:font-face style:name="Bitstream Vera Sans2" svg:font-family="'Bitstream Vera Sans'" style:font-pitch="variable"/>
    <style:font-face style:name="Lucidasans" svg:font-family="Lucidasans"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Bitstream Vera Sans" fo:language="pt" fo:country="BR" style:font-name-asian="Bitstream Vera Sans2" style:language-asian="zxx" style:country-asian="none" style:font-name-complex="Lucidasans" style:language-complex="zxx" style:country-complex="none"/>
    </style:default-style>
    <number:number-style style:name="N0">
      <number:number number:min-integer-digits="1"/>
    </number:number-style>
    <number:currency-style style:name="N104P0" style:volatile="true">
      <number:currency-symbol number:language="pt" number:country="BR">R$</number:currency-symbol>
      <number:text> </number:text>
      <number:number number:decimal-places="2" number:min-integer-digits="1" number:grouping="true"/>
    </number:currency-style>
    <number:currency-style style:name="N104">
      <style:text-properties fo:color="#ff0000"/>
      <number:text>-</number:text>
      <number:currency-symbol number:language="pt" number:country="BR">R$</number:currency-symbol>
      <number:text> </number:text>
      <number:number number:decimal-places="2" number:min-integer-digits="1" number:grouping="true"/>
      <style:map style:condition="value()&gt;=0" style:apply-style-name="N104P0"/>
    </number:currency-style>
    <number:number-style style:name="N110P0" style:volatile="true">
      <number:number number:decimal-places="0" number:min-integer-digits="1" number:grouping="true"/>
      <number:text>   </number:text>
    </number:number-style>
    <number:number-style style:name="N110">
      <number:text>-</number:text>
      <number:number number:decimal-places="0" number:min-integer-digits="1" number:grouping="true"/>
      <number:text>   </number:text>
      <style:map style:condition="value()&gt;=0" style:apply-style-name="N110P0"/>
    </number:number-style>
    <number:number-style style:name="N111P0" style:volatile="true">
      <number:number number:decimal-places="0" number:min-integer-digits="1" number:grouping="true"/>
      <number:text>   </number:text>
    </number:number-style>
    <number:number-style style:name="N111">
      <style:text-properties fo:color="#ff0000"/>
      <number:text>-</number:text>
      <number:number number:decimal-places="0" number:min-integer-digits="1" number:grouping="true"/>
      <number:text>   </number:text>
      <style:map style:condition="value()&gt;=0" style:apply-style-name="N111P0"/>
    </number:number-style>
    <number:number-style style:name="N113P0" style:volatile="true">
      <number:number number:decimal-places="2" number:min-integer-digits="1" number:grouping="true"/>
      <number:text>   </number:text>
    </number:number-style>
    <number:number-style style:name="N113">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2" number:min-integer-digits="1" number:grouping="true"/>
      <number:text>   </number:text>
    </number:number-style>
    <number:number-style style:name="N114">
      <style:text-properties fo:color="#ff0000"/>
      <number:text>-</number:text>
      <number:number number:decimal-places="2" number:min-integer-digits="1" number:grouping="true"/>
      <number:text>   </number:text>
      <style:map style:condition="value()&gt;=0" style:apply-style-name="N114P0"/>
    </number:number-style>
    <number:time-style style:name="N115">
      <number:minutes number:style="long"/>
      <number:text>:</number:text>
      <number:seconds number:style="long"/>
    </number:time-style>
    <number:number-style style:name="N116">
      <number:scientific-number number:decimal-places="1" number:min-integer-digits="1" number:min-exponent-digits="1"/>
    </number:number-style>
    <number:number-style style:name="N118P0" style:volatile="true">
      <number:number number:decimal-places="0" number:min-integer-digits="1" number:grouping="true"/>
      <number:text> R$</number:text>
    </number:number-style>
    <number:number-style style:name="N118">
      <number:text>-</number:text>
      <number:number number:decimal-places="0" number:min-integer-digits="1" number:grouping="true"/>
      <number:text> R$</number:text>
      <style:map style:condition="value()&gt;=0" style:apply-style-name="N118P0"/>
    </number:number-style>
    <number:number-style style:name="N119P0" style:volatile="true">
      <number:number number:decimal-places="0" number:min-integer-digits="1" number:grouping="true"/>
      <number:text> R$</number:text>
    </number:number-style>
    <number:number-style style:name="N119">
      <style:text-properties fo:color="#ff0000"/>
      <number:text>-</number:text>
      <number:number number:decimal-places="0" number:min-integer-digits="1" number:grouping="true"/>
      <number:text> R$</number:text>
      <style:map style:condition="value()&gt;=0" style:apply-style-name="N119P0"/>
    </number:number-style>
    <number:number-style style:name="N121P0" style:volatile="true">
      <number:number number:decimal-places="2" number:min-integer-digits="1" number:grouping="true"/>
      <number:text> R$</number:text>
    </number:number-style>
    <number:number-style style:name="N121">
      <number:text>-</number:text>
      <number:number number:decimal-places="2" number:min-integer-digits="1" number:grouping="true"/>
      <number:text> R$</number:text>
      <style:map style:condition="value()&gt;=0" style:apply-style-name="N121P0"/>
    </number:number-style>
    <number:number-style style:name="N122P0" style:volatile="true">
      <number:number number:decimal-places="2" number:min-integer-digits="1" number:grouping="true"/>
      <number:text> R$</number:text>
    </number:number-style>
    <number:number-style style:name="N122">
      <style:text-properties fo:color="#ff0000"/>
      <number:text>-</number:text>
      <number:number number:decimal-places="2" number:min-integer-digits="1" number:grouping="true"/>
      <number:text> R$</number:text>
      <style:map style:condition="value()&gt;=0" style:apply-style-name="N122P0"/>
    </number:number-style>
    <number:number-style style:name="N126P0" style:volatile="true">
      <number:number number:decimal-places="0" number:min-integer-digits="1" number:grouping="true"/>
      <number:text> R$ </number:text>
    </number:number-style>
    <number:number-style style:name="N126P1" style:volatile="true">
      <number:text>-</number:text>
      <number:number number:decimal-places="0" number:min-integer-digits="1" number:grouping="true"/>
      <number:text> R$ </number:text>
    </number:number-style>
    <number:number-style style:name="N126P2" style:volatile="true">
      <number:text> - R$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number number:decimal-places="0" number:min-integer-digits="1" number:grouping="true"/>
      <number:text>      </number:text>
    </number:number-style>
    <number:number-style style:name="N130P1" style:volatile="true">
      <number:text>-</number:text>
      <number:number number:decimal-places="0" number:min-integer-digits="1" number:grouping="true"/>
      <number:text>      </number:text>
    </number:number-style>
    <number:number-style style:name="N130P2" style:volatile="true">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number-style style:name="N134P0" style:volatile="true">
      <number:number number:decimal-places="2" number:min-integer-digits="1" number:grouping="true"/>
      <number:text> R$ </number:text>
    </number:number-style>
    <number:number-style style:name="N134P1" style:volatile="true">
      <number:text>-</number:text>
      <number:number number:decimal-places="2" number:min-integer-digits="1" number:grouping="true"/>
      <number:text> R$ </number:text>
    </number:number-style>
    <number:number-style style:name="N134P2" style:volatile="true">
      <number:text> -</number:text>
      <number:number number:decimal-places="0" number:min-integer-digits="0"/>
      <number:text> R$ </number:text>
    </number:number-style>
    <number:text-style style:name="N134">
      <number:text-content/>
      <number:text> </number:text>
      <style:map style:condition="value()&gt;0" style:apply-style-name="N134P0"/>
      <style:map style:condition="value()&lt;0" style:apply-style-name="N134P1"/>
      <style:map style:condition="value()=0" style:apply-style-name="N134P2"/>
    </number:text-style>
    <number:number-style style:name="N138P0" style:volatile="true">
      <number:number number:decimal-places="2" number:min-integer-digits="1" number:grouping="true"/>
      <number:text>      </number:text>
    </number:number-style>
    <number:number-style style:name="N138P1" style:volatile="true">
      <number:text>-</number:text>
      <number:number number:decimal-places="2" number:min-integer-digits="1" number:grouping="true"/>
      <number:text>      </number:text>
    </number:number-style>
    <number:number-style style:name="N138P2" style:volatile="true">
      <number:text> -</number:text>
      <number:number number:decimal-places="0" number:min-integer-digits="0"/>
      <number:text>      </number:text>
    </number:number-style>
    <number:text-style style:name="N138">
      <number:text-content/>
      <number:text> </number:text>
      <style:map style:condition="value()&gt;0" style:apply-style-name="N138P0"/>
      <style:map style:condition="value()&lt;0" style:apply-style-name="N138P1"/>
      <style:map style:condition="value()=0" style:apply-style-name="N138P2"/>
    </number:text-style>
    <number:number-style style:name="N139">
      <number:number number:decimal-places="7" number:min-integer-digits="0" number:decimal-replacement=""/>
      <number:text>.-</number:text>
    </number:number-style>
    <number:number-style style:name="N140">
      <number:number number:decimal-places="0" number:min-integer-digits="2"/>
    </number:number-style>
    <number:number-style style:name="N141P0" style:volatile="true">
      <number:number number:decimal-places="0" number:min-integer-digits="1" number:grouping="true"/>
      <number:text>   </number:text>
    </number:number-style>
    <number:number-style style:name="N141">
      <style:text-properties fo:color="#000000"/>
      <number:text>-</number:text>
      <number:number number:decimal-places="0" number:min-integer-digits="1" number:grouping="true"/>
      <number:text>   </number:text>
      <style:map style:condition="value()&gt;=0" style:apply-style-name="N141P0"/>
    </number:number-style>
    <number:number-style style:name="N142P0" style:volatile="true">
      <number:number number:decimal-places="2" number:min-integer-digits="1" number:grouping="true"/>
      <number:text>   </number:text>
    </number:number-style>
    <number:number-style style:name="N142">
      <style:text-properties fo:color="#000000"/>
      <number:text>-</number:text>
      <number:number number:decimal-places="2" number:min-integer-digits="1" number:grouping="true"/>
      <number:text>   </number:text>
      <style:map style:condition="value()&gt;=0" style:apply-style-name="N142P0"/>
    </number:number-style>
    <number:number-style style:name="N143P0" style:volatile="true">
      <number:number number:decimal-places="0" number:min-integer-digits="1" number:grouping="true"/>
      <number:text> R$</number:text>
    </number:number-style>
    <number:number-style style:name="N143">
      <style:text-properties fo:color="#000000"/>
      <number:text>-</number:text>
      <number:number number:decimal-places="0" number:min-integer-digits="1" number:grouping="true"/>
      <number:text> R$</number:text>
      <style:map style:condition="value()&gt;=0" style:apply-style-name="N143P0"/>
    </number:number-style>
    <number:number-style style:name="N144P0" style:volatile="true">
      <number:number number:decimal-places="2" number:min-integer-digits="1" number:grouping="true"/>
      <number:text> R$</number:text>
    </number:number-style>
    <number:number-style style:name="N144">
      <style:text-properties fo:color="#000000"/>
      <number:text>-</number:text>
      <number:number number:decimal-places="2" number:min-integer-digits="1" number:grouping="true"/>
      <number:text> R$</number:text>
      <style:map style:condition="value()&gt;=0" style:apply-style-name="N144P0"/>
    </number:number-style>
    <number:date-style style:name="N5111" number:language="ja" number:country="JP">
      <number:day/>
      <number:text>/</number:text>
      <number:month/>
      <number:text>/</number:text>
      <number:year/>
    </number:date-style>
    <number:date-style style:name="N5112" number:language="ja" number:country="JP">
      <number:year number:style="long"/>
      <number:text>年</number:text>
      <number:month/>
      <number:text>月</number:text>
      <number:day/>
      <number:text>日</number:text>
    </number:date-style>
    <number:time-style style:name="N5113" number:language="ja" number:country="JP">
      <number:hours number:style="long"/>
      <number:text>時</number:text>
      <number:minutes number:style="long"/>
      <number:text>分</number:text>
      <number:seconds number:style="long"/>
      <number:text>秒</number:text>
    </number:time-style>
    <number:date-style style:name="N5114" number:language="ja" number:country="JP">
      <number:month/>
      <number:text>月</number:text>
      <number:day/>
      <number:text>日</number:text>
    </number:date-style>
    <number:date-style style:name="N5115" number:language="ja" number:country="JP">
      <number:era number:calendar="gengou"/>
      <number:year number:calendar="gengou"/>
      <number:text>.</number:text>
      <number:month number:calendar="gengou"/>
      <number:text>.</number:text>
      <number:day number:calendar="gengou"/>
    </number:date-style>
    <number:date-style style:name="N5116" number:language="ja" number:country="JP">
      <number:era number:calendar="gengou" number:style="long"/>
      <number:year number:calendar="gengou"/>
      <number:text>年</number:text>
      <number:month number:calendar="gengou"/>
      <number:text>月</number:text>
      <number:day number:calendar="gengou"/>
      <number:text>日</number:text>
    </number:date-style>
    <style:style style:name="Default" style:family="table-cell">
      <style:table-cell-properties style:rotation-align="none"/>
      <style:text-properties style:font-name="Bitstream Vera Sans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direction="ltr" style:rotation-angle="90"/>
    </style:style>
    <draw:marker draw:name="Terminações_20_de_20_linha_20_1" draw:display-name="Terminações de linha 1" svg:viewBox="0 0 20 30" svg:d="m10 0-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style:page-layout style:name="Mpm3">
      <style:page-layout-properties fo:page-width="20.999cm" fo:page-height="29.699cm" style:num-format="1" style:print-orientation="portrait" fo:margin="2cm" fo:margin-top="2cm" fo:margin-bottom="2cm" fo:margin-left="2cm" fo:margin-right="2cm" style:print-page-order="ttb" style:first-page-number="1" style:scale-to="100%" style:writing-mode="lr-tb"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4">
      <style:page-layout-properties fo:page-width="20.999cm" fo:page-height="29.699cm" style:num-format="1" style:print-orientation="portrait" fo:margin="2cm" fo:margin-top="2cm" fo:margin-bottom="2cm" fo:margin-left="2cm" fo:margin-right="2cm" style:print-page-order="ttb" style:first-page-number="continue" style:scale-to="100%" style:writing-mode="lr-tb" style:print="charts drawings objects zero-values"/>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Bitstream Vera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MT2" style:family="text">
      <style:text-properties style:use-window-font-color="true" style:text-outline="false" style:text-line-through-style="none" style:text-position="0% 100%" style:font-name="Bitstream Vera Sans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24">00/00/0000</text:date>, <text:time>00:00:00</text:time></text:p>
        </style:region-right>
      </style:header>
      <style:header-left style:display="false"/>
      <style:footer>
        <text:p>Página <text:page-number>1</text:page-number> / <text:page-count>99</text:page-count></text:p>
      </style:footer>
      <style:footer-left style:display="false"/>
    </style:master-page>
    <style:master-page style:name="TAB_5f_ACESSOS" style:display-name="TAB_ACESSOS"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TAB_5f_CADASTROS" style:display-name="TAB_CADASTROS" style:page-layout-name="Mpm3">
      <style:header>
        <text:p><text:span text:style-name="MT2"><text:sheet-name>???</text:sheet-name></text:span></text:p>
      </style:header>
      <style:header-left style:display="false">
        <text:p><text:span text:style-name="MT2"><text:sheet-name>???</text:sheet-name></text:span></text:p>
      </style:header-left>
      <style:footer>
        <text:p><text:span text:style-name="MT2">Página </text:span><text:span text:style-name="MT2"><text:page-number>1</text:page-number></text:span></text:p>
      </style:footer>
      <style:footer-left style:display="false">
        <text:p><text:span text:style-name="MT2">Página </text:span><text:span text:style-name="MT2"><text:page-number>1</text:page-number></text:span></text:p>
      </style:footer-left>
    </style:master-page>
    <style:master-page style:name="TAB_5f_sites" style:display-name="TAB_sites"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ágina </text:span><text:span text:style-name="MT2"><text:page-number>1</text:page-number></text:span></text:p>
      </style:footer>
      <style:footer-left style:display="false">
        <text:p><text:span text:style-name="MT2">Página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02</meta:generator>
    <meta:creation-date>2006-10-30T19:20:04</meta:creation-date>
    <dc:date>2017-05-24T11:59:04</dc:date>
    <meta:print-date>2008-10-07T13:30:30</meta:print-date>
    <meta:editing-cycles>31599</meta:editing-cycles>
    <meta:editing-duration>P79DT5H35M49S</meta:editing-duration>
    <meta:document-statistic meta:table-count="2" meta:cell-count="985" meta:object-count="0"/>
    <meta:user-defined meta:name="Info 1"/>
    <meta:user-defined meta:name="Info 2"/>
    <meta:user-defined meta:name="Info 3"/>
    <meta:user-defined meta:name="Info 4"/>
  </office:meta>
</office:document-meta>
</file>

<file path=Basic/Standard/AcessaSp.xml><?xml version="1.0" encoding="utf-8"?>
<!DOCTYPE module  PUBLIC '-//OpenOffice.org//DTD OfficeDocument 1.0//EN'  'module.dtd'>
<script:module xmlns:script="http://openoffice.org/2000/script" script:name="AcessaSp" script:language="StarBasic">'####################################################################################
'#               PLANILHA DE CONTROLE DE USUÁRIOS DO ACESSA SÃO PAULO               #
'# --&gt; Módulo Principal                                                             #
'#                                                                                  #
'# Criada no infocentro de Ribeirão Grande                                          #
'# Autor: EDIL Q.A. [E.Q.A.] -- edileqa@gmail.com                                   #
'#                                                                                  #
'#                              IMPORTANTE!!                                        #
'# Este módulo principal depende de outros para funcionar. Atualmente são Interface #
'# e Funcoes. Interface envolve rotinas que exibem mensagens, caixas de diálogo e   #
'# algum tipo de interface que interage com o usuário. Funcoes reune todas rotinas  #
'# que realizam funções que podem ser usadas por qualquer rotina do módulo principal#
'# O módulo principal reune as rotinas definidas como as funções que a planilha pode#
'# fazer. Por este módulo as macros serão solicitadas e acessadas pela planilha     #
'#                                                                                  #
'#                               ATENÇÃO!!!!                                        #
'# Este módulo contem macros fundamentais para a utilidade da planilha de controle  #
'# Qualquer ajuda, dica, sugestão ou coisa do tipo são bem-vindas, entre em contato!#
'# Modifique esse codigo a vontade, desde que saiba o que está fazendo, CUIDADO!! e #
'# se fizer isso por favor me envie suas modificações :)                            #
'#                                                                                  #
'# LOL -Ops, digo:LOG                                                               #
'# 14/06/2008                                                                       #
'#    Criação deste LOG                                                             #
'#    Correção na Sub CalcularHorario. O algoritmo usado não estava calculando      #
'#    a hora corretamente de acordo com o número de máquinas.                       #
'# 16/06/2008                                                                       #
'#    Mudança na Sub BuscarNome. Agora recebe Limite de idade e de hora             #
'#    através da planilha ACESSOS                                                   #
'#    Alteração na Sub LimparLista para não apagar configurações da planilha        #
'# 19/06/2008                                                                       #
'#    Adicionei mais comentários :)                                                 #
'# 20/06/2008                                                                       #
'#    Comecei a criar a Sub MarcarNovamente para remarcar usuários que acabaram     #
'#    Implementações na Sub Acabou                                                  #
'# 21/06/2008                                                                       #
'#    Conclusão da Sub MarcarNovamente para remarcar usuários que acabaram          #
'#    Implementações na Sub LimparLista                                             #
'#    Ufa!                                                                          #
'# 25/06/2008                                                                       #
'#    Implementação na Sub LimparLista e correção na lógica de funcionamento        #
'# 09/12/2008                                                                       #
'#    Mudanças! criei os módulos Interface e Funcoes para organizar melhor o codigo #
'#    Algumas revisões no código mas nada de novo...                                #
'# 10/12/2008                                                                       #
'#    Mais mudanças, revisões no código                                             #
'#    A função MarcarNovamente não é tão útil então a retirei.                      #
'#    Criação da função GerarProximos para poder listar de uma só vez o nome e RG de#
'#    todos os usuários que foram selecionados. Ela foi desenvolvida no modulo      #
'#    interface, mas pretendo fazer modificações ;)                                 #
'# 04/06/2009                                                                       #
'#    Algumas adapatações para o sistema Acessa Livre 3.0                           #                                                                               #
'#    Mudança no modo de inserir a fórmula decálculo de horário                     #
'#    Mudança de comando para limpar as células, usando Delete em vez de Backspace  #
'# 10/06/2016                                                                       #
'#    Após anos, resolvi adicionar mais algumas coisinhas. Função de memorizar      #
'#    usuário e alguns melhoramentos                                                #
'####################################################################################

   
   'Mude este numero de acordo com o numero de máquinas no posto. Esta constante só é 
   '  usada caso a planilha não especifique este número
   Const cNumeroDeMaquinas As Integer = 4
   Public Const VersaoDoSistema As String = "2.0"             'Versão atual do sistema
   Public Const DataVersaoDoSistema As String = "04/06/2009"    'Data dessa versão

'___________________________________________________________________________________________
'Marca o nome do usuário Como em espera

Sub Em_espera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1
             oCelula.CellBackColor = "&amp;HFFFFFF" 'Branco
             oCelula.CharColor = 0              'Preto
             oCelula.String = ""                 
           Case 3
             oCelula.CellBackColor = "&amp;HFFFFFF" 'Branco
             oCelula.CharColor = 0              'Preto
             oCelula.String = ""                 
           Case Else
             oCelula.CellBackColor = "&amp;HFFFFFF" 'Branco
             oCelula.CharColor = 0              'Preto
         End Select
     Next ContY
   Next ContX
   
   Sair:
end sub
'___________________________________________________________________________________________
'
Sub Faltou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1
             oCelula.CellBackColor = "&amp;HEEEEEE"'Cinza
             oCelula.CharColor = 6710886       'cinza 60%        
             oCelula.String = ""                          
           Case 3
             oCelula.CellBackColor = "&amp;HEEEEEE"'Cinza
             oCelula.CharColor = "&amp;HFF0000"    'vermelho         
             oCelula.String = "Faltou"                 
           Case Else
             oCelula.CellBackColor = "&amp;HEEEEEE"'cinza
             oCelula.CharColor = 6710886       'cinza 60% 
         End Select
     Next ContY
   Next ContX
   
   Sair:
end sub

'___________________________________________________________________________________________
Sub Reiniciou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3
             oCelula.CellBackColor = 8388608  'Vermelho escuro
             oCelula.CharColor = 16764057     'Laranja claro    
             oCelula.String = "Reiniciou as " + Time                 
           Case Else
             oCelula.CellBackColor = 8388608  'Vermelho escuro
             oCelula.CharColor = 16764057     'Laranja claro 
         End Select
     Next ContY
   Next ContX
   
   Sair:
End Sub

'___________________________________________________________________________________________
Sub Comecou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1
             oCelula.CellBackColor = 39423     'Azul claro
             oCelula.CharColor = "&amp;H000056"    'Azul bem escuro
             oCelula.Formula = Time
           Case 3
             oCelula.CellBackColor = 39423     'Azul claro
             oCelula.CharColor = "&amp;H000056"    'Azul bem escuro
             oCelula.String = ""
           Case Else
             oCelula.CellBackColor = 39423     'Azul claro
             oCelula.CharColor = "&amp;H000056"    '             
         End Select
     Next ContY
   Next ContX
   
   Sair:
End Sub
'___________________________________________________________________________________________
Sub CalcularHorario
  On Error Goto Sair 
    Dim NumeroDeMaquinas As Integer
    Dim StCol, StRow, EnCol, EnRow As Integer
    Dim ContX, ContString, ContVezes, NumRodadas, AddX As Integer
    Dim StrHora() As Date 'Var StrHora :Array[1..n] Of Date 
    Dim HoraTemp As String
    Dim Hora As Date
    Dim PodeTrocar As Boolean 'Controla o loop para ordenar horários (classificação bolha)
    Dim oCelula As Object
    
    
    oDoc = ThisComponent 
    oSheets = oDoc.getSheets() 
    oSheet = oSheets.getByName("ACESSOS") 
    oView = oDoc.getCurrentController() 
    oCell = oView.getSelection()    
    StCol = oCell.getRangeAddress.StartColumn
    StRow = oCell.getRangeAddress.StartRow
    EnCol = oCell.getRangeAddress.EndColumn
    EnRow = oCell.getRangeAddress.EndRow  
   'Checa pra ver se selecionou um horário 
   If (StCol &lt;&gt; EnCol) Or (StRow &lt;&gt; EnRow) Then
      MsgBox("Selecione apenas 1 horário ;)",48,"Seleção muito grande")  
      Goto Sair
   End If
   If StCol &lt;&gt; 1 Then 
      MsgBox("Selecione um horário!! ;)",48,"Horário não selecionado!!")
      Goto Sair
   End If    
   'Verifica numero de máquinas na planilha. Se der erro então retorna 0. Nesse caso por
   ' padrão é considerado que o posto tem 4 máquinas
   NumeroDeMaquinas = Int(TextoDessaCelula("ACESSOS",1,9))
   
   If NumeroDeMaquinas &lt; 1 Then NumeroDeMaquinas = cNumeroDeMaquinas
   'REDIMensiona essa variável de acordo com o número de máquinas
   Redim StrHora(1 To NumeroDeMaquinas) As Date
   
    ContX = StRow
    ContString = NumeroDeMaquinas 'Afinal de contas temos que pegar n horários ;)
    '=======================================================================================
    'ESSA PARTE PEGA n HORÁRIOS (1 TURMA) PARA QUE SE FAÇA OS CÁLCULOS
    Do Until ContString = 0 'Por que zero? Preste atenção em como ContString é decrementada
       oCelula = oSheet.GetCellByPosition(StCol,ContX)
       'Só vai pegar um horário que esteja marcado como USANDO ou seja, em azul claro ou REINICIOU, em vermelho escuro
       If (Len(oCelula.String) = 8) And ((oCelula.CellBackColor = 39423) Or (oCelula.CellBackColor = 8388608) )Then
          StrHora(ContString) = oCelula.String
          ContString = ContString - 1
       End If
       'A primeira célula endereçada é 0, então não pode passar disso   
       If ContX &gt; 0 Then
          ContX = ContX - 1
       Else
          StrHora(ContString) = "00:00:00"
          ContString = ContString - 1
       End If   
    Loop
    '=======================================================================================
    'CASO UM HORÁRIO ESTEJA FORA DE ORDEM SERÁ ORDENADO USANDO MÉTODO CLASSIFICAÇÃO BOLHA.
    PodeTrocar = True
    Do While PodeTrocar
       PodeTrocar = False
        For ContString = 1 To NumeroDeMaquinas - 1
          If StrHora(ContString) &gt; StrHora(ContString+1) Then
             HoraTemp = StrHora(ContString+1)
             StrHora(ContString+1) = StrHora(ContString)
             StrHora(ContString) = HoraTemp
             PodeTrocar = True
          End If    
        Next ContString
    Loop
    '=======================================================================================
    Hora = StrHora(NumeroDeMaquinas)
    HoraTemp = InputBox("Até que hora você quer que eu calcule os próximos horários"+_
                        " a acessar?"+Chr$(13)+"Por padrão eu escolho um horário de 3 horas"+_
                        " a mais do primeiro horário selecionado."+_
                        "Você pode escrever apenas a hora (ex: 12) ou assim: 12:30",_
                        "Prever horários até...",Hora+TimeSerial(03,00,00))

    'Verifica se a hora informada é válida no formato HH:MM. Caso contrario faz uma adaptação.
    'Se não for válido, tenta converter para inteiro. Caso dê erro retorna 0 e esse resultado
    'é convertido para string no formato hora.
    If IsDate(Horatemp) = False Then Horatemp = Str(Val(Horatemp))+":00:00"
    'Essa string é então convertida para Date.
    Hora = TimeValue(HoraTemp) - Hora
    NumRodadas = Int(Hour(Hora)*2) '30 minutos = 2 acessos por hora por máquina
    If Minute(Hora) &gt; 30 Then NumRodadas = NumRodadas + 1
    
    If NumRodadas = 0 Then Goto Sair
    '=======================================================================================
    'AQUI SE CALCULA OS HORÁRIOS DE ACORDO COM O NÚMERO DE RODADAS E OS ESCREVE NA PLANILHA
    AddX = 0
    For ContVezes = 1 To NumRodadas
        For ContString = 1 To NumeroDeMaquinas
            ContX = (StRow+ContString)+AddX
            oCelula = oSheet.GetCellByPosition(StCol,ContX)
            StrHora(ContString) = StrHora(ContString)+TimeSerial(00,30,00)
            oCelula.Formula = StrHora(ContString) 'Isto te deixa confuso? É assim mesmo ;)
        Next ContString
        AddX = AddX+NumeroDeMaquinas 'A cada rodada a posição será = Anterior+NumeroDeMaquinas
    Next ContVezes

    Sair:
End Sub
'___________________________________________________________________________________________
'Limpa e reinicia a lista

Sub LimparLista
 Dim NumeroDeVezes, NumeroDeMaquinas As Integer
 Dim TempoDeFuncionamento As Date

 If MsgBox ("Esse comando irá limpar toda lista de acesso."+Chr$(13)+"Posso continuar?" ,49 ,"Pronto para limpar a lista ;-)") = 2 Then
    Exit Sub
 Else  'Não tem problema, então manda bala!! ;)

 'Pega Tempo De Funcionamento
 TempoDeFuncionamento = Int(TextoDessaCelula("ACESSOS",1,11))
 If TempoDeFuncionamento = 0 Then TempoDeFuncionamento = 8
 'Pega numero de maquinas
 NumeroDeMaquinas = Int(TextoDessaCelula("ACESSOS",1,9))
 If NumeroDeMaquinas = 0 Then NumeroDeMaquinas = cNumeroDeMaquinas
 'NumeroDeVezes = Numero de maquinas x tempo de funcionamento x 4
 NumeroDeVezes = (NumeroDeMaquinas*TempoDeFuncionamento)*4
 
 '========================= COLUNA NOME 
 GotoCelula("A","2")
 SelecionarCelula("Down",NumeroDeVezes,true)
 FormatarCelula(100)
 TextColor(0)
 TextBackGround(16777215) 'Branco
 SetBold(False)
 LimparConteudo
 '========================= COLUNA ENTRA
 GotoCelula("B","2")
 SelecionarCelula("Down",NumeroDeVezes,true)
 FormatarCelula(41)
 TextColor(0)
 TextBackGround(16777215) 'Branco
 SetBold(False)
 LimparConteudo 
 '========================= COLUNA SAI
 GotoCelula("C","2")
 SelecionarCelula("Down",NumeroDeVezes,true)
 FormatarCelula(41)
 TextColor(0)
 SetBold(False)
 TextBackGround(16777215) 'Branco
 GotoCelula("C","2")
 'SetString("=SE(ÉNÚM(B2);B2+0,0208333333333333;"+CHR$(34)+CHR$(34)+")")
 InserirFormulaCalculoDeHora
 ReplicarConteudo("C2","C"+Mid(Str(NumeroDeVezes),2,Len(Str(NumeroDeVezes)))
 'Traduzindo linha acima: ReplicarConteudo desde C2 até C + NumeroDeVezes. Mid serve para
 'retirar um espaço que fica entre C e NumeroDeVezes durante a soma das strings
 '========================= COLUNA OBSERVAÇÃO
 GotoCelula("D","2")
 SelecionarCelula("Down",NumeroDeVezes,true)
 FormatarCelula(100)
 TextColor(16711680)      'Vermelho claro
 TextBackGround(16777215) 'Branco
 SetBold(True)
 LimparConteudo
 '========================= COLUNA E, F e G
 GotoCelula("E","3")
 SelecionarCelula("Down",NumeroDeVezes-1,true)
 SelecionarCelula("Right",2,true)
 FormatarCelula(100)
 TextColor(0)
 TextBackGround(16777215) 'Branco
 SetBold(False)
 LimparConteudo
 '========================= COLUNA M e O
  GotoCelula("M","2")
  SelecionarCelula("Down",NumeroDeMaquinas,true)
  LimparConteudo
  GotoCelula("O","1")  
  SetString("0")
  GotoCelula("O","2")  
  SetString("0")  
 '========================= COLUNA AA
 GotoCelula("AA","2")
 SelecionarCelula("Down",NumeroDeVezes,true)
 FormatarCelula(0)
 TextColor(0)
 SetBold(True)
 TextBackGround(16777215) 'Branco
 GotoCelula("AA","2")
'= =SE(B2="";" ";1)
 SetString("=IF(B2="+CHR$(34)+CHR$(34)+";"+CHR$(34)+" "+CHR$(34)+";1)")
 ReplicarConteudo("AA2","AA"+Mid(Str(NumeroDeVezes),2,Len(Str(NumeroDeVezes)))
 '=========================  Célula G1
 GotoCelula("G","1")
 FormatarCelula(0)
 SetBold(True) 
 SetString("=SUM(AA2:AA"+Mid(Str(NumeroDeVezes),2,Len(Str(NumeroDeVezes))))

 '========================= 
 GotoCelula("A","2")
 End If 'Fim
End sub
'___________________________________________________________________________________________
Sub Usando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If StCol &lt;&gt; EnCol Then
      MsgBox("Selecione apenas o nome do usuário ;)",48,"Seleção muito grande")  
      Goto Sair
   End If
   If StCol &gt; 0 Then 
      MsgBox("Selecione um nome!! ;)",48,"Nome não selecionado!!")
      Goto Sair
   End If      
   
   For ContX = StRow To EnRow           'primeira até última linha
     For ContY = 0 To 3                 'primeira até quarta coluna
         oCelula = oSheet.getCellByPosition(ContY,ContX)
         Select Case ContY                 'Aqui é definido os efeitos nas células
           Case 3
             oCelula.CellBackColor = 39423     'Azul claro
             oCelula.CharColor = "&amp;H000056"    'Azul bem escuro
             If oCelula.String = "Faltou" Then
                oCelula.String = ""
             End If   
           Case Else
             oCelula.CellBackColor = 39423     'Azul claro
             oCelula.CharColor = "&amp;H000056"    '
         End Select
     Next ContY
   Next ContX
   
   Sair:
End Sub

'___________________________________________________________________________________________
Sub Acabou
' On Error Goto Sair
   Dim oCelula As Object
   Dim ContX,ContY, StCol, StRow, EnCol,EnRow As Integer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 Apenas nomes devem ser selecionados   
   If StCol &lt;&gt; EnCol Then
      MsgBox("Selecione apenas o nome do usuário ;)",48,"Seleção muito grande")  
      Goto Sair
   End If
   If StCol &gt; 0 Then 
      MsgBox("Selecione um nome!! ;)",48,"Nome não selecionado!!")
      Goto Sair
   End If      
'== Faz uma varredura linha por linha, coluna por coluna
   For ContX = StRow To EnRow           'primeira até última linha
     For ContY = 0 To 3                 'primeira até quarta coluna
         oCelula = oSheet.getCellByPosition(ContY,ContX)
         'Aqui é definido os efeitos nas células
         oCelula.CellBackColor = 11776947 'cinza 30%
         oCelula.CharColor = 6710886      'cinza 60%       
     Next ContY
   Next ContX
   Sair:
End Sub
'_________________________________________________________________
Sub BuscarNome
   Dim HoraTemp As String
   Dim LimiteDeHora As Date
   Dim LimiteDeIdade As Integer
'#########################################
   'Pega a hora na planilha ACESSOS. Esse horário marca a partir de quando
   ' as mensagens de usuário menor de idade vão aparecer
   HoraTemp = TextoDessaCelula("ACESSOS",2,11)
   LimiteDeIdade = TextoDessaCelula("ACESSOS",2,9)
   'Assegura que a hora esteja no formato data
    If IsDate(HoraTemp) = False Then  
       If IsNumeric(HoraTemp) Then LimiteDehora = TimeSerial(Val(Horatemp),0,0)
    Else
       LimiteDehora = Horatemp
    End If
'#########################################
   If RealizarBusca(TextoDessaCelula("ACESSOS",0,0),True) Then
      If LimiteDeHora &lt;&gt; "00:00:00" Then VerificarIdade(LimiteDeIdade,LimiteDeHora)
      MostrarOBS
      If MostrarUsuario Then GotoAcessos   
   End If   
End Sub
'_________________________________________________________________
Sub GerarProximos
    MostrarListarRG
End Sub
'_________________________________________________________________
</script:module>
</file>

<file path=Basic/Standard/Funcoes.xml><?xml version="1.0" encoding="utf-8"?>
<!DOCTYPE module  PUBLIC '-//OpenOffice.org//DTD OfficeDocument 1.0//EN'  'module.dtd'>
<script:module xmlns:script="http://openoffice.org/2000/script" script:name="Funcoes" script:language="StarBasic">'Modulo para guradar as funções do sistema
'
'

'Função para pegar uma string dentro de uma célula em uma determinada planilha
'Sintaxe: TextoDessaCelula("NomeDaPlanilha",Linha,Coluna)
'Se Linha e Coluna = 0 |Resultado = Célula que está atualmente posicionado o cursor
'Se Linha  &gt; 0         |Resultado = Coluna atual e a linha especificada
'Se Coluna &gt; 0         |Resultado = Linha atual e a coluna especificada
'Se Linha e Coluna &gt; 0 |Resultado = Celula especificada pelo usuário
Function TextoDessaCelula(NomePlanilha As String, Linha,Coluna As Integer) As String
   On Error Goto Sair                        'Se der erro então Ops! - vou cair fora!
   Dim oCelula As Object

   oDoc = ThisComponent 
   oSheets = oDoc.getSheets()                
   oSheet = oSheets.getByName(NomePlanilha)  'Pega planilha pelo nome
    
   'Isto se refere a celula atualmente selecionada. 
   oView = oDoc.getCurrentController() 
   oCell = oView.getSelection()
   iCellRow = oCell.getCellAddress.Row       'Pega linha
   iCellCol = oCell.getCellAddress.Column    'Pega coluna
   'Note que linhas e colunas são referenciadas a partir de 0. Mas na planilha fica mais
   'fácil compreender valores a partir de 1. Aqui está a gambiarra que faz isso:
   If Linha &gt; 0 Then iCellRow = Linha -1 
   If Coluna &gt; 0 Then iCellCol = Coluna -1    
   'Pega o texto da celula pela posição especificada
   oCelula = oSheet.getCellByPosition(iCellCol,iCellRow ) 
   TextoDessaCelula = oCelula.getString()
   Sair:
End Function
'___________________________________________________________________________________________
'POG (Gambiarra) para tirar acentos de uma letra. Sem comentários...

Function TirarAcento(sLetra As String) As String
  Select Case sLetra
  	Case "á" 
  		TirarAcento = "a"
  	Case "é" 
  		TirarAcento = "e"
  	Case "í" 
  		TirarAcento = "i"
  	Case "ó" 
  		TirarAcento = "o"
  	Case "ú" 
  		TirarAcento = "u"
  	Case "ã" 
  		TirarAcento = "a"
  	Case "õ" 
  		TirarAcento = "o"
  	Case "â" 
  		TirarAcento = "a"
  	Case "ê" 
  		TirarAcento = "e"
  	Case "ô" 
  		TirarAcento = "o"
  	Case "ç" 
  		TirarAcento = "c"
'___________________________________________
  	Case "Á" 
  		TirarAcento = "A"
  	Case "É" 
  		TirarAcento = "E"
  	Case "Í" 
  		TirarAcento = "I"
  	Case "Ó" 
  		TirarAcento = "O"
  	Case "Ú" 
  		TirarAcento = "U"
  	Case "Ã" 
  		TirarAcento = "A"
  	Case "Õ" 
  		TirarAcento = "O"
  	Case "Â" 
  		TirarAcento = "A"
  	Case "Ê" 
  		TirarAcento = "E"
  	Case "Ô" 
  		TirarAcento = "O"
  	Case "Ç" 
  		TirarAcento = "C"
  	Case Else
  		TirarAcento = sLetra
  End Select
End Function
'___________________________________________________________________________________________
'Essa função tira acentos de uma palavra inteira. Para isso usa a gambiarra acima...

Function TirarAcentos(StrAcentuada As String) As String
  Dim Pos, NumCar As Integer

  NumCar = Len(StrAcentuada) 'Qual é o tamanho da string? 
  'Pega letra por letra e retira acento (se tiver é claro :^) )
  For Pos = 1 To NumCar
	Mid(StrAcentuada,Pos,1,TirarAcento(Mid(StrAcentuada,Pos,1)))
  Next
  TirarAcentos = StrAcentuada
End Function
'___________________________________________________________________________________________
'Formata o texto inteiro de uma célula em negrito. Condição: true ou false.
Sub SetBold(Condicao As Boolean)
   Dim document   as object
   Dim dispatcher as object

   document   = ThisComponent.CurrentController.Frame
   dispatcher = createUnoService("com.sun.star.frame.DispatchHelper")

   Dim args1(0) as new com.sun.star.beans.PropertyValue
   args1(0).Name = "Bold"
   args1(0).Value = Condicao

   dispatcher.executeDispatch(document, ".uno:Bold", "", 0, args1())
End Sub
'___________________________________________________________________________________________
'outra gambiarra. Seleciona uma célula através de coordenadas Linha e Coluna. 
'Exemplo: GotoCelula("A","10")

Sub GotoCelula(Coluna,Linha As String)
    Dim document   as object
    Dim dispatcher as object

    document   = ThisComponent.CurrentController.Frame
    dispatcher = createUnoService("com.sun.star.frame.DispatchHelper")
    dim args1(0) as new com.sun.star.beans.PropertyValue
    args1(0).Name = "ToPoint"
    args1(0).Value = "$"+ Coluna +"$"+Linha
    dispatcher.executeDispatch(document, ".uno:GoToCell", "", 0, args1())
End Sub
'___________________________________________________________________________________________
'Muda a cor do texto de uma célula. TextColor e TextBackGround são lembranças do bom e velho
'Turbo Pascal ;)

Sub TextColor(Cor As Long)
    Dim document   as object
    Dim dispatcher as object

    Document   = ThisComponent.CurrentController.Frame
    Dispatcher = createUnoService("com.sun.star.frame.DispatchHelper")

    Dim args1(0) as new com.sun.star.beans.PropertyValue
    args1(0).Name = "Color"
    args1(0).Value = Cor
    Dispatcher.executeDispatch(document, ".uno:Color", "", 0, args1())
End Sub
'___________________________________________________________________________________________
'Muda a cor de fundo de uma célula

Sub TextBackGround(Cor As Long)
    Dim document   as object
    Dim dispatcher as object

    Document   = ThisComponent.CurrentController.Frame
    Dispatcher = createUnoService("com.sun.star.frame.DispatchHelper")

    Dim args1(0) as new com.sun.star.beans.PropertyValue
    args1(0).Name = "BackgroundColor"
    args1(0).Value = Cor
    Dispatcher.executeDispatch(document, ".uno:BackgroundColor", "", 0, args1())
End Sub
'___________________________________________________________________________________________
'Formata uma célula através de um código de formato.
'   0 = Numero geral
'  41 = Hora
' 100 = Texto

Sub FormatarCelula(NumFormat As Integer)
    Dim document   as object
    Dim dispatcher as object

    Document   = ThisComponent.CurrentController.Frame
    Dispatcher = createUnoService("com.sun.star.frame.DispatchHelper")
    Dim args1(0) as new com.sun.star.beans.PropertyValue
    args1(0).Name = "NumberFormatValue"
    args1(0).Value = NumFormat
    Dispatcher.executeDispatch(document, ".uno:NumberFormatValue", "", 0, args1())
End sub
'___________________________________________________________________________________________
'Insere formula de cálculo atumático de hora na planilha. É uma gambiarra feita porque porque ainda não consegui inserir diretamente
' nas propriedades do objeto celula (oCell.Formula... etc)
Sub InserirFormulaCalculoDeHora
    rem ----------------------------------------------------------------------
    rem define variables
    dim document   as object
    dim dispatcher as object
    rem ----------------------------------------------------------------------
    rem get access to the document
    document   = ThisComponent.CurrentController.Frame
    dispatcher = createUnoService("com.sun.star.frame.DispatchHelper")

    rem ----------------------------------------------------------------------
    dim args1(0) as new com.sun.star.beans.PropertyValue
    args1(0).Name = "StringName"
    args1(0).Value = "=IF(ISNUMBER(B2);B2+0,020833333;"+CHR$(34)+CHR$(34)+")"

    dispatcher.executeDispatch(document, ".uno:EnterString", "", 0, args1())
End sub
'___________________________________________________________________________________________
'Apaga o texto de uma célula, o mesmo que dar um Backspace nela.

Sub LimparConteudo
  Dim document   as object
  Dim dispatcher as object
  rem ----------------------------------------------------------------------
  document   = ThisComponent.CurrentController.Frame
  dispatcher = createUnoService("com.sun.star.frame.DispatchHelper")

' dispatcher.executeDispatch(document, ".uno:Delete", "", 0, Array())
  dispatcher.executeDispatch(document, ".uno:ClearContents", "", 0, Array())
End sub
'___________________________________________________________________________________________
'Seleciona células a partir da célula atualmente selecionada.
' Sintaxe: SelecionarCelula(Direcao, NumVezes, True/False)
' Direção pode ser "up", "down", "right" ou "left"
' NumVezes são quantas células vai avançar/recuar
' Selecionar decide se apenas seleciona um intervalo (false) ou todas células (true)

Sub SelecionarCelula(Direcao As String, NumVezes As Integer, Selecionar As Boolean)
    On Error Goto Sair                        'Se der erro então Ops! - vou cair fora!
    Dim document   as object
    Dim dispatcher as object

    Select Case LCase(Direcao)
       Case "up"
       Case "down"
       Case "right"
       Case "left"
       Case Else
            Goto Sair 'Nesse caso, sai sem fazer nada - então não há problemas
    End Select

    document   = ThisComponent.CurrentController.Frame
    dispatcher = createUnoService("com.sun.star.frame.DispatchHelper")

    Dim args1(1) as new com.sun.star.beans.PropertyValue
    args1(0).Name = "By"
    args1(0).Value = NumVezes
    args1(1).Name = "Sel"
    args1(1).Value = Selecionar

    dispatcher.executeDispatch(document, ".uno:Go"+Direcao, "", 0, args1())
    Sair:
End Sub
'___________________________________________________________________________________________
'Copia o conteúdo de uma célula para todo intervalo escolhido
'Inicio - célula que contém a informação
'Final - Final do intervalo de células
'Exemplo: ReplicarConteudo("A1","A23")

Sub ReplicarConteudo(Inicio, Final As String)
    Dim document   as object
    Dim dispatcher as object

    Document   = ThisComponent.CurrentController.Frame
    Dispatcher = createUnoService("com.sun.star.frame.DispatchHelper")

    Dim args1(0) as new com.sun.star.beans.PropertyValue
    args1(0).Name = "EndCell"
    args1(0).Value = Final
    dispatcher.executeDispatch(document, ".uno:AutoFill", "", 0, args1())

    dim args2(0) as new com.sun.star.beans.PropertyValue
    args2(0).Name = "ToPoint"
    args2(0).Value = Inicio+":"+Final
    dispatcher.executeDispatch(document, ".uno:GoToCell", "", 0, args2())

    Dim args3(0) as new com.sun.star.beans.PropertyValue
    args3(0).Name = "ToPoint"
    args3(0).Value = Final
    dispatcher.executeDispatch(document, ".uno:GoToCell", "", 0, args3())
   
End Sub
'___________________________________________________________________________________________
'Insere uma string na célula atualmente selecionada

Sub SetString(Conteudo As String)
    Dim document   as object
    Dim dispatcher as object

    Document   = ThisComponent.CurrentController.Frame
    Dispatcher = createUnoService("com.sun.star.frame.DispatchHelper")

    Dim args0(0) as new com.sun.star.beans.PropertyValue
    args0(0).Name = "StringName"
    args0(0).Value = Conteudo
    Dispatcher.executeDispatch(document, ".uno:EnterString", "", 0, args0())
End Sub
'___________________________________________________________________________________________
'Rotina para verificar idade com base na data de nascimento de um usuário que fica armazenada
'na planilha CADASTROS na coluna DATA NASC.
'Limite de idade - é para ver se a idade do usuário é maior ou menor do que o limite
'AvisarAPartirDe - hora que começa a fazer este cálculo

Sub VerificarIdade(LimiteDeIdade, AvisarAPartirDe As Date)
   On Error Goto Sair
   
   Dim DataNasc As Date
   Dim Idade As Integer
   'Só realiza esses cálculos se estiver a partir do horário escolhido
   If AvisarAPartirDe &lt; Time Then
      'Pega a data de nascimento ;)
      DataNasc = TextoDessaCelula("CADASTROS",0,5)  
      'Calcula a idade
      Idade = Year(Now)-Year(DataNasc)
      'Verifica se a data de hoje já passou ou é a data de aniversário da pessoa)
      'Se não, corrije a idade
      If (Month(Now) &lt;= Month(DataNasc)) And (Day(Now) &lt; Day(DataNasc)) Then Idade = Idade-1
      If Idade &lt; LimiteDeIdade Then      
         MsgBox("Esse usuário é menor de "+Str(LimiteDeIdade)+" anos!!",48,_
                "ATENÇÃO!! Usuário menor de"+Str(LimiteDeIdade)+"anos!!")
      End If  
   End If   
   Sair:
End Sub
'___________________________________________________________________________________________
'Realiza uma busca de string e para na célula que encontrar o resultado

Sub Buscar(sNome As String)
  Dim document   as object
  Dim dispatcher as object

  document   = ThisComponent.CurrentController.Frame
  dispatcher = createUnoService("com.sun.star.frame.DispatchHelper")

  dim args1(17) as new com.sun.star.beans.PropertyValue
  args1(0).Name = "SearchItem.StyleFamily"
  args1(0).Value = 2
  args1(1).Name = "SearchItem.CellType"
  args1(1).Value = 0
  args1(2).Name = "SearchItem.RowDirection"
  args1(2).Value = true
  args1(3).Name = "SearchItem.AllTables"
  args1(3).Value = false
  args1(4).Name = "SearchItem.Backward"
  args1(4).Value = false
  args1(5).Name = "SearchItem.Pattern"
  args1(5).Value = false
  args1(6).Name = "SearchItem.Content"
  args1(6).Value = false
  args1(7).Name = "SearchItem.AsianOptions"
  args1(7).Value = false
  args1(8).Name = "SearchItem.AlgorithmType"
  args1(8).Value = 0
  args1(9).Name = "SearchItem.SearchFlags"
  args1(9).Value = 65536
  args1(10).Name = "SearchItem.SearchString"
  args1(10).Value = sNome
  args1(11).Name = "SearchItem.ReplaceString"
  args1(11).Value = ""
  args1(12).Name = "SearchItem.Locale"
  args1(12).Value = 255
  args1(13).Name = "SearchItem.ChangedChars"
  args1(13).Value = 2
  args1(14).Name = "SearchItem.DeletedChars"
  args1(14).Value = 2
  args1(15).Name = "SearchItem.InsertedChars"
  args1(15).Value = 2
  args1(16).Name = "SearchItem.TransliterateFlags"
  args1(16).Value = 1280
  args1(17).Name = "SearchItem.Command"
  args1(17).Value = 0
  dispatcher.executeDispatch(document, ".uno:ExecuteSearch", "", 0, args1())
End Sub
'___________________________________________________________________________________________
'pula para a planilha CADASTROS ;)
Sub GotoCadastros 
   Dim document   as object
   Dim dispatcher as object

   Document   = ThisComponent.CurrentController.Frame
   Dispatcher = createUnoService("com.sun.star.frame.DispatchHelper")

   Dim args1(0) as new com.sun.star.beans.PropertyValue
   args1(0).Name = "Nr"
   args1(0).Value = 2
   dispatcher.executeDispatch(document, ".uno:JumpToTable", "", 0, args1())
End Sub
'___________________________________________________________________________________________
Sub GotoAcessos 'pula para a planilha ACESSOS ;)
   Dim document   as object
   Dim dispatcher as object

   Document   = ThisComponent.CurrentController.Frame
   Dispatcher = createUnoService("com.sun.star.frame.DispatchHelper")

   Dim args1(0) as new com.sun.star.beans.PropertyValue
   args1(0).Name = "Nr"
   args1(0).Value = 1
   dispatcher.executeDispatch(document, ".uno:JumpToTable", "", 0, args1())
End Sub
'___________________________________________________________________________________________
'Esse será o nosso CTRL+C
Sub Copiar
  Dim document   as object
  Dim dispatcher as object

  Document   = ThisComponent.CurrentController.Frame
  Dispatcher = createUnoService("com.sun.star.frame.DispatchHelper")
  Dispatcher.executeDispatch(document, ".uno:Copy", "", 0, Array())
End Sub
'___________________________________________________________________________________________
'E esse será o nosso CTRL+V
Sub Colar
  Dim document   as object
  Dim dispatcher as object
rem ----------------------------------------------------------------------
rem get access to the document
  Document   = ThisComponent.CurrentController.Frame
  Dispatcher = createUnoService("com.sun.star.frame.DispatchHelper")
  Dispatcher.executeDispatch(document, ".uno:Paste", "", 0, Array())
End Sub
'___________________________________________________________________________________________
Sub AbrirURL(sURL as String)
  Dim launcher As Object
  Dim aWebPage As String

  launcher = CreateUnoService("com.sun.star.system.SystemShellExecute")
  aWebPage = sURL
  launcher.execute(aWebPage, "", 0)
End Sub


sub GoToFinalDaColuna
	rem ----------------------------------------------------------------------
	rem define variables
	dim document   as object
	dim dispatcher as object
	rem ----------------------------------------------------------------------
	rem get access to the document
	document   = ThisComponent.CurrentController.Frame
	dispatcher = createUnoService("com.sun.star.frame.DispatchHelper")

	rem ----------------------------------------------------------------------
	dim args1(1) as new com.sun.star.beans.PropertyValue
	args1(0).Name = "By"
	args1(0).Value = 1
	args1(1).Name = "Sel"
	args1(1).Value = false

	dispatcher.executeDispatch(document, ".uno:GoDownToEndOfData", "", 0, args1())

	rem ----------------------------------------------------------------------
	dim args2(1) as new com.sun.star.beans.PropertyValue
	args2(0).Name = "By"
	args2(0).Value = 1
	args2(1).Name = "Sel"
	args2(1).Value = false

	dispatcher.executeDispatch(document, ".uno:GoDown", "", 0, args2())
end sub


sub GoToRigh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By"
args1(0).Value = 1
args1(1).Name = "Sel"
args1(1).Value = false

dispatcher.executeDispatch(document, ".uno:GoRight", "", 0, args1())
end sub
</script:module>
</file>

<file path=Basic/Standard/Interface.xml><?xml version="1.0" encoding="utf-8"?>
<!DOCTYPE module  PUBLIC '-//OpenOffice.org//DTD OfficeDocument 1.0//EN'  'module.dtd'>
<script:module xmlns:script="http://openoffice.org/2000/script" script:name="Interface" script:language="StarBasic">'Modulo Interface
'Usado gralmente por rotinas ligadas diretamente a interfaces que interagem diretamente
'com o usuário, como diálogos, msgboxes, etc


   Dim oFormMostrarNome As Object
   Dim oFormMostrarNome_BtnAjuda, oFormMostrarNome_BtnFecharAjuda As Object

'___________________________________________________________________________________________
'Mostra observações dos usuários, localizada na planilha CADASTROS na coluna OBS
Sub MostrarOBS
   Dim sOBS, StrTeste, TituloMsgBox As String
   Dim IconeMsgBox As Integer
   'Coluna 2 contém observações dos usuários
   sOBS = TextoDessaCelula("CADASTROS",0,2)
   StrTeste = sOBS
   StrTeste = TirarAcentos(StrTeste)
   'Se não tiver observação, não faz nada
   If sOBS &lt;&gt; "" Then
   'Procura por observações do tipo "PROIBIDO" ou "SUSPENSO"  
     If (InStr(1,StrTeste,"proibido",1)) Or (InStr(1,StrTeste,"suspenso",1)) Then
        IconeMsgBox = 16
        TituloMsgBox = "ATENÇÃO: Usuário proibido de acessar"
     Else
        IconeMsgBox = 64
        TituloMsgBox = "OBSERVAÇÃO:"
     End If
     'Mostra a observação
     MsgBox(sOBS,IconeMsgBox,TituloMsgBox)
   End If
End Sub
'___________________________________________________________________________________________
'Exibe um dialogo contendo o resultado atual da pesquisa por um usuário
Function ExibirPesquisa(Procurando, Encontrado As String) As Boolean
'on Error Goto Sair
   Dim oLibContainer As Object, oLib As Object
   Dim oInputStreamProvider As Object
   Dim oDialogPesquisa, oLblProcurando, oLblEncontrado As Object   

'######################################################
'Prepara diálogo de mensagem
   oLibContainer = DialogLibraries
   oLibContainer.loadLibrary( "Standard" )
   oLib = oLibContainer.getByName( "Standard" )
   oInputStreamProvider = oLib.getByName( "FormExibirPesquisa" )
   oDialogPesquisa = CreateUnoDialog( oInputStreamProvider )
     
   oLblProcurando = oDialogPesquisa.getControl("lblProcurando")
   oLblEncontrado = oDialogPesquisa.getControl("lblEncontrado")
   
   If Procurando = "" Then
      oLblProcurando.Model.Label = "O nome não foi selecionado"
   Else   
      oLblProcurando.Model.Label = Procurando
   End If
   'Se não encontrar o usuário o resultado será o conteúdo da primeira linha da coluna NOME
   'Motivo: Quando uma busca não tem sucesso ela retorna onde começou. Como a primeira linha
   'não contem um nome válido pois são os nomes das colunas, a primeira linha linha da coluna
   'NOME foi escolhida como ponto de partida.
   If Encontrado &lt;&gt; "NOME" Then
      If Encontrado &lt;&gt; "" Then oLblEncontrado.Model.Label = Encontrado
   End If   

   
'#########################################################   
    Select Case oDialogPesquisa.execute
        Case 1 
             ExibirPesquisa = True
        Case 0 
             ExibirPesquisa = False
    End Select      
Sair:   
End Function
'___________________________________________________________________________________________
'___________________________________________________________________________________________
'Pega nome e RG do usuário e chama o formulário FormMostrarNome para exibi-los

Function MostrarUsuario As Boolean
    Dim oSelection As New com.sun.star.awt.Selection 'Usado para selecionar texto numa TextBox
'    Dim oTextNome,oTextRG As Object
    
    'Pega o formulario
    DialogLibraries.LoadLibrary("Standard")
    oFormMostrarNome = CreateUnoDialog( DialogLibraries.Standard.FormMostrarNome)
    'Pega as caixas de texto
    oTextNome = oFormMostrarNome.GetControl("TextNome")
    oTextRG   = oFormMostrarNome.GetControl("TextRG")
    oFormMostrarNome_BtnAjuda = oFormMostrarNome.GetControl("BtnAjuda")
    oFormMostrarNome_BtnFecharAjuda = oFormMostrarNome.GetControl("BtnFecharAjuda")    
    'Pega o nome e RG da planilha
    oTextNome.Text = TextoDessaCelula("CADASTROS",0,3)
    oTextRG.Text   = TextoDessaCelula("CADASTROS",0,4)
    'Calcula seleção do texto
    oSelection.Min = 0
    oSelection.Max = Len(oTextNome.Text)    
    'Seleciona
    oTextNome.setSelection( oSelection )
 
    oFormMostrarNome.Model.Height = 90
  '  oFormMostrarNome.Height = 90
    Select Case oFormMostrarNome.Execute
        Case 1 
             MostrarUsuario = True
        Case 0 
             MostrarUsuario = False
    End Select
    'OBS: Essa janela fecha com o botão Fechar porque sua propriedade tipo é "botão OK"
End Function
'___________________________________________________________________________________________
'Realiza a busca de usuários completa
Function RealizarBusca(sNomeABuscar As String, Repetir As Boolean) As Boolean
   Dim sNomeTemp, sTemp, RGTemp As String
   
   sNomeTemp = sNomeABuscar
   sTemp = sNomeABuscar
    
   sNomeABuscar = TirarAcentos(sNomeABuscar) 'Retira os acentos do nome (se tiver :^) )
   If sNomeABuscar &lt;&gt; sNomeTemp Then 'Testa se realmente continha acento no nome
     If MsgBox("ESSE NOME POSSUI ACENTO. Se quiser posso retirá-los para você."+Chr$(13)+_
               "Quer que eu o(s) retire para tentar encontrar? ;^)",52,"Pedindo para retirar acentuação") = 7 Then
       sNomeABuscar = sNomeTemp
     End If  
   End If

   GotoCadastros
   GotoCelula("B","1")
'   SelecionarCelula("Down",1,False)


   'Guarda RG do usuário atualmente selecionado. Se a busca não encontrar nenhum valor,
   'o cursor permanece no mesmo usuário. Através do RG fica mais fácil verificar isso.
   'A intenção é impedir de executar rotinas e exibindo telas desnecessariamente
   '4 é atualmente a coluna ed RG
   RGTemp = TextoDessaCelula("CADASTROS",0,4)
   Buscar(sNomeABuscar) 'Primeira busca é feita. Depois se pergunta se continua novamente
   If Repetir Then
   
   'ExibirPesquisa(sNomeABuscar, TextoDessaCelula("CADASTROS",0,3))
'    Do While MsgBox ("Pesquisa concluída. Tentar de novo?",36 ,"Procurando por "+sNomeABuscar) &lt;&gt; 7
     Do While ExibirPesquisa(sNomeABuscar, TextoDessaCelula("CADASTROS",0,3)) = True
      Buscar(sNomeABuscar)
     Loop     
   End If  
   'Se o RG mudou então a pesquisa encontrou algum resultado...
   If RGTemp &lt;&gt; TextoDessaCelula("CADASTROS",0,4) Then 
         RealizarBusca = True
   Else
        RealizarBusca = False
   End If
End Function
'___________________________________________________________________________________________
Sub FormMostrarNome_BtnAjuda_click
    oFormMostrarNome.Model.Height = 215
    oFormMostrarNome_BtnAjuda.Model.Enabled = False
End Sub
'____________________________________________________________________________________________
Sub FormMostrarNome_BtnFecharAjuda_click
    oFormMostrarNome.Model.Height = 90
    oFormMostrarNome_BtnAjuda.Model.Enabled = True
End Sub
'____________________________________________________________________________________________
Sub Sobre
    Dim oFormMostrarSobre As Object
    Dim oLabelVersao, oLaberDataVersao As Object
    
    DialogLibraries.LoadLibrary("Standard")
    oFormMostrarSobre = CreateUnoDialog( DialogLibraries.Standard.FormSobre)
      
    oLabelVersao = oFormMostrarSobre.getControl("lblVersao")    
    oLabelDataVersao = oFormMostrarSobre.getControl("lblDataVersao")    
      
    oLabelVersao.Text = oLabelVersao.Text + VersaoDoSistema
    oLabeldataVersao.Text = oLabelDataVersao.Text + DataVersaoDoSistema
    
    oFormMostrarSobre.Execute
End Sub
'___________________________________________________________________________________________
'Gera lista dos próximos usuários com nome e RG
Sub MostrarListarRG
   Dim oCelula As Object
   Dim ContX,ContNome, StCol, StRow, EnCol,EnRow As Integer
   Dim NomeTemp() As String 'Armazena nome do(s) usuário(s)
   Dim ArrayNomeTemp, ArrayRGTemp As variant
   Dim Total As Integer 'Usadas em conjunto com a variável NomeTemp
                                                 'para anotar os usuarios que acabaram
   Dim Repetir As Boolean 'Permite continuar repetindo

   Dim oLibContainer As Object, oLib As Object
   Dim oInputStreamProvider As Object
   Dim oDialogListarRG, oComboBoxNome, oComboBoxRG As Object   
    
   Const sLibName = "Standard"
   Const sDialogName = "FormListarRG"
   oLibContainer = DialogLibraries
   oLibContainer.loadLibrary( sLibName )
   oLib = oLibContainer.getByName( sLibName )
   oInputStreamProvider = oLib.getByName( sDialogName )
   oDialogListarRG = CreateUnoDialog( oInputStreamProvider )
     
   oComboBoxNome = oDialogListarRG.getControl("ComboBoxNome")
   oComboBoxRG   = oDialogListarRG.getControl("ComboBoxRG")
 
   'Limpa conteúdo
   nCount = oComboBoxNome.getItemCount()
   oComboBoxNome.removeItems( 0, nCount )
   nCount = oComboBoxRG.getItemCount()
   oComboBoxRG.removeItems( 0, nCount )

   'Pega seleção de células
   '#########################################################
   oDoc = ThisComponent 
   oSheets = oDoc.getSheets() 
   oSheet = oSheets.getByName("ACESSOS") 'Obtém a planilha pelo nome 
   oView = oDoc.getCurrentController() 
   oCell = oView.getSelection()          'Pega a seleção atual
   'Armazena as posições inicial e final de uma seleção
   StCol = oCell.getRangeAddress.StartColumn
   StRow = oCell.getRangeAddress.StartRow
   EnCol = oCell.getRangeAddress.EndColumn
   EnRow = oCell.getRangeAddress.EndRow
   
'== Apenas nomes ou RGs devem ser selecionados   
   If StCol &lt;&gt; EnCol Then
      MsgBox("Selecione apenas nomes ou RGs;)",48,"Seleção inválida")  
      Goto Sair
   End If
'
'#########################################################
'Calcula total de nomes a buscar
   Total = Int((EnRow-StRow) + 1)     'Total
'Redimensiona para caber todos os nomes e RGs
   ReDim NomeTemp(Total) As String
   ReDim RGTemp(Total) As String
   
   oCelula = oSheet.getCellByPosition(StCol,StRow)   
   'Pega nome por nome    
   For ContX = 1 To Total
       NomeTemp(ContX) = oCelula.String
       oCelula = oSheet.getCellByPosition(StCol,StRow+ContX)     
   Next ContX

'#########################################################
   If MsgBox ("Tem certeza que os nomes estão corretos?",36 ,"Gerar próximos") &lt;&gt; 7 Then
      Repetir = False
    Else
      Repetir = True
   End If
   'Busca cada nome e anota dentro das ListBoxes correspondentes
   For ContX = 1 To Total 
       If RealizarBusca(NomeTemp(ContX),Repetir) Then
          'If LimiteDeHora &lt;&gt; "00:00:00" Then VerificarIdade(LimiteDeIdade,LimiteDeHora)
          'MostrarOBS
          oComboBoxNome.addItem(TextoDessaCelula("CADASTROS",0,3), ContX-1 )
          oComboBoxRG.addItem(  TextoDessaCelula("CADASTROS",0,4), ContX-1 )
       Else
          oComboBoxNome.addItem("--------------------------------", ContX-1 )
          oComboBoxRG.addItem(  "----------------", ContX-1 ) 
       End If       
   Next ContX
   
'#########################################################
'Calcula altura das ListBoxes e do formulario
   nCount = oComboBoxNome.getItemCount()
   'Tamanho de 1 linha de 1 ListBox = Altura da fonte x NumItens + 1
   Tamanho = (oComboBoxNome.Model.FontHeight  * (nCount-1)) + 1
   oComboBoxNome.Model.Height = oComboBoxNome.Model.Height + Tamanho
   oComboBoxRG.Model.Height   = oComboBoxRG.Model.Height   + Tamanho
   oDialogListarRG.Model.Height = oDialogListarRG.Model.Height + Tamanho
   If oDialogListarRG.Model.Height &gt; 310 Then
      oDialogListarRG.Model.Height = 310
      oComboBoxNome.Model.Height = 279
      oComboBoxRG.Model.Height   = 279      
   End If
   GotoACESSOS
   oDialogListarRG.execute()  
 Sair:
End Sub
'___________________________________________________________________________________________

Sub AbrirPerfilAutor
   AbrirURL("http://rede.acessasp.sp.gov.br/usuario/edileqa")
End Sub


Sub MemorizarUsuario(Nome as String, RG as String)
	GotoCadastros
	GotoCelula("C","1")
	GoToFinalDaColuna
	SetString(UCase(Nome))
	GoToRight
	SetString(LCase(RG))
	GotoAcessos	
End Sub

Sub Adicionar
   Dim Nome, RG as String
   
   Nome = InputBox("Nome do usuário:"+Chr$(13)+"ATENÇÃO: Busque primeiro pra ver se já não está memorizado :)","Memorizar usuário","")
   If Nome &lt;&gt; "" Then 
      RG   = InputBox("RG:","Memorizar usuário","")
      If RG &lt;&gt; "" Then 
         MemorizarUsuario(Nome, RG)                        
      EndIf                  
   End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AcessaSp"/>
  <library:element library:name="Funcoes"/>
  <library:element library:name="Interfac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FormExibirPesquisa.xml><?xml version="1.0" encoding="utf-8"?>
<!DOCTYPE window  PUBLIC '-//OpenOffice.org//DTD OfficeDocument 1.0//EN'  'dialog.dtd'>
<dlg:window xmlns:dlg="http://openoffice.org/2000/dialog" xmlns:script="http://openoffice.org/2000/script" dlg:style-id="4" dlg:id="FormExibirPesquisa" dlg:left="62" dlg:top="114" dlg:width="258" dlg:height="86" dlg:closeable="true" dlg:moveable="true" dlg:title="Pesquisa de usuário">
  <dlg:styles>
    <dlg:style dlg:style-id="0" dlg:background-color="0xe6e6e6" dlg:font-height="11" dlg:font-weight="100" dlg:font-slant="italic"/>
    <dlg:style dlg:style-id="1" dlg:background-color="0xe6e6e6" dlg:text-color="0x80" dlg:font-height="11" dlg:font-weight="150"/>
    <dlg:style dlg:style-id="2" dlg:background-color="0xe6e6e6" dlg:text-color="0x4700b8" dlg:font-height="12" dlg:font-weight="150"/>
    <dlg:style dlg:style-id="3" dlg:background-color="0xcccccc" dlg:font-height="9" dlg:font-weight="150" dlg:font-slant="italic"/>
    <dlg:style dlg:style-id="4" dlg:background-color="0xe6e6e6"/>
  </dlg:styles>
  <dlg:bulletinboard>
    <dlg:text dlg:style-id="0" dlg:id="Label1" dlg:tab-index="2" dlg:left="4" dlg:top="4" dlg:width="48" dlg:height="14" dlg:value="Procurando:" dlg:tabstop="false"/>
    <dlg:text dlg:style-id="0" dlg:id="Label2" dlg:tab-index="3" dlg:left="4" dlg:top="29" dlg:width="47" dlg:height="14" dlg:value="Encontrado:" dlg:tabstop="false"/>
    <dlg:fixedline dlg:id="FixedLine1" dlg:tab-index="6" dlg:left="4" dlg:top="17" dlg:width="251" dlg:height="5"/>
    <dlg:text dlg:style-id="1" dlg:id="lblProcurando" dlg:tab-index="4" dlg:left="48" dlg:top="4" dlg:width="205" dlg:height="14" dlg:value="sadasdasdsadasdsadasdasdasdas" dlg:align="center" dlg:tabstop="false"/>
    <dlg:text dlg:style-id="2" dlg:id="lblEncontrado" dlg:tab-index="5" dlg:left="48" dlg:top="29" dlg:width="205" dlg:height="14" dlg:value="Nenhum nome relacionado foi encontrado" dlg:align="center" dlg:tabstop="false"/>
    <dlg:button dlg:style-id="3" dlg:id="btnContinuar" dlg:tab-index="1" dlg:left="16" dlg:top="55" dlg:width="85" dlg:height="21" dlg:value="Continuar pesquisando" dlg:button-type="ok"/>
    <dlg:button dlg:style-id="3" dlg:id="btnEncerrar" dlg:tab-index="0" dlg:left="148" dlg:top="55" dlg:width="85" dlg:height="21" dlg:value="Encerrar Pesquisa" dlg:button-type="cancel"/>
  </dlg:bulletinboard>
</dlg:window>
</file>

<file path=Dialogs/Standard/FormListarRG.xml><?xml version="1.0" encoding="utf-8"?>
<!DOCTYPE window  PUBLIC '-//OpenOffice.org//DTD OfficeDocument 1.0//EN'  'dialog.dtd'>
<dlg:window xmlns:dlg="http://openoffice.org/2000/dialog" xmlns:script="http://openoffice.org/2000/script" dlg:style-id="3" dlg:id="FormListarRG" dlg:left="65" dlg:top="7" dlg:width="219" dlg:height="57" dlg:closeable="true" dlg:moveable="true" dlg:title="Próximos usuários">
  <dlg:styles>
    <dlg:style dlg:style-id="0" dlg:background-color="0xb3b3b3"/>
    <dlg:style dlg:style-id="1" dlg:background-color="0xe6e6e6" dlg:font-height="10" dlg:font-weight="150"/>
    <dlg:style dlg:style-id="2" dlg:font-height="9"/>
    <dlg:style dlg:style-id="3" dlg:background-color="0xe6e6e6"/>
  </dlg:styles>
  <dlg:bulletinboard>
    <dlg:button dlg:style-id="0" dlg:id="BtnFechar" dlg:tab-index="2" dlg:left="160" dlg:top="1" dlg:width="56" dlg:height="12" dlg:tabstop="false" dlg:value="~Fechar!!!" dlg:button-type="ok"/>
    <dlg:text dlg:style-id="1" dlg:id="LabelNome" dlg:tab-index="3" dlg:left="2" dlg:top="15" dlg:width="66" dlg:height="12" dlg:value="Nome" dlg:tabstop="false"/>
    <dlg:text dlg:style-id="1" dlg:id="LabelRG" dlg:tab-index="4" dlg:left="155" dlg:top="15" dlg:width="61" dlg:height="12" dlg:value="RG" dlg:tabstop="false"/>
    <dlg:combobox dlg:style-id="2" dlg:id="ComboBoxRG" dlg:tab-index="1" dlg:left="156" dlg:top="27" dlg:width="60" dlg:height="26"/>
    <dlg:combobox dlg:style-id="2" dlg:id="ComboBoxNome" dlg:tab-index="0" dlg:left="2" dlg:top="27" dlg:width="147" dlg:height="26"/>
  </dlg:bulletinboard>
</dlg:window>
</file>

<file path=Dialogs/Standard/FormMostrarNome.xml><?xml version="1.0" encoding="utf-8"?>
<!DOCTYPE window  PUBLIC '-//OpenOffice.org//DTD OfficeDocument 1.0//EN'  'dialog.dtd'>
<dlg:window xmlns:dlg="http://openoffice.org/2000/dialog" xmlns:script="http://openoffice.org/2000/script" dlg:style-id="5" dlg:id="FormMostrarNome" dlg:left="87" dlg:top="14" dlg:width="211" dlg:height="215" dlg:closeable="true" dlg:moveable="true" dlg:title="Usuário a liberar">
  <dlg:styles>
    <dlg:style dlg:style-id="0" dlg:font-height="9" dlg:font-weight="150"/>
    <dlg:style dlg:style-id="1" dlg:background-color="0xe6e6e6" dlg:text-color="0x80" dlg:font-height="10" dlg:font-weight="150"/>
    <dlg:style dlg:style-id="2" dlg:background-color="0xcccccc" dlg:font-height="11" dlg:font-weight="150"/>
    <dlg:style dlg:style-id="3" dlg:background-color="0xcccccc"/>
    <dlg:style dlg:style-id="4" dlg:background-color="0xe6e6e6" dlg:text-color="0x0" dlg:font-height="8" dlg:font-weight="100"/>
    <dlg:style dlg:style-id="5" dlg:background-color="0xe6e6e6" dlg:font-height="10" dlg:font-weight="150"/>
  </dlg:styles>
  <dlg:bulletinboard>
    <dlg:textfield dlg:style-id="0" dlg:id="TextNome" dlg:tab-index="0" dlg:left="2" dlg:top="14" dlg:width="204" dlg:height="15" dlg:tabstop="true" dlg:readonly="true"/>
    <dlg:textfield dlg:style-id="0" dlg:id="TextRG" dlg:tab-index="1" dlg:left="1" dlg:top="49" dlg:width="107" dlg:height="15" dlg:tabstop="true" dlg:readonly="true"/>
    <dlg:text dlg:style-id="1" dlg:id="LabelNome" dlg:tab-index="2" dlg:left="3" dlg:top="3" dlg:width="54" dlg:height="9" dlg:value="Nome:" dlg:tabstop="false"/>
    <dlg:text dlg:style-id="1" dlg:id="LabelRG" dlg:tab-index="3" dlg:left="2" dlg:top="38" dlg:width="53" dlg:height="11" dlg:value="RG:" dlg:tabstop="false"/>
    <dlg:button dlg:style-id="2" dlg:id="BtnOK" dlg:tab-index="4" dlg:left="119" dlg:top="35" dlg:width="40" dlg:height="31" dlg:value="OK" dlg:button-type="ok"/>
    <dlg:button dlg:style-id="2" dlg:id="BtnCancelar" dlg:tab-index="5" dlg:left="166" dlg:top="35" dlg:width="39" dlg:height="31" dlg:value="Cancelar" dlg:button-type="cancel"/>
    <dlg:button dlg:style-id="3" dlg:id="BtnAjuda" dlg:tab-index="8" dlg:left="119" dlg:top="70" dlg:width="85" dlg:height="14" dlg:tabstop="false" dlg:value="Como se usa isso?? Me Ajuda!!">
      <script:event script:event-name="on-mousedown" script:location="document" script:macro-name="Standard.AcessaSp.FormMostrarNome_BtnAjuda_click" script:language="StarBasic"/>
    </dlg:button>
    <dlg:button dlg:style-id="3" dlg:id="BtnFecharAjuda" dlg:tab-index="7" dlg:left="143" dlg:top="190" dlg:width="60" dlg:height="16" dlg:tabstop="false" dlg:value="Fechar a Ajuda">
      <script:event script:event-name="on-mousedown" script:location="document" script:macro-name="Standard.AcessaSp.FormMostrarNome_BtnFecharAjuda_click" script:language="StarBasic"/>
    </dlg:button>
    <dlg:text dlg:style-id="4" dlg:id="LabeInfo1" dlg:tab-index="6" dlg:left="5" dlg:top="102" dlg:width="200" dlg:height="21" dlg:value="Essa janela aparece para que você possa copiar o nome e o RG do usuário escolhido mais facilmente e sem &quot;tocar&quot; diretamente na planilha." dlg:multiline="true" dlg:tabstop="false"/>
    <dlg:text dlg:style-id="4" dlg:id="LabelInfo4" dlg:tab-index="10" dlg:left="4" dlg:top="170" dlg:width="200" dlg:height="17" dlg:value="O botão CANCELAR fecha esta janela e permanece na planilha de CADASTROS para que você possa utilizá-la de alguma forma." dlg:multiline="true" dlg:tabstop="false"/>
    <dlg:text dlg:style-id="4" dlg:id="Labelinfo3" dlg:tab-index="9" dlg:left="4" dlg:top="151" dlg:width="200" dlg:height="17" dlg:value="O botão OK fecha esta janela e retorna para a planilha de ACESSOS direto no nome que estava selecionado." dlg:multiline="true" dlg:tabstop="false"/>
    <dlg:text dlg:style-id="4" dlg:id="LabelInfo2" dlg:tab-index="11" dlg:left="4" dlg:top="123" dlg:width="200" dlg:height="26" dlg:value="Uma dica para selecionar o texto é usar a tecla TAB (ela fica em cima da CAPS LOCK), pulando de um campo para outro e selecionando o conteúdo automaticamente para ser copiado. " dlg:multiline="true" dlg:tabstop="false"/>
    <dlg:titledbox dlg:id="FrameAjuda" dlg:tab-index="12" dlg:left="1" dlg:top="92" dlg:width="206" dlg:height="119">
      <dlg:title dlg:value="Ajuda"/>
    </dlg:titledbox>
  </dlg:bulletinboard>
</dlg:window>
</file>

<file path=Dialogs/Standard/FormSobre.xml><?xml version="1.0" encoding="utf-8"?>
<!DOCTYPE window  PUBLIC '-//OpenOffice.org//DTD OfficeDocument 1.0//EN'  'dialog.dtd'>
<dlg:window xmlns:dlg="http://openoffice.org/2000/dialog" xmlns:script="http://openoffice.org/2000/script" dlg:style-id="4" dlg:id="FormSobre" dlg:left="148" dlg:top="44" dlg:width="148" dlg:height="127" dlg:closeable="true" dlg:moveable="true" dlg:title="Sobre...">
  <dlg:styles>
    <dlg:style dlg:style-id="0" dlg:background-color="0xe6e6e6" dlg:text-color="0x0" dlg:font-height="11" dlg:font-weight="150" dlg:font-slant="italic"/>
    <dlg:style dlg:style-id="1" dlg:background-color="0xe6e6e6" dlg:text-color="0x0" dlg:font-height="10" dlg:font-weight="100"/>
    <dlg:style dlg:style-id="2" dlg:background-color="0xcccccc" dlg:text-color="0x0" dlg:font-height="11" dlg:font-weight="150"/>
    <dlg:style dlg:style-id="3" dlg:background-color="0x8cc9ff" dlg:font-height="10" dlg:font-weight="150"/>
    <dlg:style dlg:style-id="4" dlg:background-color="0xe6e6e6" dlg:text-color="0x0"/>
  </dlg:styles>
  <dlg:bulletinboard>
    <dlg:text dlg:style-id="0" dlg:id="LabelTitulo" dlg:tab-index="1" dlg:left="4" dlg:top="6" dlg:width="142" dlg:height="17" dlg:value="Planilha do Monitor" dlg:align="center" dlg:multiline="true" dlg:tabstop="false"/>
    <dlg:text dlg:style-id="1" dlg:id="LblInfocentro" dlg:tab-index="4" dlg:left="11" dlg:top="59" dlg:width="94" dlg:height="12" dlg:value="Infocentro de Ribeirão Grande" dlg:multiline="true" dlg:tabstop="false"/>
    <dlg:text dlg:style-id="1" dlg:id="LblAutor" dlg:tab-index="2" dlg:left="12" dlg:top="32" dlg:width="94" dlg:height="12" dlg:value="Autor: Edil Queiroz de Araujo" dlg:multiline="true" dlg:tabstop="false"/>
    <dlg:text dlg:style-id="1" dlg:id="LblEmail" dlg:tab-index="5" dlg:left="11" dlg:top="45" dlg:width="92" dlg:height="12" dlg:value="edileqa [at]  gmail.com" dlg:multiline="true" dlg:tabstop="false"/>
    <dlg:button dlg:style-id="2" dlg:id="BtnFechar" dlg:tab-index="0" dlg:left="56" dlg:top="97" dlg:width="37" dlg:height="23" dlg:default="true" dlg:value="~Fechar" dlg:button-type="ok"/>
    <dlg:titledbox dlg:id="Frame01" dlg:tab-index="6" dlg:left="2" dlg:top="4" dlg:width="144" dlg:height="119"/>
    <dlg:text dlg:style-id="1" dlg:id="lblVersao" dlg:tab-index="3" dlg:left="11" dlg:top="72" dlg:width="94" dlg:height="12" dlg:value="Versão: " dlg:multiline="true" dlg:tabstop="false"/>
    <dlg:text dlg:style-id="1" dlg:id="lblDataVersao" dlg:tab-index="7" dlg:left="12" dlg:top="84" dlg:width="94" dlg:height="12" dlg:value="Data: " dlg:multiline="true" dlg:tabstop="false"/>
    <dlg:button dlg:style-id="3" dlg:id="btnAutor" dlg:tab-index="8" dlg:left="111" dlg:top="33" dlg:width="30" dlg:height="35" dlg:value="Sobre mim..." dlg:multiline="true">
      <script:event script:event-name="on-performaction" script:macro-name="vnd.sun.star.script:Standard.Interface.AbrirPerfilAutor?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FormMostrarNome"/>
  <library:element library:name="FormSobre"/>
  <library:element library:name="FormListarRG"/>
  <library:element library:name="FormExibirPesquisa"/>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